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8.548cm"/>
    </style:style>
    <style:style style:name="co12" style:family="table-column">
      <style:table-column-properties fo:break-before="auto" style:column-width="3.323cm"/>
    </style:style>
    <style:style style:name="co13" style:family="table-column">
      <style:table-column-properties fo:break-before="auto" style:column-width="5.119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5374589">
            <text:p>5374589</text:p>
          </table:table-cell>
          <table:table-cell office:value-type="float" office:value="129381024">
            <text:p>129381024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10883129215">
            <text:p>108831292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Röntgenogrammidel P1 m</text:p>
          </table:table-cell>
          <table:table-cell office:value-type="string">
            <text:p><text:s/>P1 m</text:p>
          </table:table-cell>
          <table:table-cell office:value-type="string">
            <text:p>urd</text:p>
          </table:table-cell>
          <table:table-cell office:value-type="string">
            <text:p><text:s/>P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201902">
            <text:p>14201902</text:p>
          </table:table-cell>
          <table:table-cell office:value-type="float" office:value="215448025">
            <text:p>215448025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12833920595">
            <text:p>128339205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24.10.2013 - Marevan 6 p - 3m</text:p>
          </table:table-cell>
          <table:table-cell office:value-type="string">
            <text:p><text:s/>p - 3m</text:p>
          </table:table-cell>
          <table:table-cell office:value-type="string">
            <text:p>g ja 1p</text:p>
          </table:table-cell>
          <table:table-cell office:value-type="string">
            <text:p><text:s/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775692">
            <text:p>9775692</text:p>
          </table:table-cell>
          <table:table-cell office:value-type="float" office:value="201441691">
            <text:p>201441691</text:p>
          </table:table-cell>
          <table:table-cell office:value-type="string">
            <text:p>2013-10-04</text:p>
          </table:table-cell>
          <table:table-cell office:value-type="string">
            <text:p>S</text:p>
          </table:table-cell>
          <table:table-cell office:value-type="string">
            <text:p>2013-09-30</text:p>
          </table:table-cell>
          <table:table-cell office:value-type="float" office:value="673032073235">
            <text:p>6730320732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Felodipin , Marevan ( viimased 2 p -4.5m</text:p>
          </table:table-cell>
          <table:table-cell office:value-type="string">
            <text:p><text:s/>p -4.5m</text:p>
          </table:table-cell>
          <table:table-cell office:value-type="string">
            <text:p>gx1 . )</text:p>
          </table:table-cell>
          <table:table-cell office:value-type="string">
            <text:p><text:s/>p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280282">
            <text:p>12280282</text:p>
          </table:table-cell>
          <table:table-cell office:value-type="float" office:value="184957137">
            <text:p>18495713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894975785">
            <text:p>198949757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table:number-columns-repeated="2" office:value-type="string">
            <text:p>3p6m</text:p>
          </table:table-cell>
          <table:table-cell office:value-type="string">
            <text:p>g ja 4p 4,5mg</text:p>
          </table:table-cell>
          <table:table-cell office:value-type="string">
            <text:p>3p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608161">
            <text:p>21608161</text:p>
          </table:table-cell>
          <table:table-cell office:value-type="float" office:value="161319688">
            <text:p>161319688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702092140">
            <text:p>467020921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16p11.2 m</text:p>
          </table:table-cell>
          <table:table-cell office:value-type="string">
            <text:p>6p11.2 m</text:p>
          </table:table-cell>
          <table:table-cell office:value-type="string">
            <text:p>ikrodeletsiooni sündroomi korral</text:p>
          </table:table-cell>
          <table:table-cell office:value-type="string">
            <text:p>6p</text:p>
          </table:table-cell>
          <table:table-cell table:style-name="ce1" office:value-type="float" office:value="11.2">
            <text:p>11,2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2179">
            <text:p>82179</text:p>
          </table:table-cell>
          <table:table-cell office:value-type="float" office:value="125037422">
            <text:p>125037422</text:p>
          </table:table-cell>
          <table:table-cell office:value-type="string">
            <text:p>2012-06-08</text:p>
          </table:table-cell>
          <table:table-cell office:value-type="string">
            <text:p>S</text:p>
          </table:table-cell>
          <table:table-cell office:value-type="string">
            <text:p>2012-05-29</text:p>
          </table:table-cell>
          <table:table-cell office:value-type="float" office:value="68394418478">
            <text:p>6839441847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Dreenist ö/p 30m</text:p>
          </table:table-cell>
          <table:table-cell office:value-type="string">
            <text:p>/p 30m</text:p>
          </table:table-cell>
          <table:table-cell office:value-type="string">
            <text:p>l , ex !</text:p>
          </table:table-cell>
          <table:table-cell office:value-type="string">
            <text:p>/p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538824">
            <text:p>10538824</text:p>
          </table:table-cell>
          <table:table-cell office:value-type="float" office:value="200640386">
            <text:p>200640386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4</text:p>
          </table:table-cell>
          <table:table-cell office:value-type="float" office:value="34456167035">
            <text:p>344561670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latsenta küljes on nabaväät pikkusega 34 cm</text:p>
          </table:table-cell>
          <table:table-cell office:value-type="string">
            <text:p>pikkusega 34 cm</text:p>
          </table:table-cell>
          <table:table-cell office:value-type="string">
            <text:p><text:s/>ja läbimõõduga kuni 0,7 cm , ki</text:p>
          </table:table-cell>
          <table:table-cell office:value-type="string">
            <text:p>pikkusega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67535">
            <text:p>267535</text:p>
          </table:table-cell>
          <table:table-cell office:value-type="float" office:value="140832386">
            <text:p>140832386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630989035">
            <text:p>426309890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ud madala sünnikaaluga 1150 g , pikkus 35 cm</text:p>
          </table:table-cell>
          <table:table-cell office:value-type="string">
            <text:p>pikkus 35 cm</text:p>
          </table:table-cell>
          <table:table-cell office:value-type="string">
            <text:p><text:s/>, pea ümbermõõt 27 cm</text:p>
          </table:table-cell>
          <table:table-cell office:value-type="string">
            <text:p>pikkus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11961">
            <text:p>9611961</text:p>
          </table:table-cell>
          <table:table-cell office:value-type="float" office:value="181040701">
            <text:p>181040701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office:value-type="string">
            <text:p>2013-05-10</text:p>
          </table:table-cell>
          <table:table-cell office:value-type="float" office:value="673047578516">
            <text:p>6730475785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1310gr , pea 28cm , pikkus 37cm</text:p>
          </table:table-cell>
          <table:table-cell office:value-type="string">
            <text:p>pikkus 37cm</text:p>
          </table:table-cell>
          <table:table-cell/>
          <table:table-cell office:value-type="string">
            <text:p>pikkus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131">
            <text:p>158131</text:p>
          </table:table-cell>
          <table:table-cell office:value-type="float" office:value="90139326">
            <text:p>90139326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007494820">
            <text:p>650074948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1066gr , pea 28m , pikkus 37cm</text:p>
          </table:table-cell>
          <table:table-cell office:value-type="string">
            <text:p>pikkus 37cm</text:p>
          </table:table-cell>
          <table:table-cell/>
          <table:table-cell office:value-type="string">
            <text:p>pikkus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67658">
            <text:p>6367658</text:p>
          </table:table-cell>
          <table:table-cell office:value-type="float" office:value="141043067">
            <text:p>141043067</text:p>
          </table:table-cell>
          <table:table-cell office:value-type="string">
            <text:p>2012-10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446537752">
            <text:p>2744653775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1670 g ; SP 39 cm</text:p>
          </table:table-cell>
          <table:table-cell office:value-type="string">
            <text:p><text:s/>SP 39 cm</text:p>
          </table:table-cell>
          <table:table-cell office:value-type="string">
            <text:p><text:s/>; pea ü</text:p>
          </table:table-cell>
          <table:table-cell office:value-type="string">
            <text:p><text:s/>SP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11">
            <text:p>199011</text:p>
          </table:table-cell>
          <table:table-cell office:value-type="float" office:value="154140140">
            <text:p>154140140</text:p>
          </table:table-cell>
          <table:table-cell office:value-type="string">
            <text:p>2012-12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831537248">
            <text:p>618315372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1290gr , pea 26,5cm , pikkus 41cm</text:p>
          </table:table-cell>
          <table:table-cell office:value-type="string">
            <text:p>pikkus 41cm</text:p>
          </table:table-cell>
          <table:table-cell/>
          <table:table-cell office:value-type="string">
            <text:p>pikkus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4280">
            <text:p>5884280</text:p>
          </table:table-cell>
          <table:table-cell office:value-type="float" office:value="134807610">
            <text:p>134807610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870616002">
            <text:p>20870616002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neaegne poeglaps kaal 1996 g , pikkus 42cm</text:p>
          </table:table-cell>
          <table:table-cell office:value-type="string">
            <text:p>pikkus 42cm</text:p>
          </table:table-cell>
          <table:table-cell office:value-type="string">
            <text:p><text:s/>, AP 8-&gt; 8 palli , pH 7,37 .</text:p>
          </table:table-cell>
          <table:table-cell office:value-type="string">
            <text:p>pikkus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9858">
            <text:p>1299858</text:p>
          </table:table-cell>
          <table:table-cell office:value-type="float" office:value="86424814">
            <text:p>86424814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054772352">
            <text:p>1505477235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sakpoolne jämesool , soolelõik pikkusega 43 cm</text:p>
          </table:table-cell>
          <table:table-cell office:value-type="string">
            <text:p>pikkusega 43 cm</text:p>
          </table:table-cell>
          <table:table-cell office:value-type="string">
            <text:p><text:s/>, otsad suletud umbselt koos so</text:p>
          </table:table-cell>
          <table:table-cell office:value-type="string">
            <text:p>pikkusega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53203">
            <text:p>20853203</text:p>
          </table:table-cell>
          <table:table-cell office:value-type="float" office:value="162518723">
            <text:p>162518723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34818246244">
            <text:p>348182462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54 cm , isa 176 cm sk 2480 g ja sp 44 cm</text:p>
          </table:table-cell>
          <table:table-cell office:value-type="string">
            <text:p>sp 44 cm</text:p>
          </table:table-cell>
          <table:table-cell office:value-type="string">
            <text:p><text:s/>Kaasuvalt skolioos .</text:p>
          </table:table-cell>
          <table:table-cell office:value-type="string">
            <text:p>sp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36433">
            <text:p>3236433</text:p>
          </table:table-cell>
          <table:table-cell office:value-type="float" office:value="87718200">
            <text:p>87718200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90395735741">
            <text:p>903957357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1,7 kg , sünnipikkus 44 cm</text:p>
          </table:table-cell>
          <table:table-cell office:value-type="string">
            <text:p>sünnipikkus 44 cm</text:p>
          </table:table-cell>
          <table:table-cell office:value-type="string">
            <text:p><text:s/>, Apgar ei tea</text:p>
          </table:table-cell>
          <table:table-cell office:value-type="string">
            <text:p>sünnipikkus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79155">
            <text:p>3279155</text:p>
          </table:table-cell>
          <table:table-cell office:value-type="float" office:value="82858199">
            <text:p>82858199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65063017367">
            <text:p>650630173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ga , Apgariga 3/6 Kaal 2590 , pikkus 45</text:p>
          </table:table-cell>
          <table:table-cell office:value-type="string">
            <text:p>pikkus 45</text:p>
          </table:table-cell>
          <table:table-cell/>
          <table:table-cell office:value-type="string">
            <text:p>pikkus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78635">
            <text:p>10578635</text:p>
          </table:table-cell>
          <table:table-cell office:value-type="float" office:value="190861446">
            <text:p>190861446</text:p>
          </table:table-cell>
          <table:table-cell office:value-type="string">
            <text:p>2013-08-01</text:p>
          </table:table-cell>
          <table:table-cell office:value-type="string">
            <text:p>S</text:p>
          </table:table-cell>
          <table:table-cell office:value-type="string">
            <text:p>2013-07-26</text:p>
          </table:table-cell>
          <table:table-cell office:value-type="float" office:value="673043226386">
            <text:p>6730432263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Mõõdud : kaal 2016g ; pikkus 45cm</text:p>
          </table:table-cell>
          <table:table-cell office:value-type="string">
            <text:p>pikkus 45cm</text:p>
          </table:table-cell>
          <table:table-cell office:value-type="string">
            <text:p><text:s/>; peaümbermõõt 32,5cm</text:p>
          </table:table-cell>
          <table:table-cell office:value-type="string">
            <text:p>pikkus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95904">
            <text:p>9695904</text:p>
          </table:table-cell>
          <table:table-cell office:value-type="float" office:value="214221944">
            <text:p>214221944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392564">
            <text:p>67303039256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2615 g pikkus 45 cm</text:p>
          </table:table-cell>
          <table:table-cell office:value-type="string">
            <text:p>pikkus 45 cm</text:p>
          </table:table-cell>
          <table:table-cell office:value-type="string">
            <text:p><text:s/>pea üm 35 cm rindk üm 34 cm</text:p>
          </table:table-cell>
          <table:table-cell office:value-type="string">
            <text:p>pikkus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6049">
            <text:p>15066049</text:p>
          </table:table-cell>
          <table:table-cell office:value-type="float" office:value="213931138">
            <text:p>213931138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781868">
            <text:p>673030781868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elus ajaline poeglaps 2404 g , pikkusega 46 cm</text:p>
          </table:table-cell>
          <table:table-cell office:value-type="string">
            <text:p>pikkusega 46 cm</text:p>
          </table:table-cell>
          <table:table-cell office:value-type="string">
            <text:p><text:s/>, Apgar 8/8/9 , nabaväät ii</text:p>
          </table:table-cell>
          <table:table-cell office:value-type="string">
            <text:p>pikkusega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64369">
            <text:p>5964369</text:p>
          </table:table-cell>
          <table:table-cell office:value-type="float" office:value="79408106">
            <text:p>79408106</text:p>
          </table:table-cell>
          <table:table-cell office:value-type="string">
            <text:p>2012-01-04</text:p>
          </table:table-cell>
          <table:table-cell office:value-type="string">
            <text:p>S</text:p>
          </table:table-cell>
          <table:table-cell office:value-type="string">
            <text:p>2011-12-30</text:p>
          </table:table-cell>
          <table:table-cell office:value-type="float" office:value="78444012975">
            <text:p>784440129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line poeglaps kaaluga 3560 g , pikkus 47 cm</text:p>
          </table:table-cell>
          <table:table-cell office:value-type="string">
            <text:p>pikkus 47 cm</text:p>
          </table:table-cell>
          <table:table-cell office:value-type="string">
            <text:p><text:s/>, Ap 9-9 .</text:p>
          </table:table-cell>
          <table:table-cell office:value-type="string">
            <text:p>pikkus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40498">
            <text:p>10040498</text:p>
          </table:table-cell>
          <table:table-cell office:value-type="float" office:value="197266107">
            <text:p>197266107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office:value-type="string">
            <text:p>2013-09-04</text:p>
          </table:table-cell>
          <table:table-cell office:value-type="float" office:value="673046058164">
            <text:p>67304605816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37 rn-st apgar 9/9 , sk 2508g , sp 47cm</text:p>
          </table:table-cell>
          <table:table-cell office:value-type="string">
            <text:p>sp 47cm</text:p>
          </table:table-cell>
          <table:table-cell office:value-type="string">
            <text:p><text:s/>, PÜ 32 cm</text:p>
          </table:table-cell>
          <table:table-cell office:value-type="string">
            <text:p>sp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67174">
            <text:p>3367174</text:p>
          </table:table-cell>
          <table:table-cell office:value-type="float" office:value="153670376">
            <text:p>153670376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66608592291">
            <text:p>666085922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47cm</text:p>
          </table:table-cell>
          <table:table-cell/>
          <table:table-cell office:value-type="string">
            <text:p>Pikkus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25734">
            <text:p>11725734</text:p>
          </table:table-cell>
          <table:table-cell office:value-type="float" office:value="191759033">
            <text:p>191759033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141745505">
            <text:p>331417455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36 . rn sündinud , sk 2550g , pikkus 47 cm</text:p>
          </table:table-cell>
          <table:table-cell office:value-type="string">
            <text:p>pikkus 47 cm</text:p>
          </table:table-cell>
          <table:table-cell office:value-type="string">
            <text:p><text:s/>, vt kaalu-kasvu graafik ema is</text:p>
          </table:table-cell>
          <table:table-cell office:value-type="string">
            <text:p>pikkus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2810">
            <text:p>18792810</text:p>
          </table:table-cell>
          <table:table-cell office:value-type="float" office:value="196162737">
            <text:p>196162737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142751699">
            <text:p>541427516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s ( 40,3RN ) , sünnikaal 2650g/pikkus 47cm</text:p>
          </table:table-cell>
          <table:table-cell office:value-type="string">
            <text:p>pikkus 47cm</text:p>
          </table:table-cell>
          <table:table-cell/>
          <table:table-cell office:value-type="string">
            <text:p>pikkus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04755">
            <text:p>6304755</text:p>
          </table:table-cell>
          <table:table-cell office:value-type="float" office:value="83541977">
            <text:p>83541977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2687442087">
            <text:p>9268744208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020 g ; pikkus 48 cm</text:p>
          </table:table-cell>
          <table:table-cell office:value-type="string">
            <text:p>pikkus 48 cm</text:p>
          </table:table-cell>
          <table:table-cell office:value-type="string">
            <text:p><text:s/>; pü 30 cm ; rü 32 cm</text:p>
          </table:table-cell>
          <table:table-cell office:value-type="string">
            <text:p>pikkus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81691">
            <text:p>13281691</text:p>
          </table:table-cell>
          <table:table-cell office:value-type="float" office:value="186283444">
            <text:p>186283444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810785006">
            <text:p>298107850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kis kaaluerinevus ) SK 2190g , pikkus 48cm</text:p>
          </table:table-cell>
          <table:table-cell office:value-type="string">
            <text:p>pikkus 48cm</text:p>
          </table:table-cell>
          <table:table-cell/>
          <table:table-cell office:value-type="string">
            <text:p>pikkus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12929">
            <text:p>15712929</text:p>
          </table:table-cell>
          <table:table-cell office:value-type="float" office:value="168421471">
            <text:p>168421471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office:value-type="string">
            <text:p>2013-03-21</text:p>
          </table:table-cell>
          <table:table-cell office:value-type="float" office:value="74550878044">
            <text:p>745508780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sünnib tütar kaaluga : 2714g , pikkusega 48cm</text:p>
          </table:table-cell>
          <table:table-cell office:value-type="string">
            <text:p>pikkusega 48cm</text:p>
          </table:table-cell>
          <table:table-cell office:value-type="string">
            <text:p><text:s/>apgariga : 1min-8palli , 5min-9</text:p>
          </table:table-cell>
          <table:table-cell office:value-type="string">
            <text:p>pikkusega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8600">
            <text:p>6728600</text:p>
          </table:table-cell>
          <table:table-cell office:value-type="float" office:value="120818611">
            <text:p>120818611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30</text:p>
          </table:table-cell>
          <table:table-cell office:value-type="float" office:value="98283738478">
            <text:p>982837384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Mõõdud : kaal 2248g , pikkus 48cm</text:p>
          </table:table-cell>
          <table:table-cell office:value-type="string">
            <text:p>pikkus 48cm</text:p>
          </table:table-cell>
          <table:table-cell office:value-type="string">
            <text:p><text:s/>, peaümbermõõt 32cm</text:p>
          </table:table-cell>
          <table:table-cell office:value-type="string">
            <text:p>pikkus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27904">
            <text:p>10227904</text:p>
          </table:table-cell>
          <table:table-cell office:value-type="float" office:value="155720585">
            <text:p>155720585</text:p>
          </table:table-cell>
          <table:table-cell office:value-type="string">
            <text:p>2013-01-08</text:p>
          </table:table-cell>
          <table:table-cell office:value-type="string">
            <text:p>S</text:p>
          </table:table-cell>
          <table:table-cell office:value-type="string">
            <text:p>2013-01-03</text:p>
          </table:table-cell>
          <table:table-cell office:value-type="float" office:value="30795470472">
            <text:p>3079547047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line tütarlaps kaaluga 3742g , pikkusega 49cm</text:p>
          </table:table-cell>
          <table:table-cell office:value-type="string">
            <text:p>pikkusega 49cm</text:p>
          </table:table-cell>
          <table:table-cell office:value-type="string">
            <text:p><text:s/>, Apgar 8/9/9 ph 7,32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62570">
            <text:p>10462570</text:p>
          </table:table-cell>
          <table:table-cell office:value-type="float" office:value="189901363">
            <text:p>189901363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office:value-type="string">
            <text:p>2013-07-12</text:p>
          </table:table-cell>
          <table:table-cell office:value-type="float" office:value="673045942514">
            <text:p>6730459425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2302g , pikkus 49cm</text:p>
          </table:table-cell>
          <table:table-cell office:value-type="string">
            <text:p>pikkus 49cm</text:p>
          </table:table-cell>
          <table:table-cell office:value-type="string">
            <text:p><text:s/>, pea 33cm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6975">
            <text:p>6586975</text:p>
          </table:table-cell>
          <table:table-cell office:value-type="float" office:value="140677987">
            <text:p>140677987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2-09-27</text:p>
          </table:table-cell>
          <table:table-cell office:value-type="float" office:value="61127686463">
            <text:p>6112768646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dis tütar , kaaluga 3432 g , pikkusega 49 cm</text:p>
          </table:table-cell>
          <table:table-cell office:value-type="string">
            <text:p>pikkusega 49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9569">
            <text:p>6629569</text:p>
          </table:table-cell>
          <table:table-cell office:value-type="float" office:value="147519852">
            <text:p>147519852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office:value-type="string">
            <text:p>2012-04-18</text:p>
          </table:table-cell>
          <table:table-cell office:value-type="float" office:value="24922736501">
            <text:p>2492273650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. sünnib poeg kaaluga : 3078g , pikkusega 49cm</text:p>
          </table:table-cell>
          <table:table-cell office:value-type="string">
            <text:p>pikkusega 49cm</text:p>
          </table:table-cell>
          <table:table-cell office:value-type="string">
            <text:p><text:s/>apgariga : 9-&gt; 10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19868">
            <text:p>6419868</text:p>
          </table:table-cell>
          <table:table-cell office:value-type="float" office:value="83183099">
            <text:p>83183099</text:p>
          </table:table-cell>
          <table:table-cell office:value-type="string">
            <text:p>2012-02-12</text:p>
          </table:table-cell>
          <table:table-cell office:value-type="string">
            <text:p>S</text:p>
          </table:table-cell>
          <table:table-cell office:value-type="string">
            <text:p>2012-02-12</text:p>
          </table:table-cell>
          <table:table-cell office:value-type="float" office:value="88239333661">
            <text:p>882393336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l lapse kaal 2654 g , pikkus 49 cm</text:p>
          </table:table-cell>
          <table:table-cell office:value-type="string">
            <text:p>pikkus 49 cm</text:p>
          </table:table-cell>
          <table:table-cell office:value-type="string">
            <text:p><text:s/>, pea ü 34 cm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11605">
            <text:p>6411605</text:p>
          </table:table-cell>
          <table:table-cell office:value-type="float" office:value="153845646">
            <text:p>153845646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701293820">
            <text:p>6370129382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a sündinud laps , sk 3510 gr , pikkus 49 cm</text:p>
          </table:table-cell>
          <table:table-cell office:value-type="string">
            <text:p>pikkus 49 cm</text:p>
          </table:table-cell>
          <table:table-cell office:value-type="string">
            <text:p><text:s/>, psühhomotoorne areng olnud ea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138">
            <text:p>239138</text:p>
          </table:table-cell>
          <table:table-cell office:value-type="float" office:value="128462525">
            <text:p>128462525</text:p>
          </table:table-cell>
          <table:table-cell office:value-type="string">
            <text:p>2012-07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3213947434">
            <text:p>232139474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elus ajalise poeglapse 3120 g , pikkus 49 cm</text:p>
          </table:table-cell>
          <table:table-cell office:value-type="string">
            <text:p>pikkus 49 cm</text:p>
          </table:table-cell>
          <table:table-cell office:value-type="string">
            <text:p><text:s/>, apgarid 10-10 . sünnituse kes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2034">
            <text:p>6162034</text:p>
          </table:table-cell>
          <table:table-cell office:value-type="float" office:value="127520132">
            <text:p>127520132</text:p>
          </table:table-cell>
          <table:table-cell office:value-type="string">
            <text:p>2012-07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930565292">
            <text:p>1593056529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140 g ; pikkus 49 cm</text:p>
          </table:table-cell>
          <table:table-cell office:value-type="string">
            <text:p>pikkus 49 cm</text:p>
          </table:table-cell>
          <table:table-cell office:value-type="string">
            <text:p><text:s/>; pü 35 cm ; rü 33 cm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0312">
            <text:p>19970312</text:p>
          </table:table-cell>
          <table:table-cell office:value-type="float" office:value="188345662">
            <text:p>188345662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673035795447">
            <text:p>673035795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serlõikel 39 GN-l , sk 3138g , sp 49cm</text:p>
          </table:table-cell>
          <table:table-cell office:value-type="string">
            <text:p>sp 49cm</text:p>
          </table:table-cell>
          <table:table-cell/>
          <table:table-cell office:value-type="string">
            <text:p>sp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27463">
            <text:p>15927463</text:p>
          </table:table-cell>
          <table:table-cell office:value-type="float" office:value="207601126">
            <text:p>207601126</text:p>
          </table:table-cell>
          <table:table-cell office:value-type="string">
            <text:p>2013-11-07</text:p>
          </table:table-cell>
          <table:table-cell office:value-type="string">
            <text:p>S</text:p>
          </table:table-cell>
          <table:table-cell office:value-type="string">
            <text:p>2013-11-03</text:p>
          </table:table-cell>
          <table:table-cell office:value-type="float" office:value="12505964271">
            <text:p>125059642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ajaline TÜTARLAPS kaaluga 3400 pikkusega 49 </text:p>
          </table:table-cell>
          <table:table-cell office:value-type="string">
            <text:p>pikkusega 49 </text:p>
          </table:table-cell>
          <table:table-cell office:value-type="string">
            <text:p>Apgar 9/9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20044">
            <text:p>6020044</text:p>
          </table:table-cell>
          <table:table-cell office:value-type="float" office:value="82116054">
            <text:p>82116054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2011-07-07</text:p>
          </table:table-cell>
          <table:table-cell office:value-type="float" office:value="64584260842">
            <text:p>6458426084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49cm</text:p>
          </table:table-cell>
          <table:table-cell/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11148">
            <text:p>10011148</text:p>
          </table:table-cell>
          <table:table-cell office:value-type="float" office:value="171756795">
            <text:p>171756795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155033">
            <text:p>6730441550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090 g , pikkus 49 cm</text:p>
          </table:table-cell>
          <table:table-cell office:value-type="string">
            <text:p>pikkus 49 cm</text:p>
          </table:table-cell>
          <table:table-cell office:value-type="string">
            <text:p><text:s/>; pü 35 cm ; rü 35 cm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5587">
            <text:p>6815587</text:p>
          </table:table-cell>
          <table:table-cell office:value-type="float" office:value="154295475">
            <text:p>154295475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2012-12-20</text:p>
          </table:table-cell>
          <table:table-cell office:value-type="float" office:value="39970340154">
            <text:p>399703401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jaline poeglaps kaaluga 3346g , pikkusega 50cm</text:p>
          </table:table-cell>
          <table:table-cell office:value-type="string">
            <text:p>pikkusega 50cm</text:p>
          </table:table-cell>
          <table:table-cell/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91628">
            <text:p>6391628</text:p>
          </table:table-cell>
          <table:table-cell office:value-type="float" office:value="85149672">
            <text:p>85149672</text:p>
          </table:table-cell>
          <table:table-cell office:value-type="string">
            <text:p>2012-03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542974074">
            <text:p>2054297407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570 g ; pikkus 50 cm</text:p>
          </table:table-cell>
          <table:table-cell office:value-type="string">
            <text:p>pikkus 50 cm</text:p>
          </table:table-cell>
          <table:table-cell office:value-type="string">
            <text:p><text:s/>; pü 36 cm ; rü 35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24162">
            <text:p>10224162</text:p>
          </table:table-cell>
          <table:table-cell office:value-type="float" office:value="169478786">
            <text:p>169478786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2013-03-22</text:p>
          </table:table-cell>
          <table:table-cell office:value-type="float" office:value="14141730589">
            <text:p>1414173058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line tütarlaps kaaluga 3040 g , pikkusega 50 cm</text:p>
          </table:table-cell>
          <table:table-cell office:value-type="string">
            <text:p>pikkusega 50 cm</text:p>
          </table:table-cell>
          <table:table-cell office:value-type="string">
            <text:p><text:s/>, Apgar 9/9 , pH 7,28 .</text:p>
          </table:table-cell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736">
            <text:p>176736</text:p>
          </table:table-cell>
          <table:table-cell office:value-type="float" office:value="140843202">
            <text:p>140843202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5874671188">
            <text:p>558746711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112 g ( + 32 g sünnikaalule ) , pikkus 50 cm</text:p>
          </table:table-cell>
          <table:table-cell office:value-type="string">
            <text:p>pikkus 50 cm</text:p>
          </table:table-cell>
          <table:table-cell office:value-type="string">
            <text:p><text:s/>, PÜ 34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4252">
            <text:p>2214252</text:p>
          </table:table-cell>
          <table:table-cell office:value-type="float" office:value="80605206">
            <text:p>80605206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1-12-13</text:p>
          </table:table-cell>
          <table:table-cell office:value-type="float" office:value="95117928143">
            <text:p>951179281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/k 30324 gr pikkus 50 sm</text:p>
          </table:table-cell>
          <table:table-cell office:value-type="string">
            <text:p>pikkus 50 sm</text:p>
          </table:table-cell>
          <table:table-cell/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7372">
            <text:p>9757372</text:p>
          </table:table-cell>
          <table:table-cell office:value-type="float" office:value="171474714">
            <text:p>171474714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710282">
            <text:p>6730387102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 9/9 palli , sünnikaal 3154g , pikkus 50cm</text:p>
          </table:table-cell>
          <table:table-cell office:value-type="string">
            <text:p>pikkus 50cm</text:p>
          </table:table-cell>
          <table:table-cell/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9869">
            <text:p>15069869</text:p>
          </table:table-cell>
          <table:table-cell office:value-type="float" office:value="193371578">
            <text:p>193371578</text:p>
          </table:table-cell>
          <table:table-cell office:value-type="string">
            <text:p>2013-08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8332940486">
            <text:p>48332940486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baväät kinnitub tsentraalsele , pikkus 50 cm</text:p>
          </table:table-cell>
          <table:table-cell office:value-type="string">
            <text:p>pikkus 50 cm</text:p>
          </table:table-cell>
          <table:table-cell/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9867">
            <text:p>6689867</text:p>
          </table:table-cell>
          <table:table-cell office:value-type="float" office:value="139655888">
            <text:p>139655888</text:p>
          </table:table-cell>
          <table:table-cell office:value-type="string">
            <text:p>2012-10-01</text:p>
          </table:table-cell>
          <table:table-cell office:value-type="string">
            <text:p>S</text:p>
          </table:table-cell>
          <table:table-cell office:value-type="string">
            <text:p>2012-09-15</text:p>
          </table:table-cell>
          <table:table-cell office:value-type="float" office:value="53262845987">
            <text:p>5326284598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line tütarlaps kaaluga 3310g , pikkusega 50 cm</text:p>
          </table:table-cell>
          <table:table-cell office:value-type="string">
            <text:p>pikkusega 50 cm</text:p>
          </table:table-cell>
          <table:table-cell office:value-type="string">
            <text:p><text:s/>, A : 9-10 , ph : 7,29 .</text:p>
          </table:table-cell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83065">
            <text:p>6083065</text:p>
          </table:table-cell>
          <table:table-cell office:value-type="float" office:value="86869530">
            <text:p>86869530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242724744">
            <text:p>8724272474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610 g ; pikkus 50 cm</text:p>
          </table:table-cell>
          <table:table-cell office:value-type="string">
            <text:p>pikkus 50 cm</text:p>
          </table:table-cell>
          <table:table-cell office:value-type="string">
            <text:p><text:s/>; pü 35 cm ; rü 35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5717">
            <text:p>6675717</text:p>
          </table:table-cell>
          <table:table-cell office:value-type="float" office:value="85221256">
            <text:p>85221256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office:value-type="string">
            <text:p>2012-02-13</text:p>
          </table:table-cell>
          <table:table-cell office:value-type="float" office:value="34992927347">
            <text:p>349929273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laps A5-4-6 pH 7,11 kaal 3820g -pikkus 50cm</text:p>
          </table:table-cell>
          <table:table-cell office:value-type="string">
            <text:p>pikkus 50cm</text:p>
          </table:table-cell>
          <table:table-cell/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6201">
            <text:p>6326201</text:p>
          </table:table-cell>
          <table:table-cell office:value-type="float" office:value="132908383">
            <text:p>132908383</text:p>
          </table:table-cell>
          <table:table-cell office:value-type="string">
            <text:p>2012-08-15</text:p>
          </table:table-cell>
          <table:table-cell office:value-type="string">
            <text:p>S</text:p>
          </table:table-cell>
          <table:table-cell office:value-type="string">
            <text:p>2012-08-13</text:p>
          </table:table-cell>
          <table:table-cell office:value-type="float" office:value="86890690925">
            <text:p>868906909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3450g ; SP 50cm</text:p>
          </table:table-cell>
          <table:table-cell office:value-type="string">
            <text:p><text:s/>SP 50cm</text:p>
          </table:table-cell>
          <table:table-cell office:value-type="string">
            <text:p><text:s/>; PÜ 35cm ; RÜ 34cm</text:p>
          </table:table-cell>
          <table:table-cell office:value-type="string">
            <text:p><text:s/>SP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26994">
            <text:p>20026994</text:p>
          </table:table-cell>
          <table:table-cell office:value-type="float" office:value="186368458">
            <text:p>186368458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36720962040">
            <text:p>367209620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8/9 palli ; Sünnikaal 3340 g ; pikkus 50 cm</text:p>
          </table:table-cell>
          <table:table-cell office:value-type="string">
            <text:p>pikkus 50 cm</text:p>
          </table:table-cell>
          <table:table-cell office:value-type="string">
            <text:p><text:s/>; pü 35 cm ; rü 34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27226">
            <text:p>21227226</text:p>
          </table:table-cell>
          <table:table-cell office:value-type="float" office:value="174280118">
            <text:p>174280118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459389122">
            <text:p>474593891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3900 g , SP 51 cm</text:p>
          </table:table-cell>
          <table:table-cell office:value-type="string">
            <text:p><text:s/>SP 51 cm</text:p>
          </table:table-cell>
          <table:table-cell/>
          <table:table-cell office:value-type="string">
            <text:p><text:s/>SP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48576">
            <text:p>13948576</text:p>
          </table:table-cell>
          <table:table-cell office:value-type="float" office:value="178646586">
            <text:p>17864658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0-07-22</text:p>
          </table:table-cell>
          <table:table-cell office:value-type="float" office:value="673032678121">
            <text:p>6730326781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. sündis poeg kaaluga : 4520g , pikkus 51cm</text:p>
          </table:table-cell>
          <table:table-cell office:value-type="string">
            <text:p>pikkus 51cm</text:p>
          </table:table-cell>
          <table:table-cell office:value-type="string">
            <text:p><text:s/>apgari hinded 8/8 .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57218">
            <text:p>6657218</text:p>
          </table:table-cell>
          <table:table-cell office:value-type="float" office:value="151903531">
            <text:p>151903531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office:value-type="string">
            <text:p>2012-12-08</text:p>
          </table:table-cell>
          <table:table-cell office:value-type="float" office:value="72020675360">
            <text:p>7202067536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 ajaline tütar kaaluga 3344g , pikkusega 51 cm</text:p>
          </table:table-cell>
          <table:table-cell office:value-type="string">
            <text:p>pikkusega 51 cm</text:p>
          </table:table-cell>
          <table:table-cell office:value-type="string">
            <text:p><text:s/>, Apgar 8-8 , pH 7,16 .</text:p>
          </table:table-cell>
          <table:table-cell office:value-type="string">
            <text:p>pikkusega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7753">
            <text:p>2267753</text:p>
          </table:table-cell>
          <table:table-cell office:value-type="float" office:value="82088016">
            <text:p>82088016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1-12-13</text:p>
          </table:table-cell>
          <table:table-cell office:value-type="float" office:value="86939623463">
            <text:p>869396234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4750 g , SP 51 cm</text:p>
          </table:table-cell>
          <table:table-cell office:value-type="string">
            <text:p><text:s/>SP 51 cm</text:p>
          </table:table-cell>
          <table:table-cell office:value-type="string">
            <text:p><text:s/>, rinnapiima 5 kuud</text:p>
          </table:table-cell>
          <table:table-cell office:value-type="string">
            <text:p><text:s/>SP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72995">
            <text:p>6472995</text:p>
          </table:table-cell>
          <table:table-cell office:value-type="float" office:value="93078995">
            <text:p>93078995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702957516">
            <text:p>327029575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952 g ; pikkus 51 cm</text:p>
          </table:table-cell>
          <table:table-cell office:value-type="string">
            <text:p>pikkus 51 cm</text:p>
          </table:table-cell>
          <table:table-cell office:value-type="string">
            <text:p><text:s/>; pü 37 cm ; rü 36 cm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98962">
            <text:p>9998962</text:p>
          </table:table-cell>
          <table:table-cell office:value-type="float" office:value="172279016">
            <text:p>172279016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4-15</text:p>
          </table:table-cell>
          <table:table-cell office:value-type="float" office:value="673030357852">
            <text:p>6730303578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810 g , pikkus 51 cm</text:p>
          </table:table-cell>
          <table:table-cell office:value-type="string">
            <text:p>pikkus 51 cm</text:p>
          </table:table-cell>
          <table:table-cell office:value-type="string">
            <text:p><text:s/>; pü 35 cm ; rü 35cm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47521">
            <text:p>23947521</text:p>
          </table:table-cell>
          <table:table-cell office:value-type="float" office:value="178646586">
            <text:p>17864658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0-07-22</text:p>
          </table:table-cell>
          <table:table-cell office:value-type="float" office:value="673032678121">
            <text:p>6730326781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. sündis poeg kaaluga : 4520g , pikkus 51cm</text:p>
          </table:table-cell>
          <table:table-cell office:value-type="string">
            <text:p>pikkus 51cm</text:p>
          </table:table-cell>
          <table:table-cell office:value-type="string">
            <text:p><text:s/>apgari hinded 8/8 .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52138">
            <text:p>5952138</text:p>
          </table:table-cell>
          <table:table-cell office:value-type="float" office:value="85110048">
            <text:p>85110048</text:p>
          </table:table-cell>
          <table:table-cell office:value-type="string">
            <text:p>2012-03-02</text:p>
          </table:table-cell>
          <table:table-cell office:value-type="string">
            <text:p>S</text:p>
          </table:table-cell>
          <table:table-cell office:value-type="string">
            <text:p>2012-02-28</text:p>
          </table:table-cell>
          <table:table-cell office:value-type="float" office:value="82703282058">
            <text:p>8270328205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gari hinnet ei tea , SK 3646g , pikkus 51 cm</text:p>
          </table:table-cell>
          <table:table-cell office:value-type="string">
            <text:p>pikkus 51 cm</text:p>
          </table:table-cell>
          <table:table-cell office:value-type="string">
            <text:p><text:s/>, PÜ 37 cm Adaptatsioon ii Eako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10513">
            <text:p>10010513</text:p>
          </table:table-cell>
          <table:table-cell office:value-type="float" office:value="192958536">
            <text:p>192958536</text:p>
          </table:table-cell>
          <table:table-cell office:value-type="string">
            <text:p>2013-08-19</text:p>
          </table:table-cell>
          <table:table-cell office:value-type="string">
            <text:p>S</text:p>
          </table:table-cell>
          <table:table-cell office:value-type="string">
            <text:p>2013-08-14</text:p>
          </table:table-cell>
          <table:table-cell office:value-type="float" office:value="673038971852">
            <text:p>6730389718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3438gr , pea 35cm , pikkus 51cm</text:p>
          </table:table-cell>
          <table:table-cell office:value-type="string">
            <text:p>pikkus 51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38279">
            <text:p>10538279</text:p>
          </table:table-cell>
          <table:table-cell office:value-type="float" office:value="177822817">
            <text:p>177822817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128929">
            <text:p>6730371289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d : 3 kuud vana imik m - 3860 g pikkus - 51 cm</text:p>
          </table:table-cell>
          <table:table-cell office:value-type="string">
            <text:p>pikkus - 51 cm</text:p>
          </table:table-cell>
          <table:table-cell office:value-type="string">
            <text:p><text:s/>sat O271-76 % Jume on tsüanooti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73788">
            <text:p>10473788</text:p>
          </table:table-cell>
          <table:table-cell office:value-type="float" office:value="203113137">
            <text:p>203113137</text:p>
          </table:table-cell>
          <table:table-cell office:value-type="string">
            <text:p>2013-10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5380045406">
            <text:p>353800454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teel poeglaps kaaluga 4048gr ja pikkus 51 cm</text:p>
          </table:table-cell>
          <table:table-cell office:value-type="string">
            <text:p>pikkus 51 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89894">
            <text:p>2889894</text:p>
          </table:table-cell>
          <table:table-cell office:value-type="float" office:value="126499345">
            <text:p>126499345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98106286194">
            <text:p>981062861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-ei oska öelda kasvu Sk 3548 g sp 51 cm</text:p>
          </table:table-cell>
          <table:table-cell office:value-type="string">
            <text:p>sp 51 cm</text:p>
          </table:table-cell>
          <table:table-cell office:value-type="string">
            <text:p><text:s/>Emal raseduse ajal RR&gt; n veresu</text:p>
          </table:table-cell>
          <table:table-cell office:value-type="string">
            <text:p>sp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803">
            <text:p>112803</text:p>
          </table:table-cell>
          <table:table-cell office:value-type="float" office:value="127773784">
            <text:p>127773784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office:value-type="string">
            <text:p>2012-06-20</text:p>
          </table:table-cell>
          <table:table-cell office:value-type="float" office:value="98062171322">
            <text:p>980621713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sündis poeg , kaaluga 3560 g , pikkusega 51 cm</text:p>
          </table:table-cell>
          <table:table-cell office:value-type="string">
            <text:p>pikkusega 51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87311">
            <text:p>9787311</text:p>
          </table:table-cell>
          <table:table-cell office:value-type="float" office:value="186237752">
            <text:p>186237752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office:value-type="string">
            <text:p>2013-06-28</text:p>
          </table:table-cell>
          <table:table-cell office:value-type="float" office:value="95197884718">
            <text:p>951978847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ll 21.16 , tütar , kaal 3.440 , pikkus 51 cm</text:p>
          </table:table-cell>
          <table:table-cell office:value-type="string">
            <text:p>pikkus 51 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33726">
            <text:p>6133726</text:p>
          </table:table-cell>
          <table:table-cell office:value-type="float" office:value="138982537">
            <text:p>138982537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46178161008">
            <text:p>4617816100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290 g ; pikkus 51 cm</text:p>
          </table:table-cell>
          <table:table-cell office:value-type="string">
            <text:p>pikkus 51 cm</text:p>
          </table:table-cell>
          <table:table-cell office:value-type="string">
            <text:p><text:s/>; pü 34 cm ; rü 33 cm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2507">
            <text:p>2612507</text:p>
          </table:table-cell>
          <table:table-cell office:value-type="float" office:value="148101350">
            <text:p>148101350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025594247">
            <text:p>530255942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ud vaagen , sünnikaal 3920 g , pikkus 51 cm</text:p>
          </table:table-cell>
          <table:table-cell office:value-type="string">
            <text:p>pikkus 51 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67866">
            <text:p>15867866</text:p>
          </table:table-cell>
          <table:table-cell office:value-type="float" office:value="200340765">
            <text:p>200340765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369212">
            <text:p>6730313692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lus ajalise tütarlapse 3830 g , pikkus 51 cm</text:p>
          </table:table-cell>
          <table:table-cell office:value-type="string">
            <text:p>pikkus 51 cm</text:p>
          </table:table-cell>
          <table:table-cell office:value-type="string">
            <text:p><text:s/>, Apgarid 9-10-10 ( 42+2 rasedu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9652">
            <text:p>1109652</text:p>
          </table:table-cell>
          <table:table-cell office:value-type="float" office:value="144048549">
            <text:p>144048549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3833761984">
            <text:p>83833761984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3732 g pikkus 51 cm</text:p>
          </table:table-cell>
          <table:table-cell office:value-type="string">
            <text:p>pikkus 51 cm</text:p>
          </table:table-cell>
          <table:table-cell office:value-type="string">
            <text:p><text:s/>, AP 8-7-7 .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2849">
            <text:p>15062849</text:p>
          </table:table-cell>
          <table:table-cell office:value-type="float" office:value="167537763">
            <text:p>167537763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430187248">
            <text:p>42430187248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line poeglaps kaaluga 3490 g , pikkus 51 cm</text:p>
          </table:table-cell>
          <table:table-cell office:value-type="string">
            <text:p>pikkus 51 cm</text:p>
          </table:table-cell>
          <table:table-cell office:value-type="string">
            <text:p><text:s/>, AP 9-9 , pH 7,27 .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29589">
            <text:p>12829589</text:p>
          </table:table-cell>
          <table:table-cell office:value-type="float" office:value="155287420">
            <text:p>155287420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927459833">
            <text:p>489274598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rasedus ii , sünnikaal 4110g , pikkus 52cm</text:p>
          </table:table-cell>
          <table:table-cell office:value-type="string">
            <text:p>pikkus 52cm</text:p>
          </table:table-cell>
          <table:table-cell/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97102">
            <text:p>14897102</text:p>
          </table:table-cell>
          <table:table-cell office:value-type="float" office:value="205637957">
            <text:p>205637957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673041769321">
            <text:p>6730417693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12.09.2013 . Pg kaaluga 4162 pikkus 52</text:p>
          </table:table-cell>
          <table:table-cell office:value-type="string">
            <text:p>pikkus 52</text:p>
          </table:table-cell>
          <table:table-cell/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43971">
            <text:p>9643971</text:p>
          </table:table-cell>
          <table:table-cell office:value-type="float" office:value="218856820">
            <text:p>218856820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308859">
            <text:p>6730383088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jaline poeglaps massiga 3700g , pikkusega 52cm</text:p>
          </table:table-cell>
          <table:table-cell office:value-type="string">
            <text:p>pikkusega 52cm</text:p>
          </table:table-cell>
          <table:table-cell/>
          <table:table-cell office:value-type="string">
            <text:p>pikkuseg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01900">
            <text:p>6301900</text:p>
          </table:table-cell>
          <table:table-cell office:value-type="float" office:value="145243983">
            <text:p>145243983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306638156">
            <text:p>2030663815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est sünnitusest sk-ga 3500 gr , pikkus 52 cm</text:p>
          </table:table-cell>
          <table:table-cell office:value-type="string">
            <text:p>pikkus 52 cm</text:p>
          </table:table-cell>
          <table:table-cell office:value-type="string">
            <text:p><text:s/>poisslaps , kelle motoorne aren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2878">
            <text:p>6612878</text:p>
          </table:table-cell>
          <table:table-cell office:value-type="float" office:value="143691941">
            <text:p>143691941</text:p>
          </table:table-cell>
          <table:table-cell office:value-type="string">
            <text:p>2012-10-19</text:p>
          </table:table-cell>
          <table:table-cell office:value-type="string">
            <text:p>S</text:p>
          </table:table-cell>
          <table:table-cell office:value-type="string">
            <text:p>2012-10-15</text:p>
          </table:table-cell>
          <table:table-cell office:value-type="float" office:value="52334974610">
            <text:p>523349746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dis tütar , kaaluga 3310 g , pikkusega 52 cm</text:p>
          </table:table-cell>
          <table:table-cell office:value-type="string">
            <text:p>pikkusega 52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72756">
            <text:p>6372756</text:p>
          </table:table-cell>
          <table:table-cell office:value-type="float" office:value="135207677">
            <text:p>135207677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522064561">
            <text:p>535220645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820 g ; pikkus 52 cm</text:p>
          </table:table-cell>
          <table:table-cell office:value-type="string">
            <text:p>pikkus 52 cm</text:p>
          </table:table-cell>
          <table:table-cell office:value-type="string">
            <text:p><text:s/>; pü 38 cm ; rü 35 cm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70450">
            <text:p>21270450</text:p>
          </table:table-cell>
          <table:table-cell office:value-type="float" office:value="167770756">
            <text:p>167770756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3735470863">
            <text:p>637354708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4,5 kg , sünnipikkus 52 cm</text:p>
          </table:table-cell>
          <table:table-cell office:value-type="string">
            <text:p>sünnipikkus 52 cm</text:p>
          </table:table-cell>
          <table:table-cell/>
          <table:table-cell office:value-type="string">
            <text:p>sünni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81421">
            <text:p>14481421</text:p>
          </table:table-cell>
          <table:table-cell office:value-type="float" office:value="213838158">
            <text:p>213838158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2512385">
            <text:p>6730325123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jaline tütarlaps , kaal 3390 , pikkus 52 .</text:p>
          </table:table-cell>
          <table:table-cell office:value-type="string">
            <text:p>pikkus 52 .</text:p>
          </table:table-cell>
          <table:table-cell/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60379">
            <text:p>6860379</text:p>
          </table:table-cell>
          <table:table-cell office:value-type="float" office:value="151793208">
            <text:p>151793208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98832833958">
            <text:p>9883283395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line tütarlaps kaaluga 3940g , pikkus 52cm</text:p>
          </table:table-cell>
          <table:table-cell office:value-type="string">
            <text:p>pikkus 52cm</text:p>
          </table:table-cell>
          <table:table-cell/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1528">
            <text:p>6331528</text:p>
          </table:table-cell>
          <table:table-cell office:value-type="float" office:value="84511192">
            <text:p>84511192</text:p>
          </table:table-cell>
          <table:table-cell office:value-type="string">
            <text:p>2012-02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3496576892">
            <text:p>9349657689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690 g ; pikkus 52 cm</text:p>
          </table:table-cell>
          <table:table-cell office:value-type="string">
            <text:p>pikkus 52 cm</text:p>
          </table:table-cell>
          <table:table-cell office:value-type="string">
            <text:p><text:s/>; pü 38 cm ; rü 34 cm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25141">
            <text:p>3525141</text:p>
          </table:table-cell>
          <table:table-cell office:value-type="float" office:value="139495317">
            <text:p>139495317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821954710">
            <text:p>798219547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lisest sünnitusest sk 3540 g , sp 52 cm</text:p>
          </table:table-cell>
          <table:table-cell office:value-type="string">
            <text:p>sp 52 cm</text:p>
          </table:table-cell>
          <table:table-cell office:value-type="string">
            <text:p><text:s/>, PÜ 35 cm</text:p>
          </table:table-cell>
          <table:table-cell office:value-type="string">
            <text:p>sp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702">
            <text:p>2290702</text:p>
          </table:table-cell>
          <table:table-cell office:value-type="float" office:value="90246593">
            <text:p>90246593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719694887">
            <text:p>997196948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teri pH 7.37 Sünnikaal 4320 g ; pikkus 52 cm</text:p>
          </table:table-cell>
          <table:table-cell office:value-type="string">
            <text:p>pikkus 52 cm</text:p>
          </table:table-cell>
          <table:table-cell office:value-type="string">
            <text:p><text:s/>; pü 36 cm ; rü 36cm Raseduse k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34512">
            <text:p>6234512</text:p>
          </table:table-cell>
          <table:table-cell office:value-type="float" office:value="80378969">
            <text:p>80378969</text:p>
          </table:table-cell>
          <table:table-cell office:value-type="string">
            <text:p>2012-01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740370491">
            <text:p>587403704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3650 g ; pikkus 53 cm</text:p>
          </table:table-cell>
          <table:table-cell office:value-type="string">
            <text:p>pikkus 53 cm</text:p>
          </table:table-cell>
          <table:table-cell office:value-type="string">
            <text:p><text:s/>; pü 35 cm ; rü 35 cm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17958">
            <text:p>20117958</text:p>
          </table:table-cell>
          <table:table-cell office:value-type="float" office:value="158474041">
            <text:p>158474041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44784471375">
            <text:p>447844713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 kg , pikkus 53 cm</text:p>
          </table:table-cell>
          <table:table-cell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17905">
            <text:p>17117905</text:p>
          </table:table-cell>
          <table:table-cell office:value-type="float" office:value="208628272">
            <text:p>208628272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0474">
            <text:p>6730304604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3668g pikkus 53 cm</text:p>
          </table:table-cell>
          <table:table-cell office:value-type="string">
            <text:p>pikkus 53 cm</text:p>
          </table:table-cell>
          <table:table-cell office:value-type="string">
            <text:p><text:s/>pü 36 cm naba irdunud puusad va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1222">
            <text:p>9771222</text:p>
          </table:table-cell>
          <table:table-cell office:value-type="float" office:value="178315182">
            <text:p>178315182</text:p>
          </table:table-cell>
          <table:table-cell office:value-type="string">
            <text:p>2013-05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151299">
            <text:p>6730401512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3860g ; SP 53cm</text:p>
          </table:table-cell>
          <table:table-cell office:value-type="string">
            <text:p><text:s/>SP 53cm</text:p>
          </table:table-cell>
          <table:table-cell office:value-type="string">
            <text:p><text:s/>; PÜ 36cm ; RÜ 34cm pH 7,29 .</text:p>
          </table:table-cell>
          <table:table-cell office:value-type="string">
            <text:p><text:s/>SP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40">
            <text:p>126240</text:p>
          </table:table-cell>
          <table:table-cell office:value-type="float" office:value="92066435">
            <text:p>92066435</text:p>
          </table:table-cell>
          <table:table-cell office:value-type="string">
            <text:p>2012-04-09</text:p>
          </table:table-cell>
          <table:table-cell office:value-type="string">
            <text:p>S</text:p>
          </table:table-cell>
          <table:table-cell office:value-type="string">
            <text:p>2012-03-31</text:p>
          </table:table-cell>
          <table:table-cell office:value-type="float" office:value="86968347421">
            <text:p>869683474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sündis poeg , kaaluga 3797 g , pikkusega 53 cm</text:p>
          </table:table-cell>
          <table:table-cell office:value-type="string">
            <text:p>pikkusega 53 cm</text:p>
          </table:table-cell>
          <table:table-cell office:value-type="string">
            <text:p><text:s/>, apgar 8/9 .</text:p>
          </table:table-cell>
          <table:table-cell office:value-type="string">
            <text:p>pikkusega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87945">
            <text:p>18687945</text:p>
          </table:table-cell>
          <table:table-cell office:value-type="float" office:value="156037520">
            <text:p>156037520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915776038">
            <text:p>179157760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3800 , pikkus 53</text:p>
          </table:table-cell>
          <table:table-cell office:value-type="string">
            <text:p>pikkus 53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54964">
            <text:p>21154964</text:p>
          </table:table-cell>
          <table:table-cell office:value-type="float" office:value="174936817">
            <text:p>174936817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88115142975">
            <text:p>88115142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Rasedus N , kiire S SK 3950g , SP 53cm</text:p>
          </table:table-cell>
          <table:table-cell office:value-type="string">
            <text:p><text:s/>SP 53cm</text:p>
          </table:table-cell>
          <table:table-cell office:value-type="string">
            <text:p><text:s/>, A8/9 . 3 -l elukuul toitmisra</text:p>
          </table:table-cell>
          <table:table-cell office:value-type="string">
            <text:p><text:s/>SP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3356">
            <text:p>9753356</text:p>
          </table:table-cell>
          <table:table-cell office:value-type="float" office:value="195899358">
            <text:p>195899358</text:p>
          </table:table-cell>
          <table:table-cell office:value-type="string">
            <text:p>2013-09-05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673046332347">
            <text:p>6730463323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üdruk kell 11.24 , kaal 4214g , pikkus 53 cm</text:p>
          </table:table-cell>
          <table:table-cell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9721">
            <text:p>6539721</text:p>
          </table:table-cell>
          <table:table-cell office:value-type="float" office:value="128446019">
            <text:p>128446019</text:p>
          </table:table-cell>
          <table:table-cell office:value-type="string">
            <text:p>2012-07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853194997">
            <text:p>468531949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elus ajalise poeglapse 4000 g , pikkus 53 cm</text:p>
          </table:table-cell>
          <table:table-cell office:value-type="string">
            <text:p>pikkus 53 cm</text:p>
          </table:table-cell>
          <table:table-cell office:value-type="string">
            <text:p><text:s/>, Apgarid 7-9 .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79575">
            <text:p>11379575</text:p>
          </table:table-cell>
          <table:table-cell office:value-type="float" office:value="167790533">
            <text:p>167790533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40657133">
            <text:p>6730406571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3650 g , pikkus 53 cm</text:p>
          </table:table-cell>
          <table:table-cell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89701">
            <text:p>15689701</text:p>
          </table:table-cell>
          <table:table-cell office:value-type="float" office:value="174203399">
            <text:p>174203399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821523615">
            <text:p>27821523615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20 : 42 , tütarlaps;kaal 3670 , pikkus 53cm</text:p>
          </table:table-cell>
          <table:table-cell office:value-type="string">
            <text:p>pikkus 53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77811">
            <text:p>6077811</text:p>
          </table:table-cell>
          <table:table-cell office:value-type="float" office:value="84521415">
            <text:p>84521415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9648686845">
            <text:p>8964868684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4080g , pikkus 53 cm</text:p>
          </table:table-cell>
          <table:table-cell office:value-type="string">
            <text:p>pikkus 53 cm</text:p>
          </table:table-cell>
          <table:table-cell office:value-type="string">
            <text:p><text:s/>, pea ü 36 cm , rinna ü 36 cm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7319">
            <text:p>2157319</text:p>
          </table:table-cell>
          <table:table-cell office:value-type="float" office:value="79114079">
            <text:p>79114079</text:p>
          </table:table-cell>
          <table:table-cell office:value-type="string">
            <text:p>2012-01-01</text:p>
          </table:table-cell>
          <table:table-cell office:value-type="string">
            <text:p>A</text:p>
          </table:table-cell>
          <table:table-cell office:value-type="string">
            <text:p>2011-11-15</text:p>
          </table:table-cell>
          <table:table-cell office:value-type="float" office:value="85581855505">
            <text:p>855818555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4030 g , SP 53 cm</text:p>
          </table:table-cell>
          <table:table-cell office:value-type="string">
            <text:p><text:s/>SP 53 cm</text:p>
          </table:table-cell>
          <table:table-cell/>
          <table:table-cell office:value-type="string">
            <text:p><text:s/>SP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30924">
            <text:p>14630924</text:p>
          </table:table-cell>
          <table:table-cell office:value-type="float" office:value="184666448">
            <text:p>184666448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7675">
            <text:p>6730304276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: hooldus õige , kaal 3740 g , pikkus 53 cm</text:p>
          </table:table-cell>
          <table:table-cell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1823">
            <text:p>20411823</text:p>
          </table:table-cell>
          <table:table-cell office:value-type="float" office:value="181895631">
            <text:p>181895631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81237438591">
            <text:p>812374385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3680 g , SP 53 cm</text:p>
          </table:table-cell>
          <table:table-cell office:value-type="string">
            <text:p><text:s/>SP 53 cm</text:p>
          </table:table-cell>
          <table:table-cell office:value-type="string">
            <text:p><text:s/>, rinnapiima 6 k</text:p>
          </table:table-cell>
          <table:table-cell office:value-type="string">
            <text:p><text:s/>SP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271">
            <text:p>2039271</text:p>
          </table:table-cell>
          <table:table-cell office:value-type="float" office:value="89375849">
            <text:p>89375849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634761122">
            <text:p>276347611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õigeaegselt Sünnikaal : 3520 g Pikkus : 53 cm</text:p>
          </table:table-cell>
          <table:table-cell office:value-type="string">
            <text:p>Pikkus :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41496">
            <text:p>13741496</text:p>
          </table:table-cell>
          <table:table-cell office:value-type="float" office:value="166878527">
            <text:p>166878527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6050341">
            <text:p>6730360503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Apgar 6--7--8 p , kaal 3594g , pikkus 54 cm</text:p>
          </table:table-cell>
          <table:table-cell office:value-type="string">
            <text:p>pikkus 54 cm</text:p>
          </table:table-cell>
          <table:table-cell/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63827">
            <text:p>3463827</text:p>
          </table:table-cell>
          <table:table-cell office:value-type="float" office:value="142814597">
            <text:p>142814597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24932591302">
            <text:p>249325913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l 4230 g ; pikkus 54 cm</text:p>
          </table:table-cell>
          <table:table-cell office:value-type="string">
            <text:p>pikkus 54 cm</text:p>
          </table:table-cell>
          <table:table-cell office:value-type="string">
            <text:p><text:s/>; pü 37 cm ; rü 37 cm</text:p>
          </table:table-cell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0295">
            <text:p>5880295</text:p>
          </table:table-cell>
          <table:table-cell office:value-type="float" office:value="148883230">
            <text:p>148883230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4494750278">
            <text:p>24494750278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3400 , pikkus 54 sm</text:p>
          </table:table-cell>
          <table:table-cell office:value-type="string">
            <text:p>pikkus 54 sm</text:p>
          </table:table-cell>
          <table:table-cell/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0003">
            <text:p>9940003</text:p>
          </table:table-cell>
          <table:table-cell office:value-type="float" office:value="180858387">
            <text:p>180858387</text:p>
          </table:table-cell>
          <table:table-cell office:value-type="string">
            <text:p>2013-06-02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673044974269">
            <text:p>67304497426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dis tütar , kaaluga 4482 g , pikkusega 54 cm</text:p>
          </table:table-cell>
          <table:table-cell office:value-type="string">
            <text:p>pikkusega 54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52531">
            <text:p>20652531</text:p>
          </table:table-cell>
          <table:table-cell office:value-type="float" office:value="187717090">
            <text:p>187717090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8514648">
            <text:p>6730385146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0 cm , 1 kuuselt kaal 4000 gr , pikkus 54 cm</text:p>
          </table:table-cell>
          <table:table-cell office:value-type="string">
            <text:p>pikkus 54 cm</text:p>
          </table:table-cell>
          <table:table-cell/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05262">
            <text:p>5905262</text:p>
          </table:table-cell>
          <table:table-cell office:value-type="float" office:value="83819686">
            <text:p>83819686</text:p>
          </table:table-cell>
          <table:table-cell office:value-type="string">
            <text:p>2012-02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522591964">
            <text:p>7352259196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K 4680g , pikkus 54 cm</text:p>
          </table:table-cell>
          <table:table-cell office:value-type="string">
            <text:p>pikkus 54 cm</text:p>
          </table:table-cell>
          <table:table-cell office:value-type="string">
            <text:p><text:s/>, PÜ 36 cm , rind 38 cm</text:p>
          </table:table-cell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5539">
            <text:p>23315539</text:p>
          </table:table-cell>
          <table:table-cell office:value-type="float" office:value="201733717">
            <text:p>201733717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673030516497">
            <text:p>6730305164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nus 1kuu ; tänane kaal 4880g , pikkus 55cm</text:p>
          </table:table-cell>
          <table:table-cell office:value-type="string">
            <text:p>pikkus 55cm</text:p>
          </table:table-cell>
          <table:table-cell office:value-type="string">
            <text:p><text:s/>, pea 37,2cm</text:p>
          </table:table-cell>
          <table:table-cell office:value-type="string">
            <text:p>pikkus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32051">
            <text:p>11932051</text:p>
          </table:table-cell>
          <table:table-cell office:value-type="float" office:value="163318331">
            <text:p>16331833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673037558141">
            <text:p>6730375581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5530g pikkus 55cm</text:p>
          </table:table-cell>
          <table:table-cell office:value-type="string">
            <text:p>pikkus 55cm</text:p>
          </table:table-cell>
          <table:table-cell office:value-type="string">
            <text:p><text:s/>, pea 38cm</text:p>
          </table:table-cell>
          <table:table-cell office:value-type="string">
            <text:p>pikkus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858">
            <text:p>99858</text:p>
          </table:table-cell>
          <table:table-cell office:value-type="float" office:value="147564812">
            <text:p>147564812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0-28</text:p>
          </table:table-cell>
          <table:table-cell office:value-type="float" office:value="41298051781">
            <text:p>412980517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sündis poeg , kaaluga 4436 g , pikkusega 55 cm</text:p>
          </table:table-cell>
          <table:table-cell office:value-type="string">
            <text:p>pikkusega 55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33808">
            <text:p>18133808</text:p>
          </table:table-cell>
          <table:table-cell office:value-type="float" office:value="171558263">
            <text:p>171558263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862752496">
            <text:p>288627524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56</text:p>
          </table:table-cell>
          <table:table-cell office:value-type="string">
            <text:p>,0 cm</text:p>
          </table:table-cell>
          <table:table-cell office:value-type="string">
            <text:p>Pikkus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36297">
            <text:p>3036297</text:p>
          </table:table-cell>
          <table:table-cell office:value-type="float" office:value="122086721">
            <text:p>122086721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52421328852">
            <text:p>524213288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Ema 160 cm isa 174 cm sk 4126 g sp 56 cm</text:p>
          </table:table-cell>
          <table:table-cell office:value-type="string">
            <text:p>sp 56 cm</text:p>
          </table:table-cell>
          <table:table-cell office:value-type="string">
            <text:p><text:s/>?</text:p>
          </table:table-cell>
          <table:table-cell office:value-type="string">
            <text:p>sp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0642">
            <text:p>9770642</text:p>
          </table:table-cell>
          <table:table-cell office:value-type="float" office:value="170482247">
            <text:p>170482247</text:p>
          </table:table-cell>
          <table:table-cell office:value-type="string">
            <text:p>2013-04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620153">
            <text:p>6730346201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ünnikaa 4956g , pikkus 56 cm</text:p>
          </table:table-cell>
          <table:table-cell office:value-type="string">
            <text:p>pikkus 56 cm</text:p>
          </table:table-cell>
          <table:table-cell office:value-type="string">
            <text:p><text:s/>; pü 39 cm ; rü 38 cm</text:p>
          </table:table-cell>
          <table:table-cell office:value-type="string">
            <text:p>pikkus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8354">
            <text:p>2268354</text:p>
          </table:table-cell>
          <table:table-cell office:value-type="float" office:value="81831578">
            <text:p>81831578</text:p>
          </table:table-cell>
          <table:table-cell office:value-type="string">
            <text:p>2012-0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939814525">
            <text:p>609398145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.100 , pikkus 56 </text:p>
          </table:table-cell>
          <table:table-cell office:value-type="string">
            <text:p>pikkus 56 </text:p>
          </table:table-cell>
          <table:table-cell office:value-type="string">
            <text:p>, peüm 37 , rinnaüm 38 Puusaliig</text:p>
          </table:table-cell>
          <table:table-cell office:value-type="string">
            <text:p>pikkus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3294">
            <text:p>16913294</text:p>
          </table:table-cell>
          <table:table-cell office:value-type="float" office:value="168039600">
            <text:p>168039600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869684455">
            <text:p>308696844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( 3 nädalaga kaaluiive 644g ) , kasv 57 </text:p>
          </table:table-cell>
          <table:table-cell office:value-type="string">
            <text:p>kasv 57 </text:p>
          </table:table-cell>
          <table:table-cell office:value-type="string">
            <text:p>, pea 37 cm</text:p>
          </table:table-cell>
          <table:table-cell office:value-type="string">
            <text:p>kasv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8779">
            <text:p>5378779</text:p>
          </table:table-cell>
          <table:table-cell office:value-type="float" office:value="129147453">
            <text:p>129147453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office:value-type="string">
            <text:p>2012-07-11</text:p>
          </table:table-cell>
          <table:table-cell office:value-type="float" office:value="19463359249">
            <text:p>1946335924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K : 5170g , P : 57,5cm</text:p>
          </table:table-cell>
          <table:table-cell office:value-type="string">
            <text:p><text:s/>P : 57,5cm</text:p>
          </table:table-cell>
          <table:table-cell office:value-type="string">
            <text:p><text:s/>, PÜ : 38cm</text:p>
          </table:table-cell>
          <table:table-cell office:value-type="string">
            <text:p><text:s/>P</text:p>
          </table:table-cell>
          <table:table-cell office:value-type="float" office:value="57.5">
            <text:p>57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9067">
            <text:p>5179067</text:p>
          </table:table-cell>
          <table:table-cell office:value-type="float" office:value="131630596">
            <text:p>131630596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524588822">
            <text:p>715245888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18.06.12 kaal 4900 g , pikkus 58 </text:p>
          </table:table-cell>
          <table:table-cell office:value-type="string">
            <text:p>pikkus 58 </text:p>
          </table:table-cell>
          <table:table-cell office:value-type="string">
            <text:p>, PÜ 40 .</text:p>
          </table:table-cell>
          <table:table-cell office:value-type="string">
            <text:p>pikkus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1022">
            <text:p>19111022</text:p>
          </table:table-cell>
          <table:table-cell office:value-type="float" office:value="213077581">
            <text:p>213077581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85095">
            <text:p>6730305850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58 </text:p>
          </table:table-cell>
          <table:table-cell office:value-type="string">
            <text:p>p � - 38</text:p>
          </table:table-cell>
          <table:table-cell office:value-type="string">
            <text:p>pikkus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89411">
            <text:p>24289411</text:p>
          </table:table-cell>
          <table:table-cell office:value-type="float" office:value="155286439">
            <text:p>155286439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27</text:p>
          </table:table-cell>
          <table:table-cell office:value-type="float" office:value="68749982067">
            <text:p>68749982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58 cm</text:p>
          </table:table-cell>
          <table:table-cell office:value-type="string">
            <text:p>-&gt; 60cm</text:p>
          </table:table-cell>
          <table:table-cell office:value-type="string">
            <text:p>pikkus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45371">
            <text:p>3345371</text:p>
          </table:table-cell>
          <table:table-cell office:value-type="float" office:value="80547624">
            <text:p>80547624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70379239134">
            <text:p>703792391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58 cm</text:p>
          </table:table-cell>
          <table:table-cell/>
          <table:table-cell office:value-type="string">
            <text:p>pikkus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19619">
            <text:p>4619619</text:p>
          </table:table-cell>
          <table:table-cell office:value-type="float" office:value="79935463">
            <text:p>79935463</text:p>
          </table:table-cell>
          <table:table-cell office:value-type="string">
            <text:p>2011-1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090321589">
            <text:p>820903215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330 g , pikkus 58 cm</text:p>
          </table:table-cell>
          <table:table-cell office:value-type="string">
            <text:p>pikkus 58 cm</text:p>
          </table:table-cell>
          <table:table-cell office:value-type="string">
            <text:p><text:s/>, PÜ 38 cm ( kõik alla 3 ts )</text:p>
          </table:table-cell>
          <table:table-cell office:value-type="string">
            <text:p>pikkus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8448">
            <text:p>21838448</text:p>
          </table:table-cell>
          <table:table-cell office:value-type="float" office:value="219635973">
            <text:p>219635973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73030495746">
            <text:p>6730304957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: kaal 6160g , pikkus 59cm</text:p>
          </table:table-cell>
          <table:table-cell office:value-type="string">
            <text:p>pikkus 59cm</text:p>
          </table:table-cell>
          <table:table-cell office:value-type="string">
            <text:p><text:s/>, pea 39,5cm</text:p>
          </table:table-cell>
          <table:table-cell office:value-type="string">
            <text:p>pikkus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61261">
            <text:p>21161261</text:p>
          </table:table-cell>
          <table:table-cell office:value-type="float" office:value="219405690">
            <text:p>219405690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9047">
            <text:p>6730303390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Tänasel päeval kaal 5630 g , pikkus 59 cm</text:p>
          </table:table-cell>
          <table:table-cell office:value-type="string">
            <text:p>pikkus 59 cm</text:p>
          </table:table-cell>
          <table:table-cell/>
          <table:table-cell office:value-type="string">
            <text:p>pikkus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9504">
            <text:p>1119504</text:p>
          </table:table-cell>
          <table:table-cell office:value-type="float" office:value="81361274">
            <text:p>81361274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811699588">
            <text:p>46811699588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latsenta kaal 600g , nabaväädi pikkus 60cm</text:p>
          </table:table-cell>
          <table:table-cell office:value-type="string">
            <text:p>pikkus 60cm</text:p>
          </table:table-cell>
          <table:table-cell office:value-type="string">
            <text:p><text:s/>, nabaväät kinnitub servmiselt </text:p>
          </table:table-cell>
          <table:table-cell office:value-type="string">
            <text:p>pikkus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5092">
            <text:p>5545092</text:p>
          </table:table-cell>
          <table:table-cell office:value-type="float" office:value="88487621">
            <text:p>88487621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92927524363">
            <text:p>9292752436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 , 67 kg , pikkus 60 cm</text:p>
          </table:table-cell>
          <table:table-cell office:value-type="string">
            <text:p>pikkus 60 cm</text:p>
          </table:table-cell>
          <table:table-cell/>
          <table:table-cell office:value-type="string">
            <text:p>pikkus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78835">
            <text:p>24578835</text:p>
          </table:table-cell>
          <table:table-cell office:value-type="float" office:value="181856782">
            <text:p>18185678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3032186463">
            <text:p>6730321864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0 cm</text:p>
          </table:table-cell>
          <table:table-cell office:value-type="string">
            <text:p><text:s/>, + 3cm</text:p>
          </table:table-cell>
          <table:table-cell office:value-type="string">
            <text:p>pikkus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6955">
            <text:p>5586955</text:p>
          </table:table-cell>
          <table:table-cell office:value-type="float" office:value="79626850">
            <text:p>79626850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98176311070">
            <text:p>9817631107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60</text:p>
          </table:table-cell>
          <table:table-cell office:value-type="string">
            <text:p>,5cm + 4cm</text:p>
          </table:table-cell>
          <table:table-cell office:value-type="string">
            <text:p>kasv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8022">
            <text:p>20498022</text:p>
          </table:table-cell>
          <table:table-cell office:value-type="float" office:value="183052998">
            <text:p>183052998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448933">
            <text:p>6730304489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- 6 kg , pikkus - 60 cm</text:p>
          </table:table-cell>
          <table:table-cell office:value-type="string">
            <text:p>pikkus - 60 cm</text:p>
          </table:table-cell>
          <table:table-cell/>
          <table:table-cell office:value-type="string">
            <text:p>pikkus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13813">
            <text:p>9613813</text:p>
          </table:table-cell>
          <table:table-cell office:value-type="float" office:value="216966450">
            <text:p>216966450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597931">
            <text:p>67303759793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0 cm</text:p>
          </table:table-cell>
          <table:table-cell office:value-type="string">
            <text:p><text:s/>( 75 . ts )</text:p>
          </table:table-cell>
          <table:table-cell office:value-type="string">
            <text:p>Pikkus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32701">
            <text:p>13932701</text:p>
          </table:table-cell>
          <table:table-cell office:value-type="float" office:value="215219995">
            <text:p>215219995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43198366">
            <text:p>6730431983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0cm</text:p>
          </table:table-cell>
          <table:table-cell/>
          <table:table-cell office:value-type="string">
            <text:p>pikkus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87646">
            <text:p>17387646</text:p>
          </table:table-cell>
          <table:table-cell office:value-type="float" office:value="181856609">
            <text:p>181856609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7697257">
            <text:p>6730376972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2 </text:p>
          </table:table-cell>
          <table:table-cell office:value-type="string">
            <text:p>, kaal 6230 , pea 40,5 Lõge 1,5x</text:p>
          </table:table-cell>
          <table:table-cell office:value-type="string">
            <text:p>Pikkus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58225">
            <text:p>5458225</text:p>
          </table:table-cell>
          <table:table-cell office:value-type="float" office:value="86009343">
            <text:p>86009343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27261775856">
            <text:p>272617758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63 cm</text:p>
          </table:table-cell>
          <table:table-cell office:value-type="string">
            <text:p><text:s/>( + 4 cm )</text:p>
          </table:table-cell>
          <table:table-cell office:value-type="string">
            <text:p>Pikkus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05130">
            <text:p>4905130</text:p>
          </table:table-cell>
          <table:table-cell office:value-type="float" office:value="147420374">
            <text:p>147420374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11505058357">
            <text:p>115050583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3cm</text:p>
          </table:table-cell>
          <table:table-cell/>
          <table:table-cell office:value-type="string">
            <text:p>pikkus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56342">
            <text:p>18356342</text:p>
          </table:table-cell>
          <table:table-cell office:value-type="float" office:value="161196919">
            <text:p>161196919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438167096">
            <text:p>814381670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,5 kuuga juurde võtnud 700 gr , pikkus 64 cm</text:p>
          </table:table-cell>
          <table:table-cell office:value-type="string">
            <text:p>pikkus 64 cm</text:p>
          </table:table-cell>
          <table:table-cell office:value-type="string">
            <text:p><text:s/>, pea 39 cm Sööb rinnapiima , a</text:p>
          </table:table-cell>
          <table:table-cell office:value-type="string">
            <text:p>pikkus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0526">
            <text:p>5520526</text:p>
          </table:table-cell>
          <table:table-cell office:value-type="float" office:value="79547050">
            <text:p>79547050</text:p>
          </table:table-cell>
          <table:table-cell office:value-type="string">
            <text:p>2012-01-05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55704190790">
            <text:p>5570419079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4cm</text:p>
          </table:table-cell>
          <table:table-cell/>
          <table:table-cell office:value-type="string">
            <text:p>pikkus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5024">
            <text:p>19805024</text:p>
          </table:table-cell>
          <table:table-cell office:value-type="float" office:value="183174581">
            <text:p>183174581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9862">
            <text:p>6730303798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: Kaal 7950 gr , pikkus 65cm</text:p>
          </table:table-cell>
          <table:table-cell office:value-type="string">
            <text:p>pikkus 65cm</text:p>
          </table:table-cell>
          <table:table-cell office:value-type="string">
            <text:p><text:s/>, pea ü 43,5cm</text:p>
          </table:table-cell>
          <table:table-cell office:value-type="string">
            <text:p>pikkus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1907">
            <text:p>1731907</text:p>
          </table:table-cell>
          <table:table-cell office:value-type="float" office:value="150543500">
            <text:p>150543500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542762616">
            <text:p>9054276261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5</text:p>
          </table:table-cell>
          <table:table-cell/>
          <table:table-cell office:value-type="string">
            <text:p>pikkus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45820">
            <text:p>21345820</text:p>
          </table:table-cell>
          <table:table-cell office:value-type="float" office:value="200000636">
            <text:p>200000636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9965">
            <text:p>6730303499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6095g , pikkus 66 cm</text:p>
          </table:table-cell>
          <table:table-cell office:value-type="string">
            <text:p>pikkus 66 cm</text:p>
          </table:table-cell>
          <table:table-cell office:value-type="string">
            <text:p><text:s/>, pü 41,4 cm</text:p>
          </table:table-cell>
          <table:table-cell office:value-type="string">
            <text:p>pikkus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1981">
            <text:p>18891981</text:p>
          </table:table-cell>
          <table:table-cell office:value-type="float" office:value="176279072">
            <text:p>176279072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404981">
            <text:p>6730434049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6cm</text:p>
          </table:table-cell>
          <table:table-cell/>
          <table:table-cell office:value-type="string">
            <text:p>pikkus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444">
            <text:p>1898444</text:p>
          </table:table-cell>
          <table:table-cell office:value-type="float" office:value="121896178">
            <text:p>121896178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306661470">
            <text:p>103066614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7cm</text:p>
          </table:table-cell>
          <table:table-cell/>
          <table:table-cell office:value-type="string">
            <text:p>pikkus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67962">
            <text:p>2967962</text:p>
          </table:table-cell>
          <table:table-cell office:value-type="float" office:value="121928051">
            <text:p>121928051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34305647595">
            <text:p>343056475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7cm</text:p>
          </table:table-cell>
          <table:table-cell office:value-type="string">
            <text:p><text:s/>&gt; 75 prots</text:p>
          </table:table-cell>
          <table:table-cell office:value-type="string">
            <text:p>pikkus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51447">
            <text:p>5651447</text:p>
          </table:table-cell>
          <table:table-cell office:value-type="float" office:value="149701910">
            <text:p>149701910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190931975">
            <text:p>7919093197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13.06.12 Kaal 100.0 , Pikkus 68cm</text:p>
          </table:table-cell>
          <table:table-cell office:value-type="string">
            <text:p>Pikkus 68cm</text:p>
          </table:table-cell>
          <table:table-cell office:value-type="string">
            <text:p><text:s/>, Iste seoses 4 antibiootikumi </text:p>
          </table:table-cell>
          <table:table-cell office:value-type="string">
            <text:p>Pikkus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76331">
            <text:p>5476331</text:p>
          </table:table-cell>
          <table:table-cell office:value-type="float" office:value="86021354">
            <text:p>86021354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29140773951">
            <text:p>291407739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8</text:p>
          </table:table-cell>
          <table:table-cell office:value-type="string">
            <text:p>,5cm &gt; 75prots</text:p>
          </table:table-cell>
          <table:table-cell office:value-type="string">
            <text:p>Pikkus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04541">
            <text:p>17404541</text:p>
          </table:table-cell>
          <table:table-cell office:value-type="float" office:value="198028291">
            <text:p>19802829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0085">
            <text:p>673030480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7800pikkus 69cm</text:p>
          </table:table-cell>
          <table:table-cell office:value-type="string">
            <text:p>pikkus 69cm</text:p>
          </table:table-cell>
          <table:table-cell office:value-type="string">
            <text:p><text:s/>, PÜ 43,5cm 2 hammast</text:p>
          </table:table-cell>
          <table:table-cell office:value-type="string">
            <text:p>pikkus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58150">
            <text:p>24258150</text:p>
          </table:table-cell>
          <table:table-cell office:value-type="float" office:value="170030011">
            <text:p>170030011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645038872">
            <text:p>986450388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es : kaal 11,2kg ( &gt; 90 pts ) , kasv 71cm</text:p>
          </table:table-cell>
          <table:table-cell office:value-type="string">
            <text:p>kasv 71cm</text:p>
          </table:table-cell>
          <table:table-cell office:value-type="string">
            <text:p><text:s/>( 50 pts ) , PÜ 46,5cm ( 50 pts</text:p>
          </table:table-cell>
          <table:table-cell office:value-type="string">
            <text:p>kasv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53628">
            <text:p>8453628</text:p>
          </table:table-cell>
          <table:table-cell office:value-type="float" office:value="147419367">
            <text:p>147419367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760596837">
            <text:p>6576059683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7930g ( + 830g/2 , k ) , pikkus 71cm</text:p>
          </table:table-cell>
          <table:table-cell office:value-type="string">
            <text:p>pikkus 71cm</text:p>
          </table:table-cell>
          <table:table-cell office:value-type="string">
            <text:p><text:s/>( + 2cm/2,5k ) pü 46cm ( + 1,5 </text:p>
          </table:table-cell>
          <table:table-cell office:value-type="string">
            <text:p>pikkus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83966">
            <text:p>17383966</text:p>
          </table:table-cell>
          <table:table-cell office:value-type="float" office:value="155871021">
            <text:p>155871021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602470597">
            <text:p>766024705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540 ( iive + 100g ühe kuuga ) , pikkus 71 </text:p>
          </table:table-cell>
          <table:table-cell office:value-type="string">
            <text:p>pikkus 71 </text:p>
          </table:table-cell>
          <table:table-cell office:value-type="string">
            <text:p>, PÜ 44,5 , RÜ 43,5 , lõge 2,5x1</text:p>
          </table:table-cell>
          <table:table-cell office:value-type="string">
            <text:p>pikkus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7882">
            <text:p>5467882</text:p>
          </table:table-cell>
          <table:table-cell office:value-type="float" office:value="80167104">
            <text:p>80167104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25083170954">
            <text:p>2508317095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al -7,960 + 530g - 1,5 kuuga , pikkus -71cm</text:p>
          </table:table-cell>
          <table:table-cell office:value-type="string">
            <text:p>pikkus -71cm</text:p>
          </table:table-cell>
          <table:table-cell office:value-type="string">
            <text:p>+2 cm</text:p>
          </table:table-cell>
          <table:table-cell office:value-type="string">
            <text:p>pikkus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75752">
            <text:p>21375752</text:p>
          </table:table-cell>
          <table:table-cell office:value-type="float" office:value="206008893">
            <text:p>206008893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341378">
            <text:p>6730393413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8,5 kg , pikkus 72 cm</text:p>
          </table:table-cell>
          <table:table-cell office:value-type="string">
            <text:p>pikkus 72 cm</text:p>
          </table:table-cell>
          <table:table-cell/>
          <table:table-cell office:value-type="string">
            <text:p>pikkus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9886">
            <text:p>20209886</text:p>
          </table:table-cell>
          <table:table-cell office:value-type="float" office:value="217238229">
            <text:p>21723822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4934">
            <text:p>6730303949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8350g ( 3 -10 . ts ) , pikkus 72 cm</text:p>
          </table:table-cell>
          <table:table-cell office:value-type="string">
            <text:p>pikkus 72 cm</text:p>
          </table:table-cell>
          <table:table-cell office:value-type="string">
            <text:p><text:s/>( 25-50 ts ) , peaü 44cm ( 50 t</text:p>
          </table:table-cell>
          <table:table-cell office:value-type="string">
            <text:p>pikkus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74121">
            <text:p>18074121</text:p>
          </table:table-cell>
          <table:table-cell office:value-type="float" office:value="167482859">
            <text:p>167482859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033720385">
            <text:p>310337203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9600 g , pikkus 73 cm</text:p>
          </table:table-cell>
          <table:table-cell office:value-type="string">
            <text:p>pikkus 73 cm</text:p>
          </table:table-cell>
          <table:table-cell/>
          <table:table-cell office:value-type="string">
            <text:p>pikkus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73308">
            <text:p>2673308</text:p>
          </table:table-cell>
          <table:table-cell office:value-type="float" office:value="154262282">
            <text:p>154262282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963199422">
            <text:p>609631994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4cm</text:p>
          </table:table-cell>
          <table:table-cell/>
          <table:table-cell office:value-type="string">
            <text:p>Pikkus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27286">
            <text:p>18827286</text:p>
          </table:table-cell>
          <table:table-cell office:value-type="float" office:value="154837280">
            <text:p>154837280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804360366">
            <text:p>458043603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01.2013 <text:s/>PINKA : 9k Kaal 9230 / pikkus 74</text:p>
          </table:table-cell>
          <table:table-cell office:value-type="string">
            <text:p>pikkus 74</text:p>
          </table:table-cell>
          <table:table-cell/>
          <table:table-cell office:value-type="string">
            <text:p>pikkus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76771">
            <text:p>21876771</text:p>
          </table:table-cell>
          <table:table-cell office:value-type="float" office:value="202413298">
            <text:p>202413298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958293148">
            <text:p>70958293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Ü 45 cm , pikkus 75 cm</text:p>
          </table:table-cell>
          <table:table-cell office:value-type="string">
            <text:p>pikkus 75 cm</text:p>
          </table:table-cell>
          <table:table-cell/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9156">
            <text:p>4259156</text:p>
          </table:table-cell>
          <table:table-cell office:value-type="float" office:value="124226541">
            <text:p>124226541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97972296122">
            <text:p>979722961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käputab Kaal 8.6kg ema sõnul , pikkus 75cm</text:p>
          </table:table-cell>
          <table:table-cell office:value-type="string">
            <text:p>pikkus 75cm</text:p>
          </table:table-cell>
          <table:table-cell office:value-type="float" office:value="0">
            <text:p>0</text:p>
          </table:table-cell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2290">
            <text:p>1822290</text:p>
          </table:table-cell>
          <table:table-cell office:value-type="float" office:value="99836851">
            <text:p>99836851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25468546798">
            <text:p>254685467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5 cm</text:p>
          </table:table-cell>
          <table:table-cell/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0830">
            <text:p>5460830</text:p>
          </table:table-cell>
          <table:table-cell office:value-type="float" office:value="79290414">
            <text:p>79290414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35837095249">
            <text:p>3583709524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0,2 kg , pikkus 75 cm</text:p>
          </table:table-cell>
          <table:table-cell office:value-type="string">
            <text:p>pikkus 75 cm</text:p>
          </table:table-cell>
          <table:table-cell/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6543">
            <text:p>3056543</text:p>
          </table:table-cell>
          <table:table-cell office:value-type="float" office:value="123183897">
            <text:p>123183897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88428960874">
            <text:p>884289608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9,6 kg , pikkus : 76cm</text:p>
          </table:table-cell>
          <table:table-cell office:value-type="string">
            <text:p>pikkus : 76cm</text:p>
          </table:table-cell>
          <table:table-cell/>
          <table:table-cell office:value-type="string">
            <text:p>pikkus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93612">
            <text:p>17693612</text:p>
          </table:table-cell>
          <table:table-cell office:value-type="float" office:value="218617170">
            <text:p>218617170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39252">
            <text:p>6730304392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6cm</text:p>
          </table:table-cell>
          <table:table-cell/>
          <table:table-cell office:value-type="string">
            <text:p>Pikkus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1595">
            <text:p>5481595</text:p>
          </table:table-cell>
          <table:table-cell office:value-type="float" office:value="87153909">
            <text:p>87153909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32037475621">
            <text:p>3203747562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76</text:p>
          </table:table-cell>
          <table:table-cell/>
          <table:table-cell office:value-type="string">
            <text:p>pikkus</text:p>
          </table:table-cell>
          <table:table-cell office:value-type="float" office:value="76">
            <text:p>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1431">
            <text:p>3191431</text:p>
          </table:table-cell>
          <table:table-cell office:value-type="float" office:value="82553764">
            <text:p>82553764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447983902">
            <text:p>204479839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8 . 3 kg ( &lt;3 ts ) , pikkus 77 cm</text:p>
          </table:table-cell>
          <table:table-cell office:value-type="string">
            <text:p>pikkus 77 cm</text:p>
          </table:table-cell>
          <table:table-cell office:value-type="string">
            <text:p><text:s/>( 25-75 ts ) , pea 43 cm ( &lt; 3 </text:p>
          </table:table-cell>
          <table:table-cell office:value-type="string">
            <text:p>pikkus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42736">
            <text:p>8542736</text:p>
          </table:table-cell>
          <table:table-cell office:value-type="float" office:value="143075829">
            <text:p>143075829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328771684">
            <text:p>803287716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8cm</text:p>
          </table:table-cell>
          <table:table-cell/>
          <table:table-cell office:value-type="string">
            <text:p>pikkus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267">
            <text:p>2004267</text:p>
          </table:table-cell>
          <table:table-cell office:value-type="float" office:value="123191819">
            <text:p>123191819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456212749">
            <text:p>844562127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2550 g , pikkus 78 </text:p>
          </table:table-cell>
          <table:table-cell office:value-type="string">
            <text:p>pikkus 78 </text:p>
          </table:table-cell>
          <table:table-cell office:value-type="string">
            <text:p>, PÜ 48 , RÜ 54,5 , cor , pulm ,</text:p>
          </table:table-cell>
          <table:table-cell office:value-type="string">
            <text:p>pikkus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5010">
            <text:p>5485010</text:p>
          </table:table-cell>
          <table:table-cell office:value-type="float" office:value="87957481">
            <text:p>87957481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96254497654">
            <text:p>9625449765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22.03.2012 - Pikkus 80</text:p>
          </table:table-cell>
          <table:table-cell office:value-type="string">
            <text:p>Pikkus 80</text:p>
          </table:table-cell>
          <table:table-cell office:value-type="string">
            <text:p>,8 cm</text:p>
          </table:table-cell>
          <table:table-cell office:value-type="string">
            <text:p>Pikkus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1069">
            <text:p>5421069</text:p>
          </table:table-cell>
          <table:table-cell office:value-type="float" office:value="122144326">
            <text:p>122144326</text:p>
          </table:table-cell>
          <table:table-cell office:value-type="string">
            <text:p>2012-05-26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51635123895">
            <text:p>5163512389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84cm</text:p>
          </table:table-cell>
          <table:table-cell office:value-type="string">
            <text:p><text:s/>( 10prots )</text:p>
          </table:table-cell>
          <table:table-cell office:value-type="string">
            <text:p>pikkus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9797">
            <text:p>19679797</text:p>
          </table:table-cell>
          <table:table-cell office:value-type="float" office:value="187536740">
            <text:p>187536740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730380736">
            <text:p>577303807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85cm</text:p>
          </table:table-cell>
          <table:table-cell office:value-type="string">
            <text:p><text:s/>, kaal 12,7 kg</text:p>
          </table:table-cell>
          <table:table-cell office:value-type="string">
            <text:p>Pikkus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9857">
            <text:p>21429857</text:p>
          </table:table-cell>
          <table:table-cell office:value-type="float" office:value="155387664">
            <text:p>155387664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17529598988">
            <text:p>175295989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teraapia alustamisel : Jalgade pikkus 86 cm</text:p>
          </table:table-cell>
          <table:table-cell office:value-type="string">
            <text:p>pikkus 86 cm</text:p>
          </table:table-cell>
          <table:table-cell office:value-type="string">
            <text:p><text:s/>bilat Ei suuda iseseisvalt ( to</text:p>
          </table:table-cell>
          <table:table-cell office:value-type="string">
            <text:p>pikkus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77488">
            <text:p>18077488</text:p>
          </table:table-cell>
          <table:table-cell office:value-type="float" office:value="209097794">
            <text:p>209097794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644348192">
            <text:p>326443481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9 kg , pikkus 87 cm</text:p>
          </table:table-cell>
          <table:table-cell office:value-type="string">
            <text:p>pikkus 87 cm</text:p>
          </table:table-cell>
          <table:table-cell/>
          <table:table-cell office:value-type="string">
            <text:p>pikkus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06887">
            <text:p>10106887</text:p>
          </table:table-cell>
          <table:table-cell office:value-type="float" office:value="183953086">
            <text:p>183953086</text:p>
          </table:table-cell>
          <table:table-cell office:value-type="string">
            <text:p>2013-06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6674960295">
            <text:p>6667496029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Mõlema jala pikkus 87 cm</text:p>
          </table:table-cell>
          <table:table-cell office:value-type="string">
            <text:p>pikkus 87 cm</text:p>
          </table:table-cell>
          <table:table-cell office:value-type="string">
            <text:p><text:s/>, kuid seoses nimmepiirkonnas l</text:p>
          </table:table-cell>
          <table:table-cell office:value-type="string">
            <text:p>pikkus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011">
            <text:p>226011</text:p>
          </table:table-cell>
          <table:table-cell office:value-type="float" office:value="95731110">
            <text:p>95731110</text:p>
          </table:table-cell>
          <table:table-cell office:value-type="string">
            <text:p>2012-04-27</text:p>
          </table:table-cell>
          <table:table-cell office:value-type="string">
            <text:p>S</text:p>
          </table:table-cell>
          <table:table-cell office:value-type="string">
            <text:p>2012-04-23</text:p>
          </table:table-cell>
          <table:table-cell office:value-type="float" office:value="30978974757">
            <text:p>309789747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2,5 kg , pikkus 88 cm</text:p>
          </table:table-cell>
          <table:table-cell office:value-type="string">
            <text:p>pikkus 88 cm</text:p>
          </table:table-cell>
          <table:table-cell/>
          <table:table-cell office:value-type="string">
            <text:p>pikkus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4078">
            <text:p>5504078</text:p>
          </table:table-cell>
          <table:table-cell office:value-type="float" office:value="80494655">
            <text:p>80494655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43765541441">
            <text:p>4376554144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88cm</text:p>
          </table:table-cell>
          <table:table-cell office:value-type="string">
            <text:p><text:s/>( 25prots )</text:p>
          </table:table-cell>
          <table:table-cell office:value-type="string">
            <text:p>pikkus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95268">
            <text:p>5295268</text:p>
          </table:table-cell>
          <table:table-cell office:value-type="float" office:value="123595861">
            <text:p>123595861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47372689880">
            <text:p>4737268988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9650 gr ( &lt;3 ts ) pikkus 90 sm</text:p>
          </table:table-cell>
          <table:table-cell office:value-type="string">
            <text:p>pikkus 90 sm</text:p>
          </table:table-cell>
          <table:table-cell office:value-type="string">
            <text:p><text:s/>( 10 ts )</text:p>
          </table:table-cell>
          <table:table-cell office:value-type="string">
            <text:p>pikkus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52477">
            <text:p>18152477</text:p>
          </table:table-cell>
          <table:table-cell office:value-type="float" office:value="186738842">
            <text:p>186738842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343781067">
            <text:p>65343781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91cm</text:p>
          </table:table-cell>
          <table:table-cell/>
          <table:table-cell office:value-type="string">
            <text:p>pikkus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66036">
            <text:p>17166036</text:p>
          </table:table-cell>
          <table:table-cell office:value-type="float" office:value="204212439">
            <text:p>204212439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707593583">
            <text:p>497075935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62 vaktsineerimine Kaal 13000 , pikkus 95 .</text:p>
          </table:table-cell>
          <table:table-cell office:value-type="string">
            <text:p>pikkus 95 .</text:p>
          </table:table-cell>
          <table:table-cell/>
          <table:table-cell office:value-type="string">
            <text:p>pikkus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05915">
            <text:p>24505915</text:p>
          </table:table-cell>
          <table:table-cell office:value-type="float" office:value="208745242">
            <text:p>208745242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26897411870">
            <text:p>268974118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98 cm</text:p>
          </table:table-cell>
          <table:table-cell office:value-type="string">
            <text:p><text:s/>( 3 ts ) , kaal - 13,5 cm ( 25 </text:p>
          </table:table-cell>
          <table:table-cell office:value-type="string">
            <text:p>Pikkus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54582">
            <text:p>17554582</text:p>
          </table:table-cell>
          <table:table-cell office:value-type="float" office:value="199839058">
            <text:p>199839058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1665">
            <text:p>673030361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K - 16,4 kg/p - 98 cm</text:p>
          </table:table-cell>
          <table:table-cell office:value-type="string">
            <text:p>/p - 98 cm</text:p>
          </table:table-cell>
          <table:table-cell/>
          <table:table-cell office:value-type="string">
            <text:p>/p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09832">
            <text:p>6209832</text:p>
          </table:table-cell>
          <table:table-cell office:value-type="float" office:value="131474324">
            <text:p>131474324</text:p>
          </table:table-cell>
          <table:table-cell office:value-type="string">
            <text:p>2012-07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591483329">
            <text:p>5259148332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98</text:p>
          </table:table-cell>
          <table:table-cell office:value-type="string">
            <text:p>,5 cm , kaal 15 kg</text:p>
          </table:table-cell>
          <table:table-cell office:value-type="string">
            <text:p>Pikkus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58932">
            <text:p>3858932</text:p>
          </table:table-cell>
          <table:table-cell office:value-type="float" office:value="143419235">
            <text:p>143419235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868627832">
            <text:p>348686278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9,5 kg , pikkus 99 cm</text:p>
          </table:table-cell>
          <table:table-cell office:value-type="string">
            <text:p>pikkus 99 cm</text:p>
          </table:table-cell>
          <table:table-cell/>
          <table:table-cell office:value-type="string">
            <text:p>pikkus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45899">
            <text:p>19645899</text:p>
          </table:table-cell>
          <table:table-cell office:value-type="float" office:value="159781350">
            <text:p>159781350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619370257">
            <text:p>656193702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14,4 kg pikkus 99 cm</text:p>
          </table:table-cell>
          <table:table-cell office:value-type="string">
            <text:p>pikkus 99 cm</text:p>
          </table:table-cell>
          <table:table-cell office:value-type="string">
            <text:p><text:s/>PÜ 50 cm RÜ 51 cm</text:p>
          </table:table-cell>
          <table:table-cell office:value-type="string">
            <text:p>pikkus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19061">
            <text:p>10919061</text:p>
          </table:table-cell>
          <table:table-cell office:value-type="float" office:value="177154697">
            <text:p>17715469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395481377">
            <text:p>793954813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Ü 50,5cm , kaal 14,5kg , pikkus 99cm</text:p>
          </table:table-cell>
          <table:table-cell office:value-type="string">
            <text:p>pikkus 99cm</text:p>
          </table:table-cell>
          <table:table-cell/>
          <table:table-cell office:value-type="string">
            <text:p>pikkus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12190">
            <text:p>17112190</text:p>
          </table:table-cell>
          <table:table-cell office:value-type="float" office:value="192637560">
            <text:p>192637560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113174948">
            <text:p>371131749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5100g Pikkus 100cm</text:p>
          </table:table-cell>
          <table:table-cell office:value-type="string">
            <text:p>Pikkus 100cm</text:p>
          </table:table-cell>
          <table:table-cell/>
          <table:table-cell office:value-type="string">
            <text:p>Pikkus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43269">
            <text:p>19743269</text:p>
          </table:table-cell>
          <table:table-cell office:value-type="float" office:value="181588621">
            <text:p>181588621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598432089">
            <text:p>645984320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23,5 kg , pikkus 102 cm</text:p>
          </table:table-cell>
          <table:table-cell office:value-type="string">
            <text:p>pikkus 102 cm</text:p>
          </table:table-cell>
          <table:table-cell/>
          <table:table-cell office:value-type="string">
            <text:p>pikkus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60230">
            <text:p>14960230</text:p>
          </table:table-cell>
          <table:table-cell office:value-type="float" office:value="199559068">
            <text:p>199559068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46231676698">
            <text:p>462316766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03 cm</text:p>
          </table:table-cell>
          <table:table-cell/>
          <table:table-cell office:value-type="string">
            <text:p>Pikkus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9517">
            <text:p>19739517</text:p>
          </table:table-cell>
          <table:table-cell office:value-type="float" office:value="202973253">
            <text:p>202973253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7492">
            <text:p>6730303974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16.2kg , Pikkus : 103cm</text:p>
          </table:table-cell>
          <table:table-cell office:value-type="string">
            <text:p>Pikkus : 103cm</text:p>
          </table:table-cell>
          <table:table-cell/>
          <table:table-cell office:value-type="string">
            <text:p>Pikkus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9538">
            <text:p>2269538</text:p>
          </table:table-cell>
          <table:table-cell office:value-type="float" office:value="82167923">
            <text:p>82167923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90596122097">
            <text:p>905961220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5.7 kg pikkus 106 sm</text:p>
          </table:table-cell>
          <table:table-cell office:value-type="string">
            <text:p>pikkus 106 sm</text:p>
          </table:table-cell>
          <table:table-cell/>
          <table:table-cell office:value-type="string">
            <text:p>pikkus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9412">
            <text:p>23789412</text:p>
          </table:table-cell>
          <table:table-cell office:value-type="float" office:value="197037039">
            <text:p>197037039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410641">
            <text:p>673030410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06 cm</text:p>
          </table:table-cell>
          <table:table-cell/>
          <table:table-cell office:value-type="string">
            <text:p>Pikkus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5413">
            <text:p>20015413</text:p>
          </table:table-cell>
          <table:table-cell office:value-type="float" office:value="156284758">
            <text:p>156284758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119898481">
            <text:p>67119898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99x ´ , kaal 18 kg , pikkus 107 cm</text:p>
          </table:table-cell>
          <table:table-cell office:value-type="string">
            <text:p>pikkus 107 cm</text:p>
          </table:table-cell>
          <table:table-cell/>
          <table:table-cell office:value-type="string">
            <text:p>pikkus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1380">
            <text:p>23481380</text:p>
          </table:table-cell>
          <table:table-cell office:value-type="float" office:value="207643684">
            <text:p>207643684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88751014893">
            <text:p>887510148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9,5 kg pikkus 112cm</text:p>
          </table:table-cell>
          <table:table-cell office:value-type="string">
            <text:p>pikkus 112cm</text:p>
          </table:table-cell>
          <table:table-cell/>
          <table:table-cell office:value-type="string">
            <text:p>pikkus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85309">
            <text:p>4385309</text:p>
          </table:table-cell>
          <table:table-cell office:value-type="float" office:value="123694805">
            <text:p>123694805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5-25</text:p>
          </table:table-cell>
          <table:table-cell office:value-type="float" office:value="42663358351">
            <text:p>426633583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9,5 kg pikkus 113cm</text:p>
          </table:table-cell>
          <table:table-cell office:value-type="string">
            <text:p>pikkus 113cm</text:p>
          </table:table-cell>
          <table:table-cell/>
          <table:table-cell office:value-type="string">
            <text:p>pikkus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24547">
            <text:p>18324547</text:p>
          </table:table-cell>
          <table:table-cell office:value-type="float" office:value="202544742">
            <text:p>202544742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830464692">
            <text:p>278304646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uda ja mõõta Kaal 26,5 kg , pikkus 114 cm</text:p>
          </table:table-cell>
          <table:table-cell office:value-type="string">
            <text:p>pikkus 114 cm</text:p>
          </table:table-cell>
          <table:table-cell/>
          <table:table-cell office:value-type="string">
            <text:p>pikkus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1124">
            <text:p>24581124</text:p>
          </table:table-cell>
          <table:table-cell office:value-type="float" office:value="170433667">
            <text:p>170433667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32642986012">
            <text:p>326429860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22,3 kg pikkus 116cm</text:p>
          </table:table-cell>
          <table:table-cell office:value-type="string">
            <text:p>pikkus 116cm</text:p>
          </table:table-cell>
          <table:table-cell/>
          <table:table-cell office:value-type="string">
            <text:p>pikkus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1228">
            <text:p>5321228</text:p>
          </table:table-cell>
          <table:table-cell office:value-type="float" office:value="130139429">
            <text:p>130139429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office:value-type="string">
            <text:p>2012-07-24</text:p>
          </table:table-cell>
          <table:table-cell office:value-type="float" office:value="76477969781">
            <text:p>764779697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22 kg ( 25-50pt ) , pikkus : 117 cm</text:p>
          </table:table-cell>
          <table:table-cell office:value-type="string">
            <text:p>pikkus : 117 cm</text:p>
          </table:table-cell>
          <table:table-cell office:value-type="string">
            <text:p><text:s/>( 25pt )</text:p>
          </table:table-cell>
          <table:table-cell office:value-type="string">
            <text:p>pikkus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80842">
            <text:p>10780842</text:p>
          </table:table-cell>
          <table:table-cell office:value-type="float" office:value="182844812">
            <text:p>182844812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53573761532">
            <text:p>535737615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119 cm</text:p>
          </table:table-cell>
          <table:table-cell/>
          <table:table-cell office:value-type="string">
            <text:p>pikkus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75594">
            <text:p>9675594</text:p>
          </table:table-cell>
          <table:table-cell office:value-type="float" office:value="185662267">
            <text:p>185662267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259755443">
            <text:p>1925975544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19</text:p>
          </table:table-cell>
          <table:table-cell office:value-type="string">
            <text:p>,2 cm ( 10-25ts ) , kaal 17kg ( </text:p>
          </table:table-cell>
          <table:table-cell office:value-type="string">
            <text:p>Pikkus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98979">
            <text:p>18098979</text:p>
          </table:table-cell>
          <table:table-cell office:value-type="float" office:value="205659273">
            <text:p>205659273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375764143">
            <text:p>78375764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* 21.10.2013 : Pikkus 120 cm</text:p>
          </table:table-cell>
          <table:table-cell office:value-type="string">
            <text:p>Pikkus 120 cm</text:p>
          </table:table-cell>
          <table:table-cell/>
          <table:table-cell office:value-type="string">
            <text:p>Pikkus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8770">
            <text:p>4378770</text:p>
          </table:table-cell>
          <table:table-cell office:value-type="float" office:value="122422961">
            <text:p>122422961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15686025981">
            <text:p>156860259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20,3 kg pikkus 121cm</text:p>
          </table:table-cell>
          <table:table-cell office:value-type="string">
            <text:p>pikkus 121cm</text:p>
          </table:table-cell>
          <table:table-cell/>
          <table:table-cell office:value-type="string">
            <text:p>pikkus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3138">
            <text:p>2003138</text:p>
          </table:table-cell>
          <table:table-cell office:value-type="float" office:value="126920089">
            <text:p>126920089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765579456">
            <text:p>387655794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22cm</text:p>
          </table:table-cell>
          <table:table-cell/>
          <table:table-cell office:value-type="string">
            <text:p>pikkus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31548">
            <text:p>3331548</text:p>
          </table:table-cell>
          <table:table-cell office:value-type="float" office:value="86481794">
            <text:p>86481794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9958263487">
            <text:p>599582634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: kaal 22kg ( 25 ts ) , pikkus 123cm</text:p>
          </table:table-cell>
          <table:table-cell office:value-type="string">
            <text:p>pikkus 123cm</text:p>
          </table:table-cell>
          <table:table-cell office:value-type="string">
            <text:p><text:s/>( 50 ts )</text:p>
          </table:table-cell>
          <table:table-cell office:value-type="string">
            <text:p>pikkus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51358">
            <text:p>18551358</text:p>
          </table:table-cell>
          <table:table-cell office:value-type="float" office:value="204976404">
            <text:p>204976404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311043603">
            <text:p>363110436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* 17.09.2013 <text:s text:c="2"/>: RR 88/52 , PIKKUS : 124</text:p>
          </table:table-cell>
          <table:table-cell office:value-type="string">
            <text:p>PIKKUS : 124</text:p>
          </table:table-cell>
          <table:table-cell office:value-type="string">
            <text:p>,5 , KAAL : 23,7 .</text:p>
          </table:table-cell>
          <table:table-cell office:value-type="string">
            <text:p>PIKKUS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89038">
            <text:p>5289038</text:p>
          </table:table-cell>
          <table:table-cell office:value-type="float" office:value="123265129">
            <text:p>123265129</text:p>
          </table:table-cell>
          <table:table-cell office:value-type="string">
            <text:p>2012-06-03</text:p>
          </table:table-cell>
          <table:table-cell office:value-type="string">
            <text:p>A</text:p>
          </table:table-cell>
          <table:table-cell office:value-type="string">
            <text:p>2012-05-07</text:p>
          </table:table-cell>
          <table:table-cell office:value-type="float" office:value="96069546091">
            <text:p>9606954609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25.</text:p>
          </table:table-cell>
          <table:table-cell office:value-type="string">
            <text:p>2cm ( 50-75 ts ) , kaal : 28 kg </text:p>
          </table:table-cell>
          <table:table-cell office:value-type="string">
            <text:p>Pikkus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0607">
            <text:p>17460607</text:p>
          </table:table-cell>
          <table:table-cell office:value-type="float" office:value="216039220">
            <text:p>216039220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68752">
            <text:p>673030568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25 sm</text:p>
          </table:table-cell>
          <table:table-cell/>
          <table:table-cell office:value-type="string">
            <text:p>pikkus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95214">
            <text:p>7795214</text:p>
          </table:table-cell>
          <table:table-cell office:value-type="float" office:value="82554795">
            <text:p>82554795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87728584638">
            <text:p>877285846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 leid : Pikkus 126</text:p>
          </table:table-cell>
          <table:table-cell office:value-type="string">
            <text:p>Pikkus 126</text:p>
          </table:table-cell>
          <table:table-cell office:value-type="string">
            <text:p>,6 cm , kaal 37,8 kg , KMI 23,6 </text:p>
          </table:table-cell>
          <table:table-cell office:value-type="string">
            <text:p>Pikkus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49695">
            <text:p>12849695</text:p>
          </table:table-cell>
          <table:table-cell office:value-type="float" office:value="217228868">
            <text:p>217228868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542522550">
            <text:p>465425225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27</text:p>
          </table:table-cell>
          <table:table-cell office:value-type="string">
            <text:p>,5 cm ( 3 ts ) , kaal 21 kg ( &lt;3</text:p>
          </table:table-cell>
          <table:table-cell office:value-type="string">
            <text:p>Pikkus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45977">
            <text:p>19445977</text:p>
          </table:table-cell>
          <table:table-cell office:value-type="float" office:value="187115880">
            <text:p>187115880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772078850">
            <text:p>75772078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t pikkus 127 cm</text:p>
          </table:table-cell>
          <table:table-cell office:value-type="string">
            <text:p>pikkus 127 cm</text:p>
          </table:table-cell>
          <table:table-cell/>
          <table:table-cell office:value-type="string">
            <text:p>pikkus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0376">
            <text:p>5600376</text:p>
          </table:table-cell>
          <table:table-cell office:value-type="float" office:value="135552457">
            <text:p>135552457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34687443425">
            <text:p>3468744342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128</text:p>
          </table:table-cell>
          <table:table-cell office:value-type="string">
            <text:p>,5 cm ( + 0,5 cm )</text:p>
          </table:table-cell>
          <table:table-cell office:value-type="string">
            <text:p>Pikkus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3433">
            <text:p>5753433</text:p>
          </table:table-cell>
          <table:table-cell office:value-type="float" office:value="132612456">
            <text:p>132612456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52437594641">
            <text:p>5243759464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25 kg , ( 50 PT ) pikkus 128 cm</text:p>
          </table:table-cell>
          <table:table-cell office:value-type="string">
            <text:p>pikkus 128 cm</text:p>
          </table:table-cell>
          <table:table-cell office:value-type="string">
            <text:p><text:s/>( 50 PT )</text:p>
          </table:table-cell>
          <table:table-cell office:value-type="string">
            <text:p>pikkus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1362">
            <text:p>19101362</text:p>
          </table:table-cell>
          <table:table-cell office:value-type="float" office:value="191592266">
            <text:p>191592266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5983">
            <text:p>6730305359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22 , pikkus 129 </text:p>
          </table:table-cell>
          <table:table-cell office:value-type="string">
            <text:p>pikkus 129 </text:p>
          </table:table-cell>
          <table:table-cell office:value-type="string">
            <text:p>, peaüm 51 , rinnaüm 58 .</text:p>
          </table:table-cell>
          <table:table-cell office:value-type="string">
            <text:p>pikkus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18881">
            <text:p>9618881</text:p>
          </table:table-cell>
          <table:table-cell office:value-type="float" office:value="195741971">
            <text:p>195741971</text:p>
          </table:table-cell>
          <table:table-cell office:value-type="string">
            <text:p>2013-09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373946186">
            <text:p>953739461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29 cm</text:p>
          </table:table-cell>
          <table:table-cell/>
          <table:table-cell office:value-type="string">
            <text:p>Pikkus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71201">
            <text:p>9871201</text:p>
          </table:table-cell>
          <table:table-cell office:value-type="float" office:value="160866869">
            <text:p>160866869</text:p>
          </table:table-cell>
          <table:table-cell office:value-type="string">
            <text:p>2013-02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756614">
            <text:p>6730387566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10 protsentiili ) ; dünaamika ? Pikkus 130 cm</text:p>
          </table:table-cell>
          <table:table-cell office:value-type="string">
            <text:p>Pikkus 130 cm</text:p>
          </table:table-cell>
          <table:table-cell office:value-type="string">
            <text:p><text:s/>( 50 protsentiili ) ; dünaamika</text:p>
          </table:table-cell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35596">
            <text:p>5335596</text:p>
          </table:table-cell>
          <table:table-cell office:value-type="float" office:value="122586298">
            <text:p>122586298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62780880032">
            <text:p>627808800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131</text:p>
          </table:table-cell>
          <table:table-cell office:value-type="string">
            <text:p>,7 kg</text:p>
          </table:table-cell>
          <table:table-cell office:value-type="string">
            <text:p>Pikkus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1438">
            <text:p>22291438</text:p>
          </table:table-cell>
          <table:table-cell office:value-type="float" office:value="173684793">
            <text:p>173684793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96643228166">
            <text:p>966432281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32 cm</text:p>
          </table:table-cell>
          <table:table-cell office:value-type="string">
            <text:p><text:s/>.</text:p>
          </table:table-cell>
          <table:table-cell office:value-type="string">
            <text:p>Pikkus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22706">
            <text:p>10122706</text:p>
          </table:table-cell>
          <table:table-cell office:value-type="float" office:value="195585339">
            <text:p>195585339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227483">
            <text:p>67304222748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ormosteenilise kehaehitusega , kasv 132 cm</text:p>
          </table:table-cell>
          <table:table-cell office:value-type="string">
            <text:p>kasv 132 cm</text:p>
          </table:table-cell>
          <table:table-cell office:value-type="string">
            <text:p><text:s/>, kaal 24.6 kg</text:p>
          </table:table-cell>
          <table:table-cell office:value-type="string">
            <text:p>kasv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3355">
            <text:p>7333355</text:p>
          </table:table-cell>
          <table:table-cell office:value-type="float" office:value="124213791">
            <text:p>124213791</text:p>
          </table:table-cell>
          <table:table-cell office:value-type="string">
            <text:p>2012-01-15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42570774561">
            <text:p>4257077456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26kg pikkus 138cm</text:p>
          </table:table-cell>
          <table:table-cell office:value-type="string">
            <text:p>pikkus 138cm</text:p>
          </table:table-cell>
          <table:table-cell/>
          <table:table-cell office:value-type="string">
            <text:p>pikkus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5143">
            <text:p>17185143</text:p>
          </table:table-cell>
          <table:table-cell office:value-type="float" office:value="207245077">
            <text:p>20724507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8261">
            <text:p>673030528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Õppimine läheb hästi p 138,6 cm</text:p>
          </table:table-cell>
          <table:table-cell office:value-type="string">
            <text:p><text:s/>p 138,6 cm</text:p>
          </table:table-cell>
          <table:table-cell office:value-type="string">
            <text:p><text:s/>, kaal 28,9kg , RR 102 / 68 vis</text:p>
          </table:table-cell>
          <table:table-cell office:value-type="string">
            <text:p><text:s/>p</text:p>
          </table:table-cell>
          <table:table-cell office:value-type="float" office:value="138.6">
            <text:p>138,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8462">
            <text:p>21478462</text:p>
          </table:table-cell>
          <table:table-cell office:value-type="float" office:value="183150434">
            <text:p>183150434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91567741112">
            <text:p>915677411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40 cm</text:p>
          </table:table-cell>
          <table:table-cell/>
          <table:table-cell office:value-type="string">
            <text:p>Pikkus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16884">
            <text:p>16016884</text:p>
          </table:table-cell>
          <table:table-cell office:value-type="float" office:value="166234709">
            <text:p>166234709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569268721">
            <text:p>215692687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iivne leid : Pikkus - 141 cm</text:p>
          </table:table-cell>
          <table:table-cell office:value-type="string">
            <text:p>Pikkus - 141 cm</text:p>
          </table:table-cell>
          <table:table-cell office:value-type="string">
            <text:p><text:s/>M - 34 kg kehapindala 1,17 m2 s</text:p>
          </table:table-cell>
          <table:table-cell office:value-type="string">
            <text:p>Pikkus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42883">
            <text:p>18642883</text:p>
          </table:table-cell>
          <table:table-cell office:value-type="float" office:value="212631720">
            <text:p>212631720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367531823">
            <text:p>493675318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45</text:p>
          </table:table-cell>
          <table:table-cell office:value-type="string">
            <text:p>,5 cm ( p�sib 25 tsentiilil )</text:p>
          </table:table-cell>
          <table:table-cell office:value-type="string">
            <text:p>Pikkus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0947">
            <text:p>2800947</text:p>
          </table:table-cell>
          <table:table-cell office:value-type="float" office:value="150760855">
            <text:p>150760855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894461800">
            <text:p>65894461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mekiledel valgusrefleks hajus , pikkus 148cm</text:p>
          </table:table-cell>
          <table:table-cell office:value-type="string">
            <text:p>pikkus 148cm</text:p>
          </table:table-cell>
          <table:table-cell office:value-type="string">
            <text:p><text:s/>, ninalk turseline , koorikuid </text:p>
          </table:table-cell>
          <table:table-cell office:value-type="string">
            <text:p>pikkus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58691">
            <text:p>17058691</text:p>
          </table:table-cell>
          <table:table-cell office:value-type="float" office:value="212058805">
            <text:p>212058805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9152">
            <text:p>673030359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13a v -7K pikkus-149cm</text:p>
          </table:table-cell>
          <table:table-cell office:value-type="string">
            <text:p>pikkus-149cm</text:p>
          </table:table-cell>
          <table:table-cell/>
          <table:table-cell office:value-type="string">
            <text:p>pikkus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03024">
            <text:p>14703024</text:p>
          </table:table-cell>
          <table:table-cell office:value-type="float" office:value="183675281">
            <text:p>183675281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0485131">
            <text:p>6730304851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50 cm</text:p>
          </table:table-cell>
          <table:table-cell/>
          <table:table-cell office:value-type="string">
            <text:p>Pikkus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2443">
            <text:p>5802443</text:p>
          </table:table-cell>
          <table:table-cell office:value-type="float" office:value="137337475">
            <text:p>137337475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586734396">
            <text:p>965867343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arsti kab-s 102kg , pikkus 151cm</text:p>
          </table:table-cell>
          <table:table-cell office:value-type="string">
            <text:p>pikkus 151cm</text:p>
          </table:table-cell>
          <table:table-cell/>
          <table:table-cell office:value-type="string">
            <text:p>pikkus</text:p>
          </table:table-cell>
          <table:table-cell office:value-type="float" office:value="151">
            <text:p>1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6975">
            <text:p>4966975</text:p>
          </table:table-cell>
          <table:table-cell office:value-type="float" office:value="131632587">
            <text:p>131632587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41676245952">
            <text:p>416762459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51</text:p>
          </table:table-cell>
          <table:table-cell office:value-type="string">
            <text:p>,3 cm</text:p>
          </table:table-cell>
          <table:table-cell office:value-type="string">
            <text:p>Pikkus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63173">
            <text:p>21263173</text:p>
          </table:table-cell>
          <table:table-cell office:value-type="float" office:value="198535240">
            <text:p>198535240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865615788">
            <text:p>778656157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ned/GF normis Kehakaal 48 kg , pikkus 151 cm</text:p>
          </table:table-cell>
          <table:table-cell office:value-type="string">
            <text:p>pikkus 151 cm</text:p>
          </table:table-cell>
          <table:table-cell office:value-type="string">
            <text:p><text:s/>Pt informeeritud keemiaravi ole</text:p>
          </table:table-cell>
          <table:table-cell office:value-type="string">
            <text:p>pikkus</text:p>
          </table:table-cell>
          <table:table-cell office:value-type="float" office:value="151">
            <text:p>1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8303">
            <text:p>5518303</text:p>
          </table:table-cell>
          <table:table-cell office:value-type="float" office:value="86950137">
            <text:p>86950137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94702457235">
            <text:p>947024572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52 cm</text:p>
          </table:table-cell>
          <table:table-cell/>
          <table:table-cell office:value-type="string">
            <text:p>Pikkus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74745">
            <text:p>10174745</text:p>
          </table:table-cell>
          <table:table-cell office:value-type="float" office:value="155313962">
            <text:p>155313962</text:p>
          </table:table-cell>
          <table:table-cell office:value-type="string">
            <text:p>2013-01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656246">
            <text:p>6730336562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68,3 , pikkus 152 cm</text:p>
          </table:table-cell>
          <table:table-cell office:value-type="string">
            <text:p>pikkus 152 cm</text:p>
          </table:table-cell>
          <table:table-cell/>
          <table:table-cell office:value-type="string">
            <text:p>pikkus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32979">
            <text:p>19432979</text:p>
          </table:table-cell>
          <table:table-cell office:value-type="float" office:value="213764633">
            <text:p>213764633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551452958">
            <text:p>225514529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2cm</text:p>
          </table:table-cell>
          <table:table-cell office:value-type="string">
            <text:p><text:s/>, kaal 53kg , KMI 23 .</text:p>
          </table:table-cell>
          <table:table-cell office:value-type="string">
            <text:p>Pikkus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8924">
            <text:p>5588924</text:p>
          </table:table-cell>
          <table:table-cell office:value-type="float" office:value="83320290">
            <text:p>83320290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97764675079">
            <text:p>9776467507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52 cm</text:p>
          </table:table-cell>
          <table:table-cell office:value-type="string">
            <text:p><text:s/>, kaal 45 kg , KMI 19,5 , BSA 1</text:p>
          </table:table-cell>
          <table:table-cell office:value-type="string">
            <text:p>Kasv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5021">
            <text:p>24665021</text:p>
          </table:table-cell>
          <table:table-cell office:value-type="float" office:value="182792871">
            <text:p>182792871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14785753574">
            <text:p>147857535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98 kg ; pikkus 153 cm</text:p>
          </table:table-cell>
          <table:table-cell office:value-type="string">
            <text:p>pikkus 153 cm</text:p>
          </table:table-cell>
          <table:table-cell/>
          <table:table-cell office:value-type="string">
            <text:p>pikkus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8162">
            <text:p>12638162</text:p>
          </table:table-cell>
          <table:table-cell office:value-type="float" office:value="178026807">
            <text:p>178026807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33878827300">
            <text:p>338788273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74 kg , pikkus 153 cm</text:p>
          </table:table-cell>
          <table:table-cell office:value-type="string">
            <text:p>pikkus 153 cm</text:p>
          </table:table-cell>
          <table:table-cell/>
          <table:table-cell office:value-type="string">
            <text:p>pikkus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02151">
            <text:p>10102151</text:p>
          </table:table-cell>
          <table:table-cell office:value-type="float" office:value="209235068">
            <text:p>209235068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office:value-type="string">
            <text:p>2013-10-09</text:p>
          </table:table-cell>
          <table:table-cell office:value-type="float" office:value="74940817057">
            <text:p>749408170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85kg , pikkus 153cm</text:p>
          </table:table-cell>
          <table:table-cell office:value-type="string">
            <text:p>pikkus 153cm</text:p>
          </table:table-cell>
          <table:table-cell/>
          <table:table-cell office:value-type="string">
            <text:p>pikkus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8337">
            <text:p>5718337</text:p>
          </table:table-cell>
          <table:table-cell office:value-type="float" office:value="149026339">
            <text:p>149026339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17833252830">
            <text:p>1783325283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27.11.2012 - Pikkus 154.</text:p>
          </table:table-cell>
          <table:table-cell office:value-type="string">
            <text:p>Pikkus 154.</text:p>
          </table:table-cell>
          <table:table-cell office:value-type="string">
            <text:p>5 cm ( 90-97 prots ) , kaal 36.8</text:p>
          </table:table-cell>
          <table:table-cell office:value-type="string">
            <text:p>Pikkus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570868">
            <text:p>15570868</text:p>
          </table:table-cell>
          <table:table-cell office:value-type="float" office:value="165076438">
            <text:p>165076438</text:p>
          </table:table-cell>
          <table:table-cell office:value-type="string">
            <text:p>2013-03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774396">
            <text:p>673043774396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ym ( d MM yyyy ) Sugu : Female Pikkus : 155 cm</text:p>
          </table:table-cell>
          <table:table-cell office:value-type="string">
            <text:p>Pikkus : 155 cm</text:p>
          </table:table-cell>
          <table:table-cell/>
          <table:table-cell office:value-type="string">
            <text:p>Pikkus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30990">
            <text:p>12330990</text:p>
          </table:table-cell>
          <table:table-cell office:value-type="float" office:value="181962633">
            <text:p>181962633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21850483081">
            <text:p>218504830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55 cm</text:p>
          </table:table-cell>
          <table:table-cell office:value-type="string">
            <text:p>Pikkus155 cm</text:p>
          </table:table-cell>
          <table:table-cell office:value-type="string">
            <text:p>Kaal55 kgBMI22,89281998</text:p>
          </table:table-cell>
          <table:table-cell office:value-type="string">
            <text:p>Pikkus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8819">
            <text:p>16898819</text:p>
          </table:table-cell>
          <table:table-cell office:value-type="float" office:value="154860382">
            <text:p>154860382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581017">
            <text:p>6730395810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ivne leid : Kehakaal : 43 kg , pikkus : 155 cm</text:p>
          </table:table-cell>
          <table:table-cell office:value-type="string">
            <text:p>pikkus : 155 cm</text:p>
          </table:table-cell>
          <table:table-cell/>
          <table:table-cell office:value-type="string">
            <text:p>pikkus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48058">
            <text:p>15148058</text:p>
          </table:table-cell>
          <table:table-cell office:value-type="float" office:value="161285629">
            <text:p>161285629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013853415">
            <text:p>4901385341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ym ( d MM yyyy ) Sugu : Female Pikkus : 155 cm</text:p>
          </table:table-cell>
          <table:table-cell office:value-type="string">
            <text:p>Pikkus : 155 cm</text:p>
          </table:table-cell>
          <table:table-cell/>
          <table:table-cell office:value-type="string">
            <text:p>Pikkus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627">
            <text:p>1636627</text:p>
          </table:table-cell>
          <table:table-cell office:value-type="float" office:value="87178396">
            <text:p>87178396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530471381">
            <text:p>6553047138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56 cm</text:p>
          </table:table-cell>
          <table:table-cell office:value-type="string">
            <text:p>Kaal58 kgBMI23,8330046 Südamerüt</text:p>
          </table:table-cell>
          <table:table-cell office:value-type="string">
            <text:p>Pikkus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31060">
            <text:p>2931060</text:p>
          </table:table-cell>
          <table:table-cell office:value-type="float" office:value="129316016">
            <text:p>129316016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office:value-type="string">
            <text:p>2011-09-29</text:p>
          </table:table-cell>
          <table:table-cell office:value-type="float" office:value="26007572850">
            <text:p>260075728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6 sm</text:p>
          </table:table-cell>
          <table:table-cell/>
          <table:table-cell office:value-type="string">
            <text:p>pikkus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77805">
            <text:p>14877805</text:p>
          </table:table-cell>
          <table:table-cell office:value-type="float" office:value="207033185">
            <text:p>207033185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29570581811">
            <text:p>295705818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6 </text:p>
          </table:table-cell>
          <table:table-cell office:value-type="string">
            <text:p>pea</text:p>
          </table:table-cell>
          <table:table-cell office:value-type="string">
            <text:p>pikkus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5585">
            <text:p>1935585</text:p>
          </table:table-cell>
          <table:table-cell office:value-type="float" office:value="121518286">
            <text:p>121518286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01-06-05</text:p>
          </table:table-cell>
          <table:table-cell office:value-type="float" office:value="77276158549">
            <text:p>772761585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6 </text:p>
          </table:table-cell>
          <table:table-cell office:value-type="string">
            <text:p>, kaal 60 .</text:p>
          </table:table-cell>
          <table:table-cell office:value-type="string">
            <text:p>Pikkus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4797">
            <text:p>6164797</text:p>
          </table:table-cell>
          <table:table-cell office:value-type="float" office:value="82523081">
            <text:p>82523081</text:p>
          </table:table-cell>
          <table:table-cell office:value-type="string">
            <text:p>2011-12-21</text:p>
          </table:table-cell>
          <table:table-cell office:value-type="string">
            <text:p>S</text:p>
          </table:table-cell>
          <table:table-cell office:value-type="string">
            <text:p>2011-12-16</text:p>
          </table:table-cell>
          <table:table-cell office:value-type="float" office:value="66515481910">
            <text:p>665154819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irjeldus : Pikkus 156 cm</text:p>
          </table:table-cell>
          <table:table-cell office:value-type="string">
            <text:p>Pikkus 156 cm</text:p>
          </table:table-cell>
          <table:table-cell office:value-type="string">
            <text:p><text:s/>, kehakaal 60 kg</text:p>
          </table:table-cell>
          <table:table-cell office:value-type="string">
            <text:p>Pikkus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44409">
            <text:p>3744409</text:p>
          </table:table-cell>
          <table:table-cell office:value-type="float" office:value="149007573">
            <text:p>149007573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869398250">
            <text:p>818693982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evalt ülekaaluline , kaal 121 , pikkus 157 .</text:p>
          </table:table-cell>
          <table:table-cell office:value-type="string">
            <text:p>pikkus 157 .</text:p>
          </table:table-cell>
          <table:table-cell/>
          <table:table-cell office:value-type="string">
            <text:p>pikkus</text:p>
          </table:table-cell>
          <table:table-cell office:value-type="float" office:value="157">
            <text:p>1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9958">
            <text:p>5639958</text:p>
          </table:table-cell>
          <table:table-cell office:value-type="float" office:value="141654134">
            <text:p>141654134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946054808">
            <text:p>8794605480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al riiete , saabastega 83 kg , pikkus 157 cm</text:p>
          </table:table-cell>
          <table:table-cell office:value-type="string">
            <text:p>pikkus 157 cm</text:p>
          </table:table-cell>
          <table:table-cell/>
          <table:table-cell office:value-type="string">
            <text:p>pikkus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8185">
            <text:p>5858185</text:p>
          </table:table-cell>
          <table:table-cell office:value-type="float" office:value="132915478">
            <text:p>132915478</text:p>
          </table:table-cell>
          <table:table-cell office:value-type="string">
            <text:p>2012-08-15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39270867371">
            <text:p>392708673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57 cm</text:p>
          </table:table-cell>
          <table:table-cell/>
          <table:table-cell office:value-type="string">
            <text:p>Pikkus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5621">
            <text:p>5755621</text:p>
          </table:table-cell>
          <table:table-cell office:value-type="float" office:value="151013132">
            <text:p>151013132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081827514">
            <text:p>440818275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l , lihasvalu lKaal - 77,6 kg , kasv - 157sm</text:p>
          </table:table-cell>
          <table:table-cell office:value-type="string">
            <text:p>kasv - 157sm</text:p>
          </table:table-cell>
          <table:table-cell office:value-type="string">
            <text:p><text:s/>Menopausae -52 Ei suitseta</text:p>
          </table:table-cell>
          <table:table-cell office:value-type="string">
            <text:p>kasv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24779">
            <text:p>2624779</text:p>
          </table:table-cell>
          <table:table-cell office:value-type="float" office:value="136703989">
            <text:p>136703989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987023735">
            <text:p>639870237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Rasvunud aastaid , kasv 157 cm</text:p>
          </table:table-cell>
          <table:table-cell office:value-type="string">
            <text:p>kasv 157 cm</text:p>
          </table:table-cell>
          <table:table-cell office:value-type="string">
            <text:p><text:s/>, kehakaal 109 kg , KMI 44,2 .</text:p>
          </table:table-cell>
          <table:table-cell office:value-type="string">
            <text:p>kasv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44257">
            <text:p>15844257</text:p>
          </table:table-cell>
          <table:table-cell office:value-type="float" office:value="189231369">
            <text:p>189231369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office:value-type="string">
            <text:p>2013-07-08</text:p>
          </table:table-cell>
          <table:table-cell office:value-type="float" office:value="673031552840">
            <text:p>6730315528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lunud 48-49 kg , praegu 57 kg ( pikkus 157 cm</text:p>
          </table:table-cell>
          <table:table-cell office:value-type="string">
            <text:p>pikkus 157 cm</text:p>
          </table:table-cell>
          <table:table-cell office:value-type="string">
            <text:p><text:s/>)</text:p>
          </table:table-cell>
          <table:table-cell office:value-type="string">
            <text:p>pikkus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549219">
            <text:p>15549219</text:p>
          </table:table-cell>
          <table:table-cell office:value-type="float" office:value="157475428">
            <text:p>157475428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597769">
            <text:p>673046597769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,5 mg x 2 Kirjeldus : kaal 58kg pikkus 158cm</text:p>
          </table:table-cell>
          <table:table-cell office:value-type="string">
            <text:p>pikkus 158cm</text:p>
          </table:table-cell>
          <table:table-cell office:value-type="string">
            <text:p><text:s/>kehapind 1,58 m2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75541">
            <text:p>3475541</text:p>
          </table:table-cell>
          <table:table-cell office:value-type="float" office:value="153312619">
            <text:p>153312619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35117517810">
            <text:p>351175178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76 kg , pikkus 158 cm</text:p>
          </table:table-cell>
          <table:table-cell office:value-type="string">
            <text:p>pikkus 158 cm</text:p>
          </table:table-cell>
          <table:table-cell/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3379">
            <text:p>16893379</text:p>
          </table:table-cell>
          <table:table-cell office:value-type="float" office:value="197242095">
            <text:p>197242095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office:value-type="string">
            <text:p>2013-09-06</text:p>
          </table:table-cell>
          <table:table-cell office:value-type="float" office:value="81391638476">
            <text:p>813916384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8 .</text:p>
          </table:table-cell>
          <table:table-cell/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4965">
            <text:p>5764965</text:p>
          </table:table-cell>
          <table:table-cell office:value-type="float" office:value="153409391">
            <text:p>153409391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014039540">
            <text:p>300140395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- 158sm</text:p>
          </table:table-cell>
          <table:table-cell/>
          <table:table-cell office:value-type="string">
            <text:p>Kasv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66363">
            <text:p>8866363</text:p>
          </table:table-cell>
          <table:table-cell office:value-type="float" office:value="166337222">
            <text:p>166337222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006194463">
            <text:p>6400619446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at 99 % Pikkus 158 cm</text:p>
          </table:table-cell>
          <table:table-cell office:value-type="string">
            <text:p>Pikkus 158 cm</text:p>
          </table:table-cell>
          <table:table-cell/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93689">
            <text:p>7093689</text:p>
          </table:table-cell>
          <table:table-cell office:value-type="float" office:value="95998595">
            <text:p>95998595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70863653034">
            <text:p>708636530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Muu leid : Pikkus 158 cm</text:p>
          </table:table-cell>
          <table:table-cell office:value-type="string">
            <text:p>Pikkus 158 cm</text:p>
          </table:table-cell>
          <table:table-cell office:value-type="string">
            <text:p><text:s/>, kehamass 81 kg , KMI=32 ( tüs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39133">
            <text:p>3639133</text:p>
          </table:table-cell>
          <table:table-cell office:value-type="float" office:value="145499311">
            <text:p>145499311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121112080">
            <text:p>671211120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immehüperlordoos , kaal=89kg , Pikkus=158cm</text:p>
          </table:table-cell>
          <table:table-cell office:value-type="string">
            <text:p>Pikkus=158cm</text:p>
          </table:table-cell>
          <table:table-cell office:value-type="string">
            <text:p><text:s/>, likkuvus nimmest kergelt piir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6154">
            <text:p>19696154</text:p>
          </table:table-cell>
          <table:table-cell office:value-type="float" office:value="161964712">
            <text:p>161964712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0944">
            <text:p>6730303409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äesolevalt kehakaal 108kg , pikkus 159cm</text:p>
          </table:table-cell>
          <table:table-cell office:value-type="string">
            <text:p>pikkus 159cm</text:p>
          </table:table-cell>
          <table:table-cell/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58639">
            <text:p>21058639</text:p>
          </table:table-cell>
          <table:table-cell office:value-type="float" office:value="185398514">
            <text:p>185398514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460444">
            <text:p>6730344604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-57,5kg , kasv-159 sm</text:p>
          </table:table-cell>
          <table:table-cell office:value-type="string">
            <text:p>kasv-159 sm</text:p>
          </table:table-cell>
          <table:table-cell office:value-type="string">
            <text:p><text:s/>, BMI-22,5 kg/m2 , AD 136/85 mm</text:p>
          </table:table-cell>
          <table:table-cell office:value-type="string">
            <text:p>kasv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16325">
            <text:p>19816325</text:p>
          </table:table-cell>
          <table:table-cell office:value-type="float" office:value="209413564">
            <text:p>209413564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171766229">
            <text:p>491717662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0 , pole ka def tungi kaal 59 , pikkus 159</text:p>
          </table:table-cell>
          <table:table-cell office:value-type="string">
            <text:p>pikkus 159</text:p>
          </table:table-cell>
          <table:table-cell/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98057">
            <text:p>23398057</text:p>
          </table:table-cell>
          <table:table-cell office:value-type="float" office:value="189222590">
            <text:p>189222590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98515670452">
            <text:p>985156704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stabiilne : 62kg , pikkus 159cm</text:p>
          </table:table-cell>
          <table:table-cell office:value-type="string">
            <text:p>pikkus 159cm</text:p>
          </table:table-cell>
          <table:table-cell/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09074">
            <text:p>20509074</text:p>
          </table:table-cell>
          <table:table-cell office:value-type="float" office:value="180528513">
            <text:p>180528513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8252">
            <text:p>6730303282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ed veidi kumin , kaal Obj leid Pikkus 159cm</text:p>
          </table:table-cell>
          <table:table-cell office:value-type="string">
            <text:p>Pikkus 159cm</text:p>
          </table:table-cell>
          <table:table-cell office:value-type="string">
            <text:p><text:s/>, kaal 90kg , vereanalüüs - kor</text:p>
          </table:table-cell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47331">
            <text:p>22847331</text:p>
          </table:table-cell>
          <table:table-cell office:value-type="float" office:value="212745049">
            <text:p>212745049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29034127338">
            <text:p>290341273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9cm</text:p>
          </table:table-cell>
          <table:table-cell office:value-type="string">
            <text:p><text:s/>, kehakaal 83kg ( adipoossus )</text:p>
          </table:table-cell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26115">
            <text:p>17826115</text:p>
          </table:table-cell>
          <table:table-cell office:value-type="float" office:value="193766943">
            <text:p>193766943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257424665">
            <text:p>18257424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9cm</text:p>
          </table:table-cell>
          <table:table-cell office:value-type="string">
            <text:p><text:s/>, kaal 78kg , BMI 30.9 .</text:p>
          </table:table-cell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98375">
            <text:p>15898375</text:p>
          </table:table-cell>
          <table:table-cell office:value-type="float" office:value="210678721">
            <text:p>210678721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2013-11-14</text:p>
          </table:table-cell>
          <table:table-cell office:value-type="float" office:value="673032343942">
            <text:p>67303234394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dis naispatsient , kaal 91 kg , pikkus 160 cm</text:p>
          </table:table-cell>
          <table:table-cell office:value-type="string">
            <text:p>pikkus 160 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3876">
            <text:p>1243876</text:p>
          </table:table-cell>
          <table:table-cell office:value-type="float" office:value="129424224">
            <text:p>129424224</text:p>
          </table:table-cell>
          <table:table-cell office:value-type="string">
            <text:p>2012-07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525354573">
            <text:p>39525354573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55kg , pikkus : 160cm</text:p>
          </table:table-cell>
          <table:table-cell office:value-type="string">
            <text:p>pikkus : 160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9957">
            <text:p>1929957</text:p>
          </table:table-cell>
          <table:table-cell office:value-type="float" office:value="125016180">
            <text:p>125016180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891118081">
            <text:p>328911180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, Glyc-6,4 mmol/l kaal 80 kg , pikkus - 160 cm</text:p>
          </table:table-cell>
          <table:table-cell office:value-type="string">
            <text:p>pikkus - 160 cm</text:p>
          </table:table-cell>
          <table:table-cell office:value-type="string">
            <text:p><text:s/>, VÜ-109 cm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94437">
            <text:p>8894437</text:p>
          </table:table-cell>
          <table:table-cell office:value-type="float" office:value="218099012">
            <text:p>218099012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5059">
            <text:p>67303035505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ym ( d MM yyyy ) Sugu : Female Pikkus : 160 cm</text:p>
          </table:table-cell>
          <table:table-cell office:value-type="string">
            <text:p>Pikkus : 160 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07001">
            <text:p>9007001</text:p>
          </table:table-cell>
          <table:table-cell office:value-type="float" office:value="158426355">
            <text:p>158426355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047281820">
            <text:p>2104728182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irjeldus : Pikkus 160 cm</text:p>
          </table:table-cell>
          <table:table-cell office:value-type="string">
            <text:p>Pikkus 160 cm</text:p>
          </table:table-cell>
          <table:table-cell office:value-type="string">
            <text:p><text:s/>; kaal 87 kg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48948">
            <text:p>17848948</text:p>
          </table:table-cell>
          <table:table-cell office:value-type="float" office:value="167769891">
            <text:p>167769891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977448018">
            <text:p>78977448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70 kg , pikkus 160 cm</text:p>
          </table:table-cell>
          <table:table-cell office:value-type="string">
            <text:p>pikkus 160 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7718">
            <text:p>2447718</text:p>
          </table:table-cell>
          <table:table-cell office:value-type="float" office:value="139470768">
            <text:p>139470768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863813227">
            <text:p>498638132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0 cm</text:p>
          </table:table-cell>
          <table:table-cell office:value-type="string">
            <text:p><text:s/>; kaal 85,7 kg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91915">
            <text:p>19491915</text:p>
          </table:table-cell>
          <table:table-cell office:value-type="float" office:value="186395865">
            <text:p>186395865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9875">
            <text:p>6730303998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Rasvunud aastaid , kasv 160 cm</text:p>
          </table:table-cell>
          <table:table-cell office:value-type="string">
            <text:p>kasv 160 cm</text:p>
          </table:table-cell>
          <table:table-cell office:value-type="string">
            <text:p><text:s/>, kehakaal 109 kg , KMI 42,6 .</text:p>
          </table:table-cell>
          <table:table-cell office:value-type="string">
            <text:p>kasv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50766">
            <text:p>9550766</text:p>
          </table:table-cell>
          <table:table-cell office:value-type="float" office:value="215003383">
            <text:p>215003383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2013-07-19</text:p>
          </table:table-cell>
          <table:table-cell office:value-type="float" office:value="673042877317">
            <text:p>6730428773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0 cm</text:p>
          </table:table-cell>
          <table:table-cell office:value-type="string">
            <text:p><text:s/>, kehakaal 57 kg , kaalukaotus 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7254">
            <text:p>5857254</text:p>
          </table:table-cell>
          <table:table-cell office:value-type="float" office:value="143181027">
            <text:p>143181027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41384343136">
            <text:p>4138434313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0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86767">
            <text:p>12786767</text:p>
          </table:table-cell>
          <table:table-cell office:value-type="float" office:value="201830345">
            <text:p>201830345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84363431181">
            <text:p>843634311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0 </text:p>
          </table:table-cell>
          <table:table-cell office:value-type="string">
            <text:p>, kaal 80 .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88719">
            <text:p>21888719</text:p>
          </table:table-cell>
          <table:table-cell office:value-type="float" office:value="196300452">
            <text:p>196300452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769822790">
            <text:p>797698227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äesolevalt kehakaal 130 kg , pikkus 160 cm</text:p>
          </table:table-cell>
          <table:table-cell office:value-type="string">
            <text:p>pikkus 160 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89453">
            <text:p>22089453</text:p>
          </table:table-cell>
          <table:table-cell office:value-type="float" office:value="200344438">
            <text:p>200344438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98010341479">
            <text:p>980103414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61 cm</text:p>
          </table:table-cell>
          <table:table-cell office:value-type="string">
            <text:p>Pikkus161 cm</text:p>
          </table:table-cell>
          <table:table-cell office:value-type="string">
            <text:p>Kaal103 kgBMI39,73612129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02904">
            <text:p>3302904</text:p>
          </table:table-cell>
          <table:table-cell office:value-type="float" office:value="82833005">
            <text:p>82833005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51293513234">
            <text:p>512935132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Obj saab : P161sm</text:p>
          </table:table-cell>
          <table:table-cell office:value-type="string">
            <text:p><text:s/>P161sm</text:p>
          </table:table-cell>
          <table:table-cell office:value-type="string">
            <text:p><text:s/>K 68kg</text:p>
          </table:table-cell>
          <table:table-cell office:value-type="string">
            <text:p><text:s/>P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50688">
            <text:p>13450688</text:p>
          </table:table-cell>
          <table:table-cell office:value-type="float" office:value="215206729">
            <text:p>215206729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19408590157">
            <text:p>194085901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61 cm</text:p>
          </table:table-cell>
          <table:table-cell office:value-type="string">
            <text:p>Pikkus161 cm</text:p>
          </table:table-cell>
          <table:table-cell office:value-type="string">
            <text:p>Kaal94 kgBMI36,26403302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4504">
            <text:p>16754504</text:p>
          </table:table-cell>
          <table:table-cell office:value-type="float" office:value="207487681">
            <text:p>207487681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office:value-type="string">
            <text:p>2013-11-01</text:p>
          </table:table-cell>
          <table:table-cell office:value-type="float" office:value="55624890205">
            <text:p>556248902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1 .</text:p>
          </table:table-cell>
          <table:table-cell/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5091">
            <text:p>4275091</text:p>
          </table:table-cell>
          <table:table-cell office:value-type="float" office:value="125196109">
            <text:p>125196109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26417029423">
            <text:p>264170294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1cm</text:p>
          </table:table-cell>
          <table:table-cell office:value-type="string">
            <text:p><text:s/>, kaal-93kg , KMI - 36,2RINDKER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48869">
            <text:p>21148869</text:p>
          </table:table-cell>
          <table:table-cell office:value-type="float" office:value="197354077">
            <text:p>197354077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600060674">
            <text:p>486000606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egu Objektiivselt : Kaal 59 kg Pikkus 161 cm</text:p>
          </table:table-cell>
          <table:table-cell office:value-type="string">
            <text:p>Pikkus 161 cm</text:p>
          </table:table-cell>
          <table:table-cell office:value-type="string">
            <text:p><text:s/>Suitsetamine : eiNahk , limaske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2961">
            <text:p>5522961</text:p>
          </table:table-cell>
          <table:table-cell office:value-type="float" office:value="82178751">
            <text:p>82178751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64079434325">
            <text:p>6407943432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25.01.2012 - kaal 76,4kg pikkus 161cm</text:p>
          </table:table-cell>
          <table:table-cell office:value-type="string">
            <text:p>pikkus 161cm</text:p>
          </table:table-cell>
          <table:table-cell/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48154">
            <text:p>5348154</text:p>
          </table:table-cell>
          <table:table-cell office:value-type="float" office:value="121913591">
            <text:p>121913591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15655563458">
            <text:p>1565556345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2</text:p>
          </table:table-cell>
          <table:table-cell office:value-type="string">
            <text:p>,5cm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07707">
            <text:p>17007707</text:p>
          </table:table-cell>
          <table:table-cell office:value-type="float" office:value="174966830">
            <text:p>174966830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0375447">
            <text:p>673030375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I Kaal 109 , pikkus 162 . </text:p>
          </table:table-cell>
          <table:table-cell office:value-type="string">
            <text:p>pikkus 162 . </text:p>
          </table:table-cell>
          <table:table-cell office:value-type="string">
            <text:p>soovib xefole retsepti , vahel p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8563">
            <text:p>5598563</text:p>
          </table:table-cell>
          <table:table-cell office:value-type="float" office:value="143881234">
            <text:p>143881234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90975878605">
            <text:p>9097587860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2 cm</text:p>
          </table:table-cell>
          <table:table-cell/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7293">
            <text:p>24657293</text:p>
          </table:table-cell>
          <table:table-cell office:value-type="float" office:value="178895107">
            <text:p>178895107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44668415391">
            <text:p>446684153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66,5kg , pikkus 162cm</text:p>
          </table:table-cell>
          <table:table-cell office:value-type="string">
            <text:p>pikkus 162cm</text:p>
          </table:table-cell>
          <table:table-cell/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44680">
            <text:p>6444680</text:p>
          </table:table-cell>
          <table:table-cell office:value-type="float" office:value="143143356">
            <text:p>143143356</text:p>
          </table:table-cell>
          <table:table-cell office:value-type="string">
            <text:p>2012-10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660782127">
            <text:p>8766078212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2 cm</text:p>
          </table:table-cell>
          <table:table-cell office:value-type="string">
            <text:p><text:s/>, kaal 65 kg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76541">
            <text:p>20476541</text:p>
          </table:table-cell>
          <table:table-cell office:value-type="float" office:value="179533955">
            <text:p>179533955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252231191">
            <text:p>642522311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2</text:p>
          </table:table-cell>
          <table:table-cell office:value-type="string">
            <text:p>,5cm , kaal 113,6kg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1092">
            <text:p>22941092</text:p>
          </table:table-cell>
          <table:table-cell office:value-type="float" office:value="159024118">
            <text:p>159024118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673043128379">
            <text:p>6730431283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2</text:p>
          </table:table-cell>
          <table:table-cell office:value-type="string">
            <text:p>,5cm , kaal-65kg , KMI-25RINDKER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25599">
            <text:p>10025599</text:p>
          </table:table-cell>
          <table:table-cell office:value-type="float" office:value="167581771">
            <text:p>167581771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158118958">
            <text:p>8215811895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85 kg , pikkus 162 cm</text:p>
          </table:table-cell>
          <table:table-cell office:value-type="string">
            <text:p>pikkus 162 cm</text:p>
          </table:table-cell>
          <table:table-cell/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8358">
            <text:p>5418358</text:p>
          </table:table-cell>
          <table:table-cell office:value-type="float" office:value="122200486">
            <text:p>122200486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086117212">
            <text:p>700861172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5 kg , pikkus 162 cm</text:p>
          </table:table-cell>
          <table:table-cell office:value-type="string">
            <text:p>pikkus 162 cm</text:p>
          </table:table-cell>
          <table:table-cell/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03621">
            <text:p>24703621</text:p>
          </table:table-cell>
          <table:table-cell office:value-type="float" office:value="170976587">
            <text:p>170976587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99171587561">
            <text:p>991715875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62 cm</text:p>
          </table:table-cell>
          <table:table-cell office:value-type="string">
            <text:p>Pikkus162 cm</text:p>
          </table:table-cell>
          <table:table-cell office:value-type="string">
            <text:p>Kaal71 kgBMI27,05380277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0055">
            <text:p>17300055</text:p>
          </table:table-cell>
          <table:table-cell office:value-type="float" office:value="206036174">
            <text:p>206036174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6871">
            <text:p>673030346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* 16.10.2013 <text:s text:c="2"/>: kaal 122 pikkus 163 </text:p>
          </table:table-cell>
          <table:table-cell office:value-type="string">
            <text:p>pikkus 163 </text:p>
          </table:table-cell>
          <table:table-cell office:value-type="string">
            <text:p>analüüsid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7103">
            <text:p>11477103</text:p>
          </table:table-cell>
          <table:table-cell office:value-type="float" office:value="158102279">
            <text:p>158102279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673041399994">
            <text:p>6730413999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3 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43386">
            <text:p>9543386</text:p>
          </table:table-cell>
          <table:table-cell office:value-type="float" office:value="202732057">
            <text:p>202732057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788689966">
            <text:p>7878868996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ivne leid : Kehakaal : 68 kg , pikkus : 163 cm</text:p>
          </table:table-cell>
          <table:table-cell office:value-type="string">
            <text:p>pikkus : 163 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73440">
            <text:p>11373440</text:p>
          </table:table-cell>
          <table:table-cell office:value-type="float" office:value="186384494">
            <text:p>186384494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93826672537">
            <text:p>938266725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3cm</text:p>
          </table:table-cell>
          <table:table-cell office:value-type="string">
            <text:p><text:s/>, kaal-66kg , KMI-25,5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09329">
            <text:p>9309329</text:p>
          </table:table-cell>
          <table:table-cell office:value-type="float" office:value="205710805">
            <text:p>205710805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504110747">
            <text:p>4950411074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Ravi : enalapriil Kirjeldus : Pikkus 163 cm</text:p>
          </table:table-cell>
          <table:table-cell office:value-type="string">
            <text:p>Pikkus 163 cm</text:p>
          </table:table-cell>
          <table:table-cell office:value-type="string">
            <text:p><text:s/>; kaal 72 kg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42250">
            <text:p>8842250</text:p>
          </table:table-cell>
          <table:table-cell office:value-type="float" office:value="210490326">
            <text:p>210490326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720568008">
            <text:p>4972056800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82kg , pikkus : 163cm</text:p>
          </table:table-cell>
          <table:table-cell office:value-type="string">
            <text:p>pikkus : 163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64731">
            <text:p>6364731</text:p>
          </table:table-cell>
          <table:table-cell office:value-type="float" office:value="131566552">
            <text:p>131566552</text:p>
          </table:table-cell>
          <table:table-cell office:value-type="string">
            <text:p>2012-07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914572018">
            <text:p>2991457201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3 cm</text:p>
          </table:table-cell>
          <table:table-cell office:value-type="string">
            <text:p><text:s/>, kaal 100 kg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35024">
            <text:p>9435024</text:p>
          </table:table-cell>
          <table:table-cell office:value-type="float" office:value="177462336">
            <text:p>177462336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940740288">
            <text:p>959407402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93 kg , pikkus 163 cm</text:p>
          </table:table-cell>
          <table:table-cell office:value-type="string">
            <text:p>pikkus 163 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50464">
            <text:p>5650464</text:p>
          </table:table-cell>
          <table:table-cell office:value-type="float" office:value="132314805">
            <text:p>132314805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457270503">
            <text:p>274572705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, Ps98/min , Keha kaal 101 kg , kasv-163 sm</text:p>
          </table:table-cell>
          <table:table-cell office:value-type="string">
            <text:p>kasv-163 sm</text:p>
          </table:table-cell>
          <table:table-cell office:value-type="string">
            <text:p><text:s/>, BMI 38.5 kg/m2 : Korrapärase </text:p>
          </table:table-cell>
          <table:table-cell office:value-type="string">
            <text:p>kasv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88386">
            <text:p>12188386</text:p>
          </table:table-cell>
          <table:table-cell office:value-type="float" office:value="208079785">
            <text:p>208079785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0-05-22</text:p>
          </table:table-cell>
          <table:table-cell office:value-type="float" office:value="97193263320">
            <text:p>971932633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3 cm</text:p>
          </table:table-cell>
          <table:table-cell office:value-type="string">
            <text:p><text:s/>, kaal 76 kg ( KMI 28,6 )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12289">
            <text:p>8812289</text:p>
          </table:table-cell>
          <table:table-cell office:value-type="float" office:value="202776587">
            <text:p>202776587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8088">
            <text:p>67303044808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70kg , pikkus : 164cm</text:p>
          </table:table-cell>
          <table:table-cell office:value-type="string">
            <text:p>pikkus : 164cm</text:p>
          </table:table-cell>
          <table:table-cell/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46505">
            <text:p>11846505</text:p>
          </table:table-cell>
          <table:table-cell office:value-type="float" office:value="216938182">
            <text:p>216938182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05-04-11</text:p>
          </table:table-cell>
          <table:table-cell office:value-type="float" office:value="673030348580">
            <text:p>6730303485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4cm</text:p>
          </table:table-cell>
          <table:table-cell office:value-type="string">
            <text:p><text:s/>, kaal-57kg , KMI-21,8RINDKERE 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5676">
            <text:p>1005676</text:p>
          </table:table-cell>
          <table:table-cell office:value-type="float" office:value="148961788">
            <text:p>148961788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800895977">
            <text:p>77800895977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stamata stenokardia Kirjeldus : Pikkus 164 cm</text:p>
          </table:table-cell>
          <table:table-cell office:value-type="string">
            <text:p>Pikkus 164 cm</text:p>
          </table:table-cell>
          <table:table-cell office:value-type="string">
            <text:p><text:s/>; kaal 88 kg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7891">
            <text:p>1567891</text:p>
          </table:table-cell>
          <table:table-cell office:value-type="float" office:value="120562256">
            <text:p>120562256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811223318">
            <text:p>3181122331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4 cm</text:p>
          </table:table-cell>
          <table:table-cell office:value-type="string">
            <text:p><text:s/>Kaal 52 kg BSA 1,55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32920">
            <text:p>3032920</text:p>
          </table:table-cell>
          <table:table-cell office:value-type="float" office:value="122026193">
            <text:p>122026193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2-23</text:p>
          </table:table-cell>
          <table:table-cell office:value-type="float" office:value="91336564042">
            <text:p>913365640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4 sm</text:p>
          </table:table-cell>
          <table:table-cell office:value-type="string">
            <text:p><text:s/>, kehakaal 145 kg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36325">
            <text:p>12136325</text:p>
          </table:table-cell>
          <table:table-cell office:value-type="float" office:value="193776527">
            <text:p>193776527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673030411554">
            <text:p>6730304115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uhtad peopesad kergelt niisked Pikkus-164cm</text:p>
          </table:table-cell>
          <table:table-cell office:value-type="string">
            <text:p>Pikkus-164cm</text:p>
          </table:table-cell>
          <table:table-cell office:value-type="string">
            <text:p><text:s/>, kaal-78kg , KMI-30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83799">
            <text:p>9583799</text:p>
          </table:table-cell>
          <table:table-cell office:value-type="float" office:value="169001750">
            <text:p>169001750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251690017">
            <text:p>422516900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76 kg ; pikkus 164 cm</text:p>
          </table:table-cell>
          <table:table-cell office:value-type="string">
            <text:p>pikkus 164 cm</text:p>
          </table:table-cell>
          <table:table-cell/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8151">
            <text:p>1728151</text:p>
          </table:table-cell>
          <table:table-cell office:value-type="float" office:value="144731491">
            <text:p>144731491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275936361">
            <text:p>8327593636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110kg , pikkus : 164cm</text:p>
          </table:table-cell>
          <table:table-cell office:value-type="string">
            <text:p>pikkus : 164cm</text:p>
          </table:table-cell>
          <table:table-cell/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8250">
            <text:p>5748250</text:p>
          </table:table-cell>
          <table:table-cell office:value-type="float" office:value="135527736">
            <text:p>135527736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29203687037">
            <text:p>2920368703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4 cm</text:p>
          </table:table-cell>
          <table:table-cell/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27264">
            <text:p>20227264</text:p>
          </table:table-cell>
          <table:table-cell office:value-type="float" office:value="213204490">
            <text:p>213204490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303252839">
            <text:p>873032528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iivselt : Kaal ~ 65-70 kg Pikkus 164 cm</text:p>
          </table:table-cell>
          <table:table-cell office:value-type="string">
            <text:p>Pikkus 164 cm</text:p>
          </table:table-cell>
          <table:table-cell office:value-type="string">
            <text:p><text:s/>Suitsetamine : eiNahk : näol ac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8718">
            <text:p>5698718</text:p>
          </table:table-cell>
          <table:table-cell office:value-type="float" office:value="131639742">
            <text:p>131639742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305543866">
            <text:p>3930554386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4 cm</text:p>
          </table:table-cell>
          <table:table-cell office:value-type="string">
            <text:p><text:s/>Kaal 95 kg KMI 35.5 kg/m2 ; HbA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3128">
            <text:p>22383128</text:p>
          </table:table-cell>
          <table:table-cell office:value-type="float" office:value="195508673">
            <text:p>195508673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673030397549">
            <text:p>673030397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- 56 kg , pikkus-165 cm</text:p>
          </table:table-cell>
          <table:table-cell office:value-type="string">
            <text:p>pikkus-165 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7603">
            <text:p>1617603</text:p>
          </table:table-cell>
          <table:table-cell office:value-type="float" office:value="87181842">
            <text:p>87181842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419358540">
            <text:p>3941935854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65 cm</text:p>
          </table:table-cell>
          <table:table-cell office:value-type="string">
            <text:p>Kaal78 kgBMI28,65013774 Südamerü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18835">
            <text:p>3018835</text:p>
          </table:table-cell>
          <table:table-cell office:value-type="float" office:value="129750034">
            <text:p>129750034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198650272">
            <text:p>651986502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- 58-59 kg , pikkus 165 cm</text:p>
          </table:table-cell>
          <table:table-cell office:value-type="string">
            <text:p>pikkus 165 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7229">
            <text:p>16487229</text:p>
          </table:table-cell>
          <table:table-cell office:value-type="float" office:value="184578320">
            <text:p>184578320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20552558721">
            <text:p>205525587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5 .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21307">
            <text:p>15221307</text:p>
          </table:table-cell>
          <table:table-cell office:value-type="float" office:value="183318500">
            <text:p>183318500</text:p>
          </table:table-cell>
          <table:table-cell office:value-type="string">
            <text:p>2013-06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186255">
            <text:p>67303718625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irjeldus : kaal 90kg pikkus 165cm</text:p>
          </table:table-cell>
          <table:table-cell office:value-type="string">
            <text:p>pikkus 165cm</text:p>
          </table:table-cell>
          <table:table-cell office:value-type="string">
            <text:p><text:s/>kehapind1,97 m2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58513">
            <text:p>18458513</text:p>
          </table:table-cell>
          <table:table-cell office:value-type="float" office:value="210047966">
            <text:p>210047966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287358057">
            <text:p>162873580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800 , pikkus 165 .</text:p>
          </table:table-cell>
          <table:table-cell office:value-type="string">
            <text:p>pikkus 165 .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42226">
            <text:p>15142226</text:p>
          </table:table-cell>
          <table:table-cell office:value-type="float" office:value="193007084">
            <text:p>193007084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662861803">
            <text:p>1766286180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PATSIENDI PIKKUS 165 cm</text:p>
          </table:table-cell>
          <table:table-cell office:value-type="string">
            <text:p>PIKKUS 165 cm</text:p>
          </table:table-cell>
          <table:table-cell office:value-type="string">
            <text:p><text:s/>, KAAL 90 kg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79472">
            <text:p>20379472</text:p>
          </table:table-cell>
          <table:table-cell office:value-type="float" office:value="183743548">
            <text:p>183743548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1834">
            <text:p>6730304918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teta Objektiivselt : Kaal 74 kg Pikkus 165 cm</text:p>
          </table:table-cell>
          <table:table-cell office:value-type="string">
            <text:p>Pikkus 165 cm</text:p>
          </table:table-cell>
          <table:table-cell office:value-type="string">
            <text:p><text:s/>Suitsetamine : jaNahk , limaske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63780">
            <text:p>22263780</text:p>
          </table:table-cell>
          <table:table-cell office:value-type="float" office:value="198255037">
            <text:p>198255037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53117547798">
            <text:p>531175477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77 , pikkus 165 cm</text:p>
          </table:table-cell>
          <table:table-cell office:value-type="string">
            <text:p>pikkus 165 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5796">
            <text:p>16365796</text:p>
          </table:table-cell>
          <table:table-cell office:value-type="float" office:value="176550828">
            <text:p>176550828</text:p>
          </table:table-cell>
          <table:table-cell office:value-type="string">
            <text:p>2013-05-09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673039570601">
            <text:p>6730395706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5 .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1366">
            <text:p>23291366</text:p>
          </table:table-cell>
          <table:table-cell office:value-type="float" office:value="177984708">
            <text:p>177984708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39271683389">
            <text:p>392716833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65 cm</text:p>
          </table:table-cell>
          <table:table-cell office:value-type="string">
            <text:p>Pikkus165 cm</text:p>
          </table:table-cell>
          <table:table-cell office:value-type="string">
            <text:p>Kaal76 kgBMI27,91551882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43704">
            <text:p>22243704</text:p>
          </table:table-cell>
          <table:table-cell office:value-type="float" office:value="157790742">
            <text:p>157790742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79740913280">
            <text:p>797409132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5 </text:p>
          </table:table-cell>
          <table:table-cell office:value-type="string">
            <text:p>, kaal 70 kg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2620">
            <text:p>5562620</text:p>
          </table:table-cell>
          <table:table-cell office:value-type="float" office:value="83016411">
            <text:p>83016411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640063239">
            <text:p>216400632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5 cm</text:p>
          </table:table-cell>
          <table:table-cell office:value-type="string">
            <text:p><text:s/>, kaal 95 kg , KMI 35 . 11/2011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90714">
            <text:p>24290714</text:p>
          </table:table-cell>
          <table:table-cell office:value-type="float" office:value="160433098">
            <text:p>160433098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23759666629">
            <text:p>237596666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5cm</text:p>
          </table:table-cell>
          <table:table-cell office:value-type="string">
            <text:p><text:s/>, kaal-90,5kg , KMI-34RINDKERE 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9300">
            <text:p>18779300</text:p>
          </table:table-cell>
          <table:table-cell office:value-type="float" office:value="203959329">
            <text:p>203959329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36645965099">
            <text:p>36645965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81.5kg ; Pikkus 165cm</text:p>
          </table:table-cell>
          <table:table-cell office:value-type="string">
            <text:p>Pikkus 165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80618">
            <text:p>21180618</text:p>
          </table:table-cell>
          <table:table-cell office:value-type="float" office:value="172763163">
            <text:p>172763163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2086042639">
            <text:p>620860426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6cm</text:p>
          </table:table-cell>
          <table:table-cell office:value-type="string">
            <text:p><text:s/>ja kaal 75 kg</text:p>
          </table:table-cell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4029">
            <text:p>19984029</text:p>
          </table:table-cell>
          <table:table-cell office:value-type="float" office:value="168762440">
            <text:p>168762440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23991727826">
            <text:p>239917278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6 </text:p>
          </table:table-cell>
          <table:table-cell office:value-type="string">
            <text:p>, kaal 89.2 __&gt; 82</text:p>
          </table:table-cell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2785">
            <text:p>5712785</text:p>
          </table:table-cell>
          <table:table-cell office:value-type="float" office:value="145028736">
            <text:p>145028736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70060318630">
            <text:p>7006031863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6</text:p>
          </table:table-cell>
          <table:table-cell office:value-type="string">
            <text:p>,4cm</text:p>
          </table:table-cell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34645">
            <text:p>23434645</text:p>
          </table:table-cell>
          <table:table-cell office:value-type="float" office:value="165632838">
            <text:p>165632838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513445709">
            <text:p>395134457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6 cm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91205">
            <text:p>21291205</text:p>
          </table:table-cell>
          <table:table-cell office:value-type="float" office:value="176176634">
            <text:p>176176634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47032739444">
            <text:p>470327394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9,500 Pikkus 166</text:p>
          </table:table-cell>
          <table:table-cell office:value-type="string">
            <text:p>Pikkus 166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5920">
            <text:p>5425920</text:p>
          </table:table-cell>
          <table:table-cell office:value-type="float" office:value="126512118">
            <text:p>126512118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18330035574">
            <text:p>1833003557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12.04.2012 - kaal 81,5kg pikkus 166cm</text:p>
          </table:table-cell>
          <table:table-cell office:value-type="string">
            <text:p>pikkus 166cm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0153">
            <text:p>17480153</text:p>
          </table:table-cell>
          <table:table-cell office:value-type="float" office:value="178114302">
            <text:p>178114302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401271187">
            <text:p>104012711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alüüsid tehtud ekg , kaal 60 , pikkus 167 </text:p>
          </table:table-cell>
          <table:table-cell office:value-type="string">
            <text:p>pikkus 167 </text:p>
          </table:table-cell>
          <table:table-cell office:value-type="string">
            <text:p>, ekg normis , tuleb tagasi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22433">
            <text:p>20922433</text:p>
          </table:table-cell>
          <table:table-cell office:value-type="float" office:value="210798751">
            <text:p>210798751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894741874">
            <text:p>808947418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 ole ravimid ei kasutaObj leid Pikkus 167cm</text:p>
          </table:table-cell>
          <table:table-cell office:value-type="string">
            <text:p>Pikkus 167cm</text:p>
          </table:table-cell>
          <table:table-cell office:value-type="string">
            <text:p><text:s/>, kaal 77 kg , RR 134/79 mmHg p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29985">
            <text:p>11129985</text:p>
          </table:table-cell>
          <table:table-cell office:value-type="float" office:value="195563295">
            <text:p>195563295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673037370118">
            <text:p>6730373701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7 cm</text:p>
          </table:table-cell>
          <table:table-cell office:value-type="string">
            <text:p><text:s/>; kaal enne rasedust 57 kg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1319">
            <text:p>5631319</text:p>
          </table:table-cell>
          <table:table-cell office:value-type="float" office:value="131326842">
            <text:p>131326842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12-08-06</text:p>
          </table:table-cell>
          <table:table-cell office:value-type="float" office:value="32137039042">
            <text:p>3213703904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7 cm</text:p>
          </table:table-cell>
          <table:table-cell/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0380">
            <text:p>5840380</text:p>
          </table:table-cell>
          <table:table-cell office:value-type="float" office:value="149628458">
            <text:p>149628458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77843928644">
            <text:p>7784392864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7</text:p>
          </table:table-cell>
          <table:table-cell office:value-type="float" office:value="0">
            <text:p>0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03949">
            <text:p>21903949</text:p>
          </table:table-cell>
          <table:table-cell office:value-type="float" office:value="173602820">
            <text:p>173602820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54645292162">
            <text:p>54645292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rena eemaldatud , . Kaal 77 kg pikkus 167cm</text:p>
          </table:table-cell>
          <table:table-cell office:value-type="string">
            <text:p>pikkus 167cm</text:p>
          </table:table-cell>
          <table:table-cell office:value-type="string">
            <text:p><text:s/>Sugueluga probleeme ei ole keha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3254">
            <text:p>5423254</text:p>
          </table:table-cell>
          <table:table-cell office:value-type="float" office:value="130767782">
            <text:p>130767782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45481490883">
            <text:p>4548149088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7cm</text:p>
          </table:table-cell>
          <table:table-cell/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14499">
            <text:p>20314499</text:p>
          </table:table-cell>
          <table:table-cell office:value-type="float" office:value="213030013">
            <text:p>213030013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43964085149">
            <text:p>439640851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Obj saab : P 167 sm</text:p>
          </table:table-cell>
          <table:table-cell office:value-type="string">
            <text:p><text:s/>P 167 sm</text:p>
          </table:table-cell>
          <table:table-cell office:value-type="string">
            <text:p><text:s/>K 105 kg</text:p>
          </table:table-cell>
          <table:table-cell office:value-type="string">
            <text:p><text:s/>P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01045">
            <text:p>8901045</text:p>
          </table:table-cell>
          <table:table-cell office:value-type="float" office:value="204188517">
            <text:p>204188517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156443330">
            <text:p>9115644333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82kg , pikkus : 167cm</text:p>
          </table:table-cell>
          <table:table-cell office:value-type="string">
            <text:p>pikkus : 167cm</text:p>
          </table:table-cell>
          <table:table-cell/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3929">
            <text:p>19113929</text:p>
          </table:table-cell>
          <table:table-cell office:value-type="float" office:value="194285662">
            <text:p>19428566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281311710">
            <text:p>702813117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ja Humalogi 8-10+8-10+18-20 TÜ Pikkus 167cm</text:p>
          </table:table-cell>
          <table:table-cell office:value-type="string">
            <text:p>Pikkus 167cm</text:p>
          </table:table-cell>
          <table:table-cell office:value-type="string">
            <text:p><text:s/>, kaal 66,1kg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10365">
            <text:p>9610365</text:p>
          </table:table-cell>
          <table:table-cell office:value-type="float" office:value="186533193">
            <text:p>186533193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861640">
            <text:p>67303686164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ud meespatsient , kaal 53 kg , pikkus 167 cm</text:p>
          </table:table-cell>
          <table:table-cell office:value-type="string">
            <text:p>pikkus 167 cm</text:p>
          </table:table-cell>
          <table:table-cell office:value-type="string">
            <text:p><text:s/>, kopsud , kõht ii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35940">
            <text:p>9835940</text:p>
          </table:table-cell>
          <table:table-cell office:value-type="float" office:value="214315546">
            <text:p>214315546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2013-10-26</text:p>
          </table:table-cell>
          <table:table-cell office:value-type="float" office:value="74545164279">
            <text:p>745451642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7 cm</text:p>
          </table:table-cell>
          <table:table-cell office:value-type="string">
            <text:p><text:s/>, kaal 61 kg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91267">
            <text:p>21891267</text:p>
          </table:table-cell>
          <table:table-cell office:value-type="float" office:value="190849304">
            <text:p>190849304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673031261162">
            <text:p>673031261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8 cm</text:p>
          </table:table-cell>
          <table:table-cell office:value-type="string">
            <text:p><text:s/>; kaal enne rasedust 69 kg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64997">
            <text:p>8464997</text:p>
          </table:table-cell>
          <table:table-cell office:value-type="float" office:value="147496619">
            <text:p>147496619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1-12-12</text:p>
          </table:table-cell>
          <table:table-cell office:value-type="float" office:value="38839660550">
            <text:p>388396605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: paremal küljel nefropexia arm Pikkus-168cm</text:p>
          </table:table-cell>
          <table:table-cell office:value-type="string">
            <text:p>Pikkus-168cm</text:p>
          </table:table-cell>
          <table:table-cell office:value-type="string">
            <text:p><text:s/>, kaal-68kg , KMI-25 RINDKERE J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44600">
            <text:p>15044600</text:p>
          </table:table-cell>
          <table:table-cell office:value-type="float" office:value="180438261">
            <text:p>180438261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77638410923">
            <text:p>776384109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68 cm</text:p>
          </table:table-cell>
          <table:table-cell office:value-type="string">
            <text:p>Pikkus168 cm</text:p>
          </table:table-cell>
          <table:table-cell office:value-type="string">
            <text:p>Kaal65 kgBMI23,03004535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6629">
            <text:p>5426629</text:p>
          </table:table-cell>
          <table:table-cell office:value-type="float" office:value="120620474">
            <text:p>120620474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26428645129">
            <text:p>2642864512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09.05.2012 - Pikkus 168.</text:p>
          </table:table-cell>
          <table:table-cell office:value-type="string">
            <text:p>Pikkus 168.</text:p>
          </table:table-cell>
          <table:table-cell office:value-type="string">
            <text:p>5 cm ( 50-75 prots ) , kaal 51.7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30493">
            <text:p>12030493</text:p>
          </table:table-cell>
          <table:table-cell office:value-type="float" office:value="168148733">
            <text:p>168148733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673037392562">
            <text:p>6730373925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8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16413">
            <text:p>7616413</text:p>
          </table:table-cell>
          <table:table-cell office:value-type="float" office:value="84743123">
            <text:p>84743123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77021236976">
            <text:p>7702123697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, õlgadel - ilmselt seotud erut Pikkus-168cm</text:p>
          </table:table-cell>
          <table:table-cell office:value-type="string">
            <text:p>Pikkus-168cm</text:p>
          </table:table-cell>
          <table:table-cell office:value-type="string">
            <text:p><text:s/>, kaal-62kg , KMI-23,5 RINDKERE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10374">
            <text:p>8210374</text:p>
          </table:table-cell>
          <table:table-cell office:value-type="float" office:value="138513677">
            <text:p>138513677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57780758231">
            <text:p>5778075823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8cm</text:p>
          </table:table-cell>
          <table:table-cell office:value-type="string">
            <text:p><text:s/>, kaal-90kg , KMI-33RINDKERE JA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4769">
            <text:p>22724769</text:p>
          </table:table-cell>
          <table:table-cell office:value-type="float" office:value="195753691">
            <text:p>195753691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9702119">
            <text:p>673039702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8 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351">
            <text:p>1199351</text:p>
          </table:table-cell>
          <table:table-cell office:value-type="float" office:value="151452434">
            <text:p>151452434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6517238712">
            <text:p>5651723871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8 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12435">
            <text:p>24212435</text:p>
          </table:table-cell>
          <table:table-cell office:value-type="float" office:value="177176466">
            <text:p>17717646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20612452196">
            <text:p>206124521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8cm</text:p>
          </table:table-cell>
          <table:table-cell office:value-type="string">
            <text:p><text:s/>, kaal-75kg , KMI-27,1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95829">
            <text:p>17795829</text:p>
          </table:table-cell>
          <table:table-cell office:value-type="float" office:value="170337789">
            <text:p>170337789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9253">
            <text:p>673030379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 ole ravimid ei kasutaObj leid Pikkus 168cm</text:p>
          </table:table-cell>
          <table:table-cell office:value-type="string">
            <text:p>Pikkus 168cm</text:p>
          </table:table-cell>
          <table:table-cell office:value-type="string">
            <text:p><text:s/>, kaal 67kg , RR 110/80 mmHg pa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47314">
            <text:p>8947314</text:p>
          </table:table-cell>
          <table:table-cell office:value-type="float" office:value="198349977">
            <text:p>198349977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6943">
            <text:p>67303035694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82kg , pikkus : 168cm</text:p>
          </table:table-cell>
          <table:table-cell office:value-type="string">
            <text:p>pikkus : 168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4833">
            <text:p>5444833</text:p>
          </table:table-cell>
          <table:table-cell office:value-type="float" office:value="85821732">
            <text:p>85821732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20581596778">
            <text:p>205815967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02.03.2012 - kaal 74,0kg pikkus 168cm</text:p>
          </table:table-cell>
          <table:table-cell office:value-type="string">
            <text:p>pikkus 168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0218">
            <text:p>1200218</text:p>
          </table:table-cell>
          <table:table-cell office:value-type="float" office:value="148060050">
            <text:p>148060050</text:p>
          </table:table-cell>
          <table:table-cell office:value-type="string">
            <text:p>2012-11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208195041">
            <text:p>3420819504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68kg , pikkus : 168cm</text:p>
          </table:table-cell>
          <table:table-cell office:value-type="string">
            <text:p>pikkus : 168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31057">
            <text:p>24031057</text:p>
          </table:table-cell>
          <table:table-cell office:value-type="float" office:value="173605641">
            <text:p>17360564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480525">
            <text:p>6730304805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68 cm</text:p>
          </table:table-cell>
          <table:table-cell office:value-type="string">
            <text:p>Pikkus168 cm</text:p>
          </table:table-cell>
          <table:table-cell office:value-type="string">
            <text:p>Kaal105 kgBMI37,20238095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7580">
            <text:p>11927580</text:p>
          </table:table-cell>
          <table:table-cell office:value-type="float" office:value="157041399">
            <text:p>157041399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673045695324">
            <text:p>6730456953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8 </text:p>
          </table:table-cell>
          <table:table-cell office:value-type="string">
            <text:p>Kaal 70 kg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23393">
            <text:p>10123393</text:p>
          </table:table-cell>
          <table:table-cell office:value-type="float" office:value="159738023">
            <text:p>159738023</text:p>
          </table:table-cell>
          <table:table-cell office:value-type="string">
            <text:p>2013-0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060272190">
            <text:p>7206027219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64 kg , pikkus 169 cm</text:p>
          </table:table-cell>
          <table:table-cell office:value-type="string">
            <text:p>pikkus 169 cm</text:p>
          </table:table-cell>
          <table:table-cell office:value-type="string">
            <text:p>Objektiivselt patoloogilise leiu</text:p>
          </table:table-cell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1153">
            <text:p>23451153</text:p>
          </table:table-cell>
          <table:table-cell office:value-type="float" office:value="156324371">
            <text:p>156324371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673037434133">
            <text:p>673037434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iivselt : kaal 47 kg ja pikkus 169 cm</text:p>
          </table:table-cell>
          <table:table-cell office:value-type="string">
            <text:p>pikkus 169 cm</text:p>
          </table:table-cell>
          <table:table-cell/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74705">
            <text:p>3474705</text:p>
          </table:table-cell>
          <table:table-cell office:value-type="float" office:value="135304092">
            <text:p>135304092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445142327">
            <text:p>354451423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47 kg , pikkus 169 cm</text:p>
          </table:table-cell>
          <table:table-cell office:value-type="string">
            <text:p>pikkus 169 cm</text:p>
          </table:table-cell>
          <table:table-cell/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7237">
            <text:p>5507237</text:p>
          </table:table-cell>
          <table:table-cell office:value-type="float" office:value="92633369">
            <text:p>92633369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30038741998">
            <text:p>300387419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20.03.2012 - Pikkus 169.</text:p>
          </table:table-cell>
          <table:table-cell office:value-type="string">
            <text:p>Pikkus 169.</text:p>
          </table:table-cell>
          <table:table-cell office:value-type="string">
            <text:p>2 cm ( 50-75 . prots ) , kaal 10</text:p>
          </table:table-cell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3942">
            <text:p>9773942</text:p>
          </table:table-cell>
          <table:table-cell office:value-type="float" office:value="173942838">
            <text:p>173942838</text:p>
          </table:table-cell>
          <table:table-cell office:value-type="string">
            <text:p>2013-04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593345">
            <text:p>67304059334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u kaal ~ 126 kg ( 2010110kg ) , pikkus 169cm</text:p>
          </table:table-cell>
          <table:table-cell office:value-type="string">
            <text:p>pikkus 169cm</text:p>
          </table:table-cell>
          <table:table-cell/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1377">
            <text:p>21251377</text:p>
          </table:table-cell>
          <table:table-cell office:value-type="float" office:value="169573421">
            <text:p>169573421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30611161007">
            <text:p>306111610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54 kg ( 25-50 pt ) , pikkus 170 cm</text:p>
          </table:table-cell>
          <table:table-cell office:value-type="string">
            <text:p>pikkus 170 cm</text:p>
          </table:table-cell>
          <table:table-cell office:value-type="string">
            <text:p><text:s/>( 75 pt )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1594">
            <text:p>5771594</text:p>
          </table:table-cell>
          <table:table-cell office:value-type="float" office:value="151583246">
            <text:p>151583246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42793335936">
            <text:p>4279333593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0</text:p>
          </table:table-cell>
          <table:table-cell office:value-type="string">
            <text:p>,8cm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7960">
            <text:p>8107960</text:p>
          </table:table-cell>
          <table:table-cell office:value-type="float" office:value="133396441">
            <text:p>133396441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54894764063">
            <text:p>5489476406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0cm</text:p>
          </table:table-cell>
          <table:table-cell office:value-type="string">
            <text:p><text:s/>, kaal-82kg , KMI - 29RINDKERE 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54993">
            <text:p>10754993</text:p>
          </table:table-cell>
          <table:table-cell office:value-type="float" office:value="198266756">
            <text:p>198266756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39009697">
            <text:p>6730390096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70 cm</text:p>
          </table:table-cell>
          <table:table-cell office:value-type="string">
            <text:p>Pikkus170 cm</text:p>
          </table:table-cell>
          <table:table-cell office:value-type="string">
            <text:p>Kaal83 kgBMI28,71972318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3017">
            <text:p>5673017</text:p>
          </table:table-cell>
          <table:table-cell office:value-type="float" office:value="152823284">
            <text:p>152823284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86194480651">
            <text:p>861944806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0 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45891">
            <text:p>3345891</text:p>
          </table:table-cell>
          <table:table-cell office:value-type="float" office:value="86630878">
            <text:p>86630878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63191352027">
            <text:p>631913520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kasv 170 cm</text:p>
          </table:table-cell>
          <table:table-cell office:value-type="string">
            <text:p>kasv 170 cm</text:p>
          </table:table-cell>
          <table:table-cell office:value-type="string">
            <text:p><text:s/>kaal 101 kg</text:p>
          </table:table-cell>
          <table:table-cell office:value-type="string">
            <text:p>kasv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54466">
            <text:p>20354466</text:p>
          </table:table-cell>
          <table:table-cell office:value-type="float" office:value="179779922">
            <text:p>179779922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56979442266">
            <text:p>569794422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57 , kasv 170</text:p>
          </table:table-cell>
          <table:table-cell office:value-type="string">
            <text:p>kasv 170</text:p>
          </table:table-cell>
          <table:table-cell/>
          <table:table-cell office:value-type="string">
            <text:p>kasv</text:p>
          </table:table-cell>
          <table:table-cell office:value-type="float" office:value="170">
            <text:p>1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9575">
            <text:p>449575</text:p>
          </table:table-cell>
          <table:table-cell office:value-type="float" office:value="120824808">
            <text:p>120824808</text:p>
          </table:table-cell>
          <table:table-cell office:value-type="string">
            <text:p>2012-05-05</text:p>
          </table:table-cell>
          <table:table-cell office:value-type="string">
            <text:p>S</text:p>
          </table:table-cell>
          <table:table-cell office:value-type="string">
            <text:p>2012-05-02</text:p>
          </table:table-cell>
          <table:table-cell office:value-type="float" office:value="90019575915">
            <text:p>900195759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92 kg ; pikkus 170 cm</text:p>
          </table:table-cell>
          <table:table-cell office:value-type="string">
            <text:p>pikkus 170 cm</text:p>
          </table:table-cell>
          <table:table-cell office:value-type="string">
            <text:p><text:s/>, füüsilist aktiivsust hindab ü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1605">
            <text:p>20611605</text:p>
          </table:table-cell>
          <table:table-cell office:value-type="float" office:value="197929972">
            <text:p>197929972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82514112840">
            <text:p>82514112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<text:s/>181 cm , lapse eeldatav lõplik pikkus 170</text:p>
          </table:table-cell>
          <table:table-cell office:value-type="string">
            <text:p>pikkus 170</text:p>
          </table:table-cell>
          <table:table-cell office:value-type="string">
            <text:p>+/-8 cm ( 50-75th ) Laps on oma 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0736">
            <text:p>5750736</text:p>
          </table:table-cell>
          <table:table-cell office:value-type="float" office:value="147968689">
            <text:p>147968689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25200654811">
            <text:p>2520065481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0</text:p>
          </table:table-cell>
          <table:table-cell office:value-type="string">
            <text:p>,7 cm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11977">
            <text:p>22911977</text:p>
          </table:table-cell>
          <table:table-cell office:value-type="float" office:value="195841748">
            <text:p>195841748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76863570842">
            <text:p>76863570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ja limaskestade värvus tavaline Pikkus-170cm</text:p>
          </table:table-cell>
          <table:table-cell office:value-type="string">
            <text:p>Pikkus-170cm</text:p>
          </table:table-cell>
          <table:table-cell office:value-type="string">
            <text:p><text:s/>, kaal-70kg , KMI-25 RINDKERE J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1400">
            <text:p>17241400</text:p>
          </table:table-cell>
          <table:table-cell office:value-type="float" office:value="199108521">
            <text:p>199108521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0255">
            <text:p>6730303302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vered , RR 130/80 , kaal - 79kg pikkus - 170cm</text:p>
          </table:table-cell>
          <table:table-cell office:value-type="string">
            <text:p>pikkus - 170cm</text:p>
          </table:table-cell>
          <table:table-cell office:value-type="string">
            <text:p><text:s/>v ü - 100cm puusa ümb - 105cm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0043">
            <text:p>5740043</text:p>
          </table:table-cell>
          <table:table-cell office:value-type="float" office:value="135179522">
            <text:p>135179522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17898884812">
            <text:p>178988848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0 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8930">
            <text:p>20958930</text:p>
          </table:table-cell>
          <table:table-cell office:value-type="float" office:value="186828821">
            <text:p>186828821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64190">
            <text:p>673030564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l punane , sügelev laikObj leid Pikkus 170cm</text:p>
          </table:table-cell>
          <table:table-cell office:value-type="string">
            <text:p>Pikkus 170cm</text:p>
          </table:table-cell>
          <table:table-cell office:value-type="string">
            <text:p><text:s/>, kaal 62,3 kg , RR 125/75 mmHg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77763">
            <text:p>21077763</text:p>
          </table:table-cell>
          <table:table-cell office:value-type="float" office:value="218131192">
            <text:p>218131192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950386702">
            <text:p>259503867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ülekaalus kaal 89,5kg , pikkus 170cm</text:p>
          </table:table-cell>
          <table:table-cell office:value-type="string">
            <text:p>pikkus 170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0138">
            <text:p>9750138</text:p>
          </table:table-cell>
          <table:table-cell office:value-type="float" office:value="162530008">
            <text:p>162530008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6951266136">
            <text:p>6695126613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1cm</text:p>
          </table:table-cell>
          <table:table-cell office:value-type="string">
            <text:p><text:s/>, kaal 69kg , KMI 23,6 .</text:p>
          </table:table-cell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4901">
            <text:p>5814901</text:p>
          </table:table-cell>
          <table:table-cell office:value-type="float" office:value="148697685">
            <text:p>148697685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665537769">
            <text:p>126655377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RR142/84mmHg , HR 73 x min , p171cm</text:p>
          </table:table-cell>
          <table:table-cell office:value-type="string">
            <text:p><text:s/>p171cm</text:p>
          </table:table-cell>
          <table:table-cell office:value-type="string">
            <text:p><text:s/>, k86kg</text:p>
          </table:table-cell>
          <table:table-cell office:value-type="string">
            <text:p><text:s/>p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8834">
            <text:p>1168834</text:p>
          </table:table-cell>
          <table:table-cell office:value-type="float" office:value="142423472">
            <text:p>142423472</text:p>
          </table:table-cell>
          <table:table-cell office:value-type="string">
            <text:p>2012-10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189854580">
            <text:p>2718985458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.1929 ( d MM yyyy ) Sugu : Male Pikkus : 171 cm</text:p>
          </table:table-cell>
          <table:table-cell office:value-type="string">
            <text:p>Pikkus : 171 cm</text:p>
          </table:table-cell>
          <table:table-cell/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0760">
            <text:p>22900760</text:p>
          </table:table-cell>
          <table:table-cell office:value-type="float" office:value="176035461">
            <text:p>176035461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0545937">
            <text:p>673030545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Võetud veri , ANTROPOMEETRIAPikkus 171cm</text:p>
          </table:table-cell>
          <table:table-cell office:value-type="string">
            <text:p>Pikkus 171cm</text:p>
          </table:table-cell>
          <table:table-cell office:value-type="string">
            <text:p><text:s/>, kaal 78kg , BMI 26,7 ; rasva </text:p>
          </table:table-cell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6408">
            <text:p>13696408</text:p>
          </table:table-cell>
          <table:table-cell office:value-type="float" office:value="186961821">
            <text:p>186961821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673030554874">
            <text:p>6730305548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ni 10 kilo : täna kaal 94 kg ja pikkus 171 cm</text:p>
          </table:table-cell>
          <table:table-cell office:value-type="string">
            <text:p>pikkus 171 cm</text:p>
          </table:table-cell>
          <table:table-cell/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5772">
            <text:p>5445772</text:p>
          </table:table-cell>
          <table:table-cell office:value-type="float" office:value="83437440">
            <text:p>83437440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45078014299">
            <text:p>4507801429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1cm</text:p>
          </table:table-cell>
          <table:table-cell/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26586">
            <text:p>13926586</text:p>
          </table:table-cell>
          <table:table-cell office:value-type="float" office:value="166468678">
            <text:p>166468678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83436439392">
            <text:p>834364393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X-ravi 4.02.2011 Kaal - 64 kg , pikkus - 171 cm</text:p>
          </table:table-cell>
          <table:table-cell office:value-type="string">
            <text:p>pikkus - 171 cm</text:p>
          </table:table-cell>
          <table:table-cell/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5307">
            <text:p>7335307</text:p>
          </table:table-cell>
          <table:table-cell office:value-type="float" office:value="123616520">
            <text:p>123616520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1-02-04</text:p>
          </table:table-cell>
          <table:table-cell office:value-type="float" office:value="24629839950">
            <text:p>246298399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1cm</text:p>
          </table:table-cell>
          <table:table-cell office:value-type="string">
            <text:p><text:s/>, kaal-53,5kg , KMI-19</text:p>
          </table:table-cell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1290">
            <text:p>12041290</text:p>
          </table:table-cell>
          <table:table-cell office:value-type="float" office:value="178657071">
            <text:p>178657071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38788614163">
            <text:p>387886141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55-56 kg , pikkus 172 cm</text:p>
          </table:table-cell>
          <table:table-cell office:value-type="string">
            <text:p>pikkus 172 cm</text:p>
          </table:table-cell>
          <table:table-cell/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95536">
            <text:p>5295536</text:p>
          </table:table-cell>
          <table:table-cell office:value-type="float" office:value="101230160">
            <text:p>101230160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45883363163">
            <text:p>4588336316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2 cm</text:p>
          </table:table-cell>
          <table:table-cell/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71857">
            <text:p>6271857</text:p>
          </table:table-cell>
          <table:table-cell office:value-type="float" office:value="140847110">
            <text:p>140847110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office:value-type="string">
            <text:p>2012-07-12</text:p>
          </table:table-cell>
          <table:table-cell office:value-type="float" office:value="18396349300">
            <text:p>183963493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86kg , pikkus 172 cm</text:p>
          </table:table-cell>
          <table:table-cell office:value-type="string">
            <text:p>pikkus 172 cm</text:p>
          </table:table-cell>
          <table:table-cell/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72206">
            <text:p>6372206</text:p>
          </table:table-cell>
          <table:table-cell office:value-type="float" office:value="137444098">
            <text:p>137444098</text:p>
          </table:table-cell>
          <table:table-cell office:value-type="string">
            <text:p>2012-09-05</text:p>
          </table:table-cell>
          <table:table-cell office:value-type="string">
            <text:p>S</text:p>
          </table:table-cell>
          <table:table-cell office:value-type="string">
            <text:p>2012-08-21</text:p>
          </table:table-cell>
          <table:table-cell office:value-type="float" office:value="52884239353">
            <text:p>528842393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iivse leiu kokkuvõte : Pikkus 172 cm</text:p>
          </table:table-cell>
          <table:table-cell office:value-type="string">
            <text:p>Pikkus 172 cm</text:p>
          </table:table-cell>
          <table:table-cell office:value-type="string">
            <text:p><text:s/>, kaal 80 kg</text:p>
          </table:table-cell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7203">
            <text:p>1607203</text:p>
          </table:table-cell>
          <table:table-cell office:value-type="float" office:value="97798722">
            <text:p>97798722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515591320">
            <text:p>3351559132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995 ( d MM yyyy ) Sugu : Female Pikkus : 172 cm</text:p>
          </table:table-cell>
          <table:table-cell office:value-type="string">
            <text:p>Pikkus : 172 cm</text:p>
          </table:table-cell>
          <table:table-cell/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3287">
            <text:p>16513287</text:p>
          </table:table-cell>
          <table:table-cell office:value-type="float" office:value="200257666">
            <text:p>200257666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6</text:p>
          </table:table-cell>
          <table:table-cell office:value-type="float" office:value="43335831571">
            <text:p>433358315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2 .</text:p>
          </table:table-cell>
          <table:table-cell/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0429">
            <text:p>3280429</text:p>
          </table:table-cell>
          <table:table-cell office:value-type="float" office:value="80557392">
            <text:p>80557392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88047515973">
            <text:p>880475159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Obj saab : P172sm</text:p>
          </table:table-cell>
          <table:table-cell office:value-type="string">
            <text:p><text:s/>P172sm</text:p>
          </table:table-cell>
          <table:table-cell/>
          <table:table-cell office:value-type="string">
            <text:p><text:s/>P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17945">
            <text:p>9817945</text:p>
          </table:table-cell>
          <table:table-cell office:value-type="float" office:value="203099478">
            <text:p>203099478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244244078">
            <text:p>962442440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2cm</text:p>
          </table:table-cell>
          <table:table-cell office:value-type="string">
            <text:p><text:s/>, kaal 53,5 kg , PÜ 53,5 cm</text:p>
          </table:table-cell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4367">
            <text:p>1154367</text:p>
          </table:table-cell>
          <table:table-cell office:value-type="float" office:value="96938042">
            <text:p>96938042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3652825539">
            <text:p>9365282553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.1952 ( d MM yyyy ) Sugu : Male Pikkus : 173 cm</text:p>
          </table:table-cell>
          <table:table-cell office:value-type="string">
            <text:p>Pikkus : 173 cm</text:p>
          </table:table-cell>
          <table:table-cell/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8708">
            <text:p>5788708</text:p>
          </table:table-cell>
          <table:table-cell office:value-type="float" office:value="140224779">
            <text:p>140224779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149236739">
            <text:p>621492367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3 cm</text:p>
          </table:table-cell>
          <table:table-cell office:value-type="string">
            <text:p><text:s/>, kaal 86 kg , Cor regul rütm f</text:p>
          </table:table-cell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19345">
            <text:p>22819345</text:p>
          </table:table-cell>
          <table:table-cell office:value-type="float" office:value="174227162">
            <text:p>17422716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28635074204">
            <text:p>28635074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76 kg , pikkus 173 cm</text:p>
          </table:table-cell>
          <table:table-cell office:value-type="string">
            <text:p>pikkus 173 cm</text:p>
          </table:table-cell>
          <table:table-cell office:value-type="string">
            <text:p><text:s/>Tarvitab metforali 500 mg x2 L-</text:p>
          </table:table-cell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37589">
            <text:p>6737589</text:p>
          </table:table-cell>
          <table:table-cell office:value-type="float" office:value="145801787">
            <text:p>145801787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2012-11-02</text:p>
          </table:table-cell>
          <table:table-cell office:value-type="float" office:value="16063354145">
            <text:p>1606335414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3 .</text:p>
          </table:table-cell>
          <table:table-cell/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24078">
            <text:p>23024078</text:p>
          </table:table-cell>
          <table:table-cell office:value-type="float" office:value="207944489">
            <text:p>207944489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673046517722">
            <text:p>673046517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51 kg pikkus 173 cm</text:p>
          </table:table-cell>
          <table:table-cell office:value-type="string">
            <text:p>pikkus 173 cm</text:p>
          </table:table-cell>
          <table:table-cell/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92144">
            <text:p>10492144</text:p>
          </table:table-cell>
          <table:table-cell office:value-type="float" office:value="190951000">
            <text:p>190951000</text:p>
          </table:table-cell>
          <table:table-cell office:value-type="string">
            <text:p>2013-08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687756">
            <text:p>67304168775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91kg , pikkus 173cm</text:p>
          </table:table-cell>
          <table:table-cell office:value-type="string">
            <text:p>pikkus 173cm</text:p>
          </table:table-cell>
          <table:table-cell/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202">
            <text:p>180202</text:p>
          </table:table-cell>
          <table:table-cell office:value-type="float" office:value="148395537">
            <text:p>148395537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office:value-type="string">
            <text:p>2012-11-12</text:p>
          </table:table-cell>
          <table:table-cell office:value-type="float" office:value="25909847160">
            <text:p>259098471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3 .</text:p>
          </table:table-cell>
          <table:table-cell/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61814">
            <text:p>9661814</text:p>
          </table:table-cell>
          <table:table-cell office:value-type="float" office:value="190289299">
            <text:p>190289299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0379864635">
            <text:p>303798646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3 </text:p>
          </table:table-cell>
          <table:table-cell office:value-type="string">
            <text:p>c , kaal 122 kg</text:p>
          </table:table-cell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10055">
            <text:p>4810055</text:p>
          </table:table-cell>
          <table:table-cell office:value-type="float" office:value="145928597">
            <text:p>145928597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83818476914">
            <text:p>838184769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4cm</text:p>
          </table:table-cell>
          <table:table-cell office:value-type="string">
            <text:p><text:s/>, kaal-85kg , KMI-29RINDKERE JA</text:p>
          </table:table-cell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1411">
            <text:p>5601411</text:p>
          </table:table-cell>
          <table:table-cell office:value-type="float" office:value="134405447">
            <text:p>134405447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80666549785">
            <text:p>806665497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4cm</text:p>
          </table:table-cell>
          <table:table-cell/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38506">
            <text:p>21438506</text:p>
          </table:table-cell>
          <table:table-cell office:value-type="float" office:value="195536165">
            <text:p>195536165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47520426951">
            <text:p>475204269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24 kg ; pikkus 174 cm</text:p>
          </table:table-cell>
          <table:table-cell office:value-type="string">
            <text:p>pikkus 174 cm</text:p>
          </table:table-cell>
          <table:table-cell/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9992">
            <text:p>5709992</text:p>
          </table:table-cell>
          <table:table-cell office:value-type="float" office:value="136820149">
            <text:p>136820149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56899152728">
            <text:p>5689915272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4</text:p>
          </table:table-cell>
          <table:table-cell office:value-type="string">
            <text:p>,8 cm</text:p>
          </table:table-cell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67807">
            <text:p>22067807</text:p>
          </table:table-cell>
          <table:table-cell office:value-type="float" office:value="164404918">
            <text:p>164404918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12794746342">
            <text:p>127947463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4 .</text:p>
          </table:table-cell>
          <table:table-cell/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63574">
            <text:p>23863574</text:p>
          </table:table-cell>
          <table:table-cell office:value-type="float" office:value="168651660">
            <text:p>168651660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21508134344">
            <text:p>21508134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74 cm</text:p>
          </table:table-cell>
          <table:table-cell office:value-type="string">
            <text:p>Pikkus174 cm</text:p>
          </table:table-cell>
          <table:table-cell office:value-type="string">
            <text:p>Kaal84 kgBMI27,74474832</text:p>
          </table:table-cell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259">
            <text:p>257259</text:p>
          </table:table-cell>
          <table:table-cell office:value-type="float" office:value="82529359">
            <text:p>82529359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26665534068">
            <text:p>266655340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~ 100 kg ; pikkus 175 cm</text:p>
          </table:table-cell>
          <table:table-cell office:value-type="string">
            <text:p>pikkus 175 cm</text:p>
          </table:table-cell>
          <table:table-cell/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20553">
            <text:p>20020553</text:p>
          </table:table-cell>
          <table:table-cell office:value-type="float" office:value="162963411">
            <text:p>16296341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88353614856">
            <text:p>883536148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Obj saab : P 175sm</text:p>
          </table:table-cell>
          <table:table-cell office:value-type="string">
            <text:p><text:s/>P 175sm</text:p>
          </table:table-cell>
          <table:table-cell/>
          <table:table-cell office:value-type="string">
            <text:p><text:s/>P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9992">
            <text:p>999992</text:p>
          </table:table-cell>
          <table:table-cell office:value-type="float" office:value="136348336">
            <text:p>136348336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245322074">
            <text:p>88245322074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Rütmihäired Pikkus175 cm</text:p>
          </table:table-cell>
          <table:table-cell office:value-type="string">
            <text:p>Pikkus175 cm</text:p>
          </table:table-cell>
          <table:table-cell office:value-type="string">
            <text:p>Kaal90 kgBMI29,3877551 Südamerüt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95272">
            <text:p>2495272</text:p>
          </table:table-cell>
          <table:table-cell office:value-type="float" office:value="145401771">
            <text:p>145401771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894520403">
            <text:p>168945204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175 cm</text:p>
          </table:table-cell>
          <table:table-cell office:value-type="string">
            <text:p><text:s/>, kaal - 76 kg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48018">
            <text:p>3548018</text:p>
          </table:table-cell>
          <table:table-cell office:value-type="float" office:value="153766755">
            <text:p>153766755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196525049">
            <text:p>681965250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5cm</text:p>
          </table:table-cell>
          <table:table-cell office:value-type="string">
            <text:p><text:s/>, kaal 52kg trenni teeb 1-2x nä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23090">
            <text:p>6223090</text:p>
          </table:table-cell>
          <table:table-cell office:value-type="float" office:value="151110900">
            <text:p>151110900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2831487716">
            <text:p>128314877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5cm</text:p>
          </table:table-cell>
          <table:table-cell office:value-type="string">
            <text:p><text:s/>, kehakaal 93 kg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01013">
            <text:p>23501013</text:p>
          </table:table-cell>
          <table:table-cell office:value-type="float" office:value="173802644">
            <text:p>173802644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72417884528">
            <text:p>724178845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satabiilne 87 kg , pikkus 175 cm</text:p>
          </table:table-cell>
          <table:table-cell office:value-type="string">
            <text:p>pikkus 175 cm</text:p>
          </table:table-cell>
          <table:table-cell/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92540">
            <text:p>8992540</text:p>
          </table:table-cell>
          <table:table-cell office:value-type="float" office:value="174808175">
            <text:p>174808175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494895448">
            <text:p>6949489544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: 80kg , pikkus : 175cm</text:p>
          </table:table-cell>
          <table:table-cell office:value-type="string">
            <text:p>pikkus : 175cm</text:p>
          </table:table-cell>
          <table:table-cell/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33388">
            <text:p>6433388</text:p>
          </table:table-cell>
          <table:table-cell office:value-type="float" office:value="139372898">
            <text:p>139372898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693156848">
            <text:p>956931568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75 kg , pikkus 175 cm</text:p>
          </table:table-cell>
          <table:table-cell office:value-type="string">
            <text:p>pikkus 175 cm</text:p>
          </table:table-cell>
          <table:table-cell/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19656">
            <text:p>12419656</text:p>
          </table:table-cell>
          <table:table-cell office:value-type="float" office:value="171473745">
            <text:p>171473745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08-04-21</text:p>
          </table:table-cell>
          <table:table-cell office:value-type="float" office:value="67026249523">
            <text:p>670262495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Tänane kaal on 104 kg ja pikkus 175 cm</text:p>
          </table:table-cell>
          <table:table-cell office:value-type="string">
            <text:p>pikkus 175 cm</text:p>
          </table:table-cell>
          <table:table-cell/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6023">
            <text:p>3576023</text:p>
          </table:table-cell>
          <table:table-cell office:value-type="float" office:value="148282216">
            <text:p>148282216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475739032">
            <text:p>634757390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iivselt : Kaal 70 kg Pikkus 176 cm</text:p>
          </table:table-cell>
          <table:table-cell office:value-type="string">
            <text:p>Pikkus 176 cm</text:p>
          </table:table-cell>
          <table:table-cell office:value-type="string">
            <text:p><text:s/>Suitsetamine : jaNahk : acne ar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30593">
            <text:p>10530593</text:p>
          </table:table-cell>
          <table:table-cell office:value-type="float" office:value="164418730">
            <text:p>164418730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2013-02-21</text:p>
          </table:table-cell>
          <table:table-cell office:value-type="float" office:value="24242681495">
            <text:p>2424268149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6 .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592161">
            <text:p>15592161</text:p>
          </table:table-cell>
          <table:table-cell office:value-type="float" office:value="168770867">
            <text:p>168770867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145547">
            <text:p>673045145547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: Pikkus 176cm</text:p>
          </table:table-cell>
          <table:table-cell office:value-type="string">
            <text:p>Pikkus 176cm</text:p>
          </table:table-cell>
          <table:table-cell office:value-type="string">
            <text:p><text:s/>, kehakaal 97 kg , RR 140/90 mm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95202">
            <text:p>17295202</text:p>
          </table:table-cell>
          <table:table-cell office:value-type="float" office:value="196885465">
            <text:p>196885465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10819">
            <text:p>673030510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iivselt : Kaal 54 kg Pikkus 176</text:p>
          </table:table-cell>
          <table:table-cell office:value-type="string">
            <text:p>Pikkus 176</text:p>
          </table:table-cell>
          <table:table-cell office:value-type="string">
            <text:p>,5 cm Suitsetamine : eiNahk , li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75092">
            <text:p>4975092</text:p>
          </table:table-cell>
          <table:table-cell office:value-type="float" office:value="142707115">
            <text:p>142707115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42617941380">
            <text:p>426179413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76 cm</text:p>
          </table:table-cell>
          <table:table-cell office:value-type="string">
            <text:p>Pikkus176 cm</text:p>
          </table:table-cell>
          <table:table-cell office:value-type="string">
            <text:p>Kaal96 kgBMI30,99173554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60611">
            <text:p>16060611</text:p>
          </table:table-cell>
          <table:table-cell office:value-type="float" office:value="164418730">
            <text:p>164418730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2013-02-21</text:p>
          </table:table-cell>
          <table:table-cell office:value-type="float" office:value="24242681495">
            <text:p>242426814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6 .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78170">
            <text:p>9878170</text:p>
          </table:table-cell>
          <table:table-cell office:value-type="float" office:value="215407445">
            <text:p>215407445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317921014">
            <text:p>813179210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76 cm</text:p>
          </table:table-cell>
          <table:table-cell office:value-type="string">
            <text:p><text:s/>, kaal 77kg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17784">
            <text:p>8817784</text:p>
          </table:table-cell>
          <table:table-cell office:value-type="float" office:value="197551487">
            <text:p>197551487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339137649">
            <text:p>2233913764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73 , kasv 176</text:p>
          </table:table-cell>
          <table:table-cell office:value-type="string">
            <text:p>kasv 176</text:p>
          </table:table-cell>
          <table:table-cell/>
          <table:table-cell office:value-type="string">
            <text:p>kasv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60656">
            <text:p>15260656</text:p>
          </table:table-cell>
          <table:table-cell office:value-type="float" office:value="168770867">
            <text:p>168770867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145547">
            <text:p>67304514554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: Pikkus 176cm</text:p>
          </table:table-cell>
          <table:table-cell office:value-type="string">
            <text:p>Pikkus 176cm</text:p>
          </table:table-cell>
          <table:table-cell office:value-type="string">
            <text:p><text:s/>, kehakaal 97 kg , RR 140/90 mm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591559">
            <text:p>15591559</text:p>
          </table:table-cell>
          <table:table-cell office:value-type="float" office:value="168770867">
            <text:p>168770867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145547">
            <text:p>673045145547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: Pikkus 176cm</text:p>
          </table:table-cell>
          <table:table-cell office:value-type="string">
            <text:p>Pikkus 176cm</text:p>
          </table:table-cell>
          <table:table-cell office:value-type="string">
            <text:p><text:s/>, kehakaal 97 kg , RR 140/90 mm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8576">
            <text:p>16738576</text:p>
          </table:table-cell>
          <table:table-cell office:value-type="float" office:value="155196832">
            <text:p>155196832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2012-12-18</text:p>
          </table:table-cell>
          <table:table-cell office:value-type="float" office:value="34561749313">
            <text:p>345617493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6 .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36584">
            <text:p>5536584</text:p>
          </table:table-cell>
          <table:table-cell office:value-type="float" office:value="87914461">
            <text:p>87914461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53404747941">
            <text:p>5340474794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6 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43561">
            <text:p>5643561</text:p>
          </table:table-cell>
          <table:table-cell office:value-type="float" office:value="151758723">
            <text:p>151758723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69552574540">
            <text:p>695525745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6 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1644">
            <text:p>19981644</text:p>
          </table:table-cell>
          <table:table-cell office:value-type="float" office:value="183334444">
            <text:p>183334444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0465">
            <text:p>673030360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sa kasv 176 sm</text:p>
          </table:table-cell>
          <table:table-cell office:value-type="string">
            <text:p>kasv 176 sm</text:p>
          </table:table-cell>
          <table:table-cell office:value-type="string">
            <text:p><text:s/>, ema - 170 sm , Laps - 3 .</text:p>
          </table:table-cell>
          <table:table-cell office:value-type="string">
            <text:p>kasv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36097">
            <text:p>5136097</text:p>
          </table:table-cell>
          <table:table-cell office:value-type="float" office:value="141717226">
            <text:p>141717226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38231279042">
            <text:p>382312790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76 cm</text:p>
          </table:table-cell>
          <table:table-cell office:value-type="string">
            <text:p>Pikkus176 cm</text:p>
          </table:table-cell>
          <table:table-cell office:value-type="string">
            <text:p>Kaal105 kgBMI33,89721074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4895">
            <text:p>1244895</text:p>
          </table:table-cell>
          <table:table-cell office:value-type="float" office:value="123267426">
            <text:p>123267426</text:p>
          </table:table-cell>
          <table:table-cell office:value-type="string">
            <text:p>2012-06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7360783967">
            <text:p>9736078396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.1960 ( d MM yyyy ) Sugu : Male Pikkus : 176 cm</text:p>
          </table:table-cell>
          <table:table-cell office:value-type="string">
            <text:p>Pikkus : 176 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30997">
            <text:p>21930997</text:p>
          </table:table-cell>
          <table:table-cell office:value-type="float" office:value="190227911">
            <text:p>190227911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0344537">
            <text:p>6730303445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6 cm</text:p>
          </table:table-cell>
          <table:table-cell office:value-type="string">
            <text:p><text:s/>, kaal 93-95 kgMuud ravimid : f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2570">
            <text:p>1152570</text:p>
          </table:table-cell>
          <table:table-cell office:value-type="float" office:value="97215613">
            <text:p>97215613</text:p>
          </table:table-cell>
          <table:table-cell office:value-type="string">
            <text:p>2012-03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519823705">
            <text:p>5351982370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.1957 ( d MM yyyy ) Sugu : Male Pikkus : 177 cm</text:p>
          </table:table-cell>
          <table:table-cell office:value-type="string">
            <text:p>Pikkus : 177 cm</text:p>
          </table:table-cell>
          <table:table-cell/>
          <table:table-cell office:value-type="string">
            <text:p>Pikkus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931">
            <text:p>1914931</text:p>
          </table:table-cell>
          <table:table-cell office:value-type="float" office:value="125664290">
            <text:p>125664290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742659835">
            <text:p>557426598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dseisund - rahuldav , kaal kg , pikkus177cm</text:p>
          </table:table-cell>
          <table:table-cell office:value-type="string">
            <text:p>pikkus177cm</text:p>
          </table:table-cell>
          <table:table-cell office:value-type="string">
            <text:p>Nahk/limaskestad - lööbeta Liige</text:p>
          </table:table-cell>
          <table:table-cell office:value-type="string">
            <text:p>pikkus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3046">
            <text:p>423046</text:p>
          </table:table-cell>
          <table:table-cell office:value-type="float" office:value="145799481">
            <text:p>145799481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office:value-type="string">
            <text:p>2012-11-05</text:p>
          </table:table-cell>
          <table:table-cell office:value-type="float" office:value="84869875666">
            <text:p>848698756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7 .</text:p>
          </table:table-cell>
          <table:table-cell/>
          <table:table-cell office:value-type="string">
            <text:p>Pikkus</text:p>
          </table:table-cell>
          <table:table-cell office:value-type="float" office:value="177">
            <text:p>1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31629">
            <text:p>20631629</text:p>
          </table:table-cell>
          <table:table-cell office:value-type="float" office:value="200708111">
            <text:p>20070811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476742">
            <text:p>6730304767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7cm</text:p>
          </table:table-cell>
          <table:table-cell office:value-type="string">
            <text:p><text:s/>, kaal 82kg</text:p>
          </table:table-cell>
          <table:table-cell office:value-type="string">
            <text:p>Pikkus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1029">
            <text:p>5581029</text:p>
          </table:table-cell>
          <table:table-cell office:value-type="float" office:value="83618123">
            <text:p>83618123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533564705">
            <text:p>3353356470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77</text:p>
          </table:table-cell>
          <table:table-cell/>
          <table:table-cell office:value-type="string">
            <text:p>Pikkus</text:p>
          </table:table-cell>
          <table:table-cell office:value-type="float" office:value="177">
            <text:p>1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79018">
            <text:p>3779018</text:p>
          </table:table-cell>
          <table:table-cell office:value-type="float" office:value="146546172">
            <text:p>146546172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86506224931">
            <text:p>865062249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02 kg , pikkus 177 </text:p>
          </table:table-cell>
          <table:table-cell office:value-type="string">
            <text:p>pikkus 177 </text:p>
          </table:table-cell>
          <table:table-cell office:value-type="string">
            <text:p>kg</text:p>
          </table:table-cell>
          <table:table-cell office:value-type="string">
            <text:p>pikkus</text:p>
          </table:table-cell>
          <table:table-cell office:value-type="float" office:value="177">
            <text:p>1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70906">
            <text:p>20170906</text:p>
          </table:table-cell>
          <table:table-cell office:value-type="float" office:value="213351104">
            <text:p>213351104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88763228401">
            <text:p>887632284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Obj saab : P 178 sm</text:p>
          </table:table-cell>
          <table:table-cell office:value-type="string">
            <text:p><text:s/>P 178 sm</text:p>
          </table:table-cell>
          <table:table-cell office:value-type="string">
            <text:p><text:s/>K 90 kg</text:p>
          </table:table-cell>
          <table:table-cell office:value-type="string">
            <text:p><text:s/>P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50692">
            <text:p>5950692</text:p>
          </table:table-cell>
          <table:table-cell office:value-type="float" office:value="154327674">
            <text:p>154327674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7303381751">
            <text:p>3730338175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ivne leid : Kehakaal : 96 kg , pikkus : 178 cm</text:p>
          </table:table-cell>
          <table:table-cell office:value-type="string">
            <text:p>pikkus : 178 cm</text:p>
          </table:table-cell>
          <table:table-cell/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02438">
            <text:p>10102438</text:p>
          </table:table-cell>
          <table:table-cell office:value-type="float" office:value="167577442">
            <text:p>167577442</text:p>
          </table:table-cell>
          <table:table-cell office:value-type="string">
            <text:p>2013-03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631594">
            <text:p>6730326315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8 cm</text:p>
          </table:table-cell>
          <table:table-cell office:value-type="string">
            <text:p><text:s/>, kehakaal 59,8 kg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22593">
            <text:p>21622593</text:p>
          </table:table-cell>
          <table:table-cell office:value-type="float" office:value="207247787">
            <text:p>20724778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673030319012">
            <text:p>6730303190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8cm</text:p>
          </table:table-cell>
          <table:table-cell office:value-type="string">
            <text:p><text:s/>, kaal-76kg , KMI-24,5RINDKERE 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7166">
            <text:p>5817166</text:p>
          </table:table-cell>
          <table:table-cell office:value-type="float" office:value="132689981">
            <text:p>132689981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60306422810">
            <text:p>6030642281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8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88833">
            <text:p>14288833</text:p>
          </table:table-cell>
          <table:table-cell office:value-type="float" office:value="160390589">
            <text:p>160390589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73042239878">
            <text:p>6730422398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le sünnitust kaal 78-&gt; 100kg , pikkus 178cm</text:p>
          </table:table-cell>
          <table:table-cell office:value-type="string">
            <text:p>pikkus 178cm</text:p>
          </table:table-cell>
          <table:table-cell/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58667">
            <text:p>7558667</text:p>
          </table:table-cell>
          <table:table-cell office:value-type="float" office:value="86629940">
            <text:p>86629940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134560290">
            <text:p>4813456029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vered , RR 110/70 , kaal - 79kg pikkus - 178cm</text:p>
          </table:table-cell>
          <table:table-cell office:value-type="string">
            <text:p>pikkus - 178cm</text:p>
          </table:table-cell>
          <table:table-cell office:value-type="string">
            <text:p><text:s/>v ü - 92cm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66323">
            <text:p>3166323</text:p>
          </table:table-cell>
          <table:table-cell office:value-type="float" office:value="79115532">
            <text:p>79115532</text:p>
          </table:table-cell>
          <table:table-cell office:value-type="string">
            <text:p>2012-01-01</text:p>
          </table:table-cell>
          <table:table-cell office:value-type="string">
            <text:p>A</text:p>
          </table:table-cell>
          <table:table-cell office:value-type="string">
            <text:p>2011-12-06</text:p>
          </table:table-cell>
          <table:table-cell office:value-type="float" office:value="52603835218">
            <text:p>526038352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Eeldatav lõplik pikkus 178 </text:p>
          </table:table-cell>
          <table:table-cell office:value-type="string">
            <text:p>pikkus 178 </text:p>
          </table:table-cell>
          <table:table-cell office:value-type="string">
            <text:p>+/ - 9 cm ( 25 . prots )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6723">
            <text:p>6126723</text:p>
          </table:table-cell>
          <table:table-cell office:value-type="float" office:value="81636392">
            <text:p>81636392</text:p>
          </table:table-cell>
          <table:table-cell office:value-type="string">
            <text:p>2012-01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699717684">
            <text:p>9169971768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sundis normaalse toitumusega , Pikkus178 cm</text:p>
          </table:table-cell>
          <table:table-cell office:value-type="string">
            <text:p>Pikkus178 cm</text:p>
          </table:table-cell>
          <table:table-cell office:value-type="string">
            <text:p><text:s/>, kaal 79kg Nahk , nähtavad lim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60152">
            <text:p>2760152</text:p>
          </table:table-cell>
          <table:table-cell office:value-type="float" office:value="154674592">
            <text:p>154674592</text:p>
          </table:table-cell>
          <table:table-cell office:value-type="string">
            <text:p>2012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443883155">
            <text:p>904438831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8</text:p>
          </table:table-cell>
          <table:table-cell/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38890">
            <text:p>9938890</text:p>
          </table:table-cell>
          <table:table-cell office:value-type="float" office:value="218138229">
            <text:p>218138229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602348681">
            <text:p>336023486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8 cm</text:p>
          </table:table-cell>
          <table:table-cell office:value-type="string">
            <text:p><text:s/>, kaal 90 kg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284">
            <text:p>1816284</text:p>
          </table:table-cell>
          <table:table-cell office:value-type="float" office:value="130833252">
            <text:p>130833252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034035721">
            <text:p>650340357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Pikkus 179 </text:p>
          </table:table-cell>
          <table:table-cell office:value-type="string">
            <text:p>Pikkus 179 </text:p>
          </table:table-cell>
          <table:table-cell office:value-type="string">
            <text:p>, palp hellus seljalihastel , Pa</text:p>
          </table:table-cell>
          <table:table-cell office:value-type="string">
            <text:p>Pikkus</text:p>
          </table:table-cell>
          <table:table-cell office:value-type="float" office:value="179">
            <text:p>1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10896">
            <text:p>8910896</text:p>
          </table:table-cell>
          <table:table-cell office:value-type="float" office:value="191247463">
            <text:p>191247463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764698593">
            <text:p>9976469859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 179 cm</text:p>
          </table:table-cell>
          <table:table-cell office:value-type="string">
            <text:p>Pikkus 179 cm</text:p>
          </table:table-cell>
          <table:table-cell office:value-type="string">
            <text:p><text:s/>Kaal 97 kg BMI 30,27371181</text:p>
          </table:table-cell>
          <table:table-cell office:value-type="string">
            <text:p>Pikkus</text:p>
          </table:table-cell>
          <table:table-cell office:value-type="float" office:value="179">
            <text:p>1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9104">
            <text:p>6639104</text:p>
          </table:table-cell>
          <table:table-cell office:value-type="float" office:value="143402610">
            <text:p>143402610</text:p>
          </table:table-cell>
          <table:table-cell office:value-type="string">
            <text:p>2012-10-17</text:p>
          </table:table-cell>
          <table:table-cell office:value-type="string">
            <text:p>S</text:p>
          </table:table-cell>
          <table:table-cell office:value-type="string">
            <text:p>2012-10-07</text:p>
          </table:table-cell>
          <table:table-cell office:value-type="float" office:value="65664322690">
            <text:p>6566432269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9 .</text:p>
          </table:table-cell>
          <table:table-cell/>
          <table:table-cell office:value-type="string">
            <text:p>Pikkus</text:p>
          </table:table-cell>
          <table:table-cell office:value-type="float" office:value="179">
            <text:p>1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66856">
            <text:p>5366856</text:p>
          </table:table-cell>
          <table:table-cell office:value-type="float" office:value="125002590">
            <text:p>125002590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244670371">
            <text:p>252446703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79 cm</text:p>
          </table:table-cell>
          <table:table-cell office:value-type="string">
            <text:p><text:s/>, kaal 87 kg</text:p>
          </table:table-cell>
          <table:table-cell office:value-type="string">
            <text:p>Kasv</text:p>
          </table:table-cell>
          <table:table-cell office:value-type="float" office:value="179">
            <text:p>1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02993">
            <text:p>21302993</text:p>
          </table:table-cell>
          <table:table-cell office:value-type="float" office:value="212768163">
            <text:p>212768163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54402690146">
            <text:p>544026901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72 , kasv 179</text:p>
          </table:table-cell>
          <table:table-cell office:value-type="string">
            <text:p>kasv 179</text:p>
          </table:table-cell>
          <table:table-cell/>
          <table:table-cell office:value-type="string">
            <text:p>kasv</text:p>
          </table:table-cell>
          <table:table-cell office:value-type="float" office:value="179">
            <text:p>1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46023">
            <text:p>7146023</text:p>
          </table:table-cell>
          <table:table-cell office:value-type="float" office:value="123009890">
            <text:p>123009890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881983163">
            <text:p>8788198316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d RR , tehtud EKG , kaal - 87kg pikkus - 180cm</text:p>
          </table:table-cell>
          <table:table-cell office:value-type="string">
            <text:p>pikkus - 180cm</text:p>
          </table:table-cell>
          <table:table-cell office:value-type="string">
            <text:p><text:s/>v ü - 90cm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95691">
            <text:p>19095691</text:p>
          </table:table-cell>
          <table:table-cell office:value-type="float" office:value="205719378">
            <text:p>20571937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719169292">
            <text:p>217191692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0 cm</text:p>
          </table:table-cell>
          <table:table-cell office:value-type="string">
            <text:p><text:s/>, kaal 110 kg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2335">
            <text:p>21792335</text:p>
          </table:table-cell>
          <table:table-cell office:value-type="float" office:value="178715278">
            <text:p>178715278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593387">
            <text:p>673045593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äesolevalt kehakaal 156 kg , pikkus 180 cm</text:p>
          </table:table-cell>
          <table:table-cell office:value-type="string">
            <text:p>pikkus 180 cm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1504">
            <text:p>6041504</text:p>
          </table:table-cell>
          <table:table-cell office:value-type="float" office:value="86056364">
            <text:p>86056364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064169148">
            <text:p>330641691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0 cm</text:p>
          </table:table-cell>
          <table:table-cell office:value-type="string">
            <text:p><text:s/>, kaal 112 kg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3758">
            <text:p>483758</text:p>
          </table:table-cell>
          <table:table-cell office:value-type="float" office:value="143394921">
            <text:p>143394921</text:p>
          </table:table-cell>
          <table:table-cell office:value-type="string">
            <text:p>2012-10-23</text:p>
          </table:table-cell>
          <table:table-cell office:value-type="string">
            <text:p>S</text:p>
          </table:table-cell>
          <table:table-cell office:value-type="string">
            <text:p>2012-10-16</text:p>
          </table:table-cell>
          <table:table-cell office:value-type="float" office:value="55501642288">
            <text:p>555016422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0 .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02120">
            <text:p>10002120</text:p>
          </table:table-cell>
          <table:table-cell office:value-type="float" office:value="189354774">
            <text:p>189354774</text:p>
          </table:table-cell>
          <table:table-cell office:value-type="string">
            <text:p>2013-07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828538738">
            <text:p>658285387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10 kg , Pikkus 180 cm</text:p>
          </table:table-cell>
          <table:table-cell office:value-type="string">
            <text:p>Pikkus 180 cm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64430">
            <text:p>8764430</text:p>
          </table:table-cell>
          <table:table-cell office:value-type="float" office:value="141721837">
            <text:p>141721837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90548170414">
            <text:p>9054817041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80 cm</text:p>
          </table:table-cell>
          <table:table-cell office:value-type="string">
            <text:p>Pikkus180 cm</text:p>
          </table:table-cell>
          <table:table-cell office:value-type="string">
            <text:p>Kaal85 kgBMI26,2345679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82987">
            <text:p>3182987</text:p>
          </table:table-cell>
          <table:table-cell office:value-type="float" office:value="83959588">
            <text:p>83959588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39513260587">
            <text:p>395132605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Obj saab : P 180sm</text:p>
          </table:table-cell>
          <table:table-cell office:value-type="string">
            <text:p><text:s/>P 180sm</text:p>
          </table:table-cell>
          <table:table-cell/>
          <table:table-cell office:value-type="string">
            <text:p><text:s/>P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84427">
            <text:p>4484427</text:p>
          </table:table-cell>
          <table:table-cell office:value-type="float" office:value="81703680">
            <text:p>81703680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26749837830">
            <text:p>267498378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80cm</text:p>
          </table:table-cell>
          <table:table-cell office:value-type="string">
            <text:p><text:s/>, kaal-70kg , KMI-22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80842">
            <text:p>20880842</text:p>
          </table:table-cell>
          <table:table-cell office:value-type="float" office:value="159985456">
            <text:p>159985456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673030510646">
            <text:p>6730305106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0 </text:p>
          </table:table-cell>
          <table:table-cell office:value-type="string">
            <text:p>, kaal 60,600 KMI 18,5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3847">
            <text:p>5703847</text:p>
          </table:table-cell>
          <table:table-cell office:value-type="float" office:value="142600040">
            <text:p>142600040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37546779220">
            <text:p>375467792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81</text:p>
          </table:table-cell>
          <table:table-cell office:value-type="string">
            <text:p>,8 cm</text:p>
          </table:table-cell>
          <table:table-cell office:value-type="string">
            <text:p>Pikkus</text:p>
          </table:table-cell>
          <table:table-cell office:value-type="float" office:value="181">
            <text:p>1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48211">
            <text:p>8448211</text:p>
          </table:table-cell>
          <table:table-cell office:value-type="float" office:value="139733424">
            <text:p>139733424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96400147812">
            <text:p>964001478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ad normaalse värvusega , puhtad Pikkus-181cm</text:p>
          </table:table-cell>
          <table:table-cell office:value-type="string">
            <text:p>Pikkus-181cm</text:p>
          </table:table-cell>
          <table:table-cell office:value-type="string">
            <text:p><text:s/>, kaal-72kg , KMI-22,5</text:p>
          </table:table-cell>
          <table:table-cell office:value-type="string">
            <text:p>Pikkus</text:p>
          </table:table-cell>
          <table:table-cell office:value-type="float" office:value="181">
            <text:p>18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37652">
            <text:p>10637652</text:p>
          </table:table-cell>
          <table:table-cell office:value-type="float" office:value="166243814">
            <text:p>166243814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325283">
            <text:p>6730303252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82 cm</text:p>
          </table:table-cell>
          <table:table-cell office:value-type="string">
            <text:p>Pikkus182 cm</text:p>
          </table:table-cell>
          <table:table-cell office:value-type="string">
            <text:p>Kaal86 kgBMI25,96304794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79393">
            <text:p>9679393</text:p>
          </table:table-cell>
          <table:table-cell office:value-type="float" office:value="207601899">
            <text:p>207601899</text:p>
          </table:table-cell>
          <table:table-cell office:value-type="string">
            <text:p>2013-11-07</text:p>
          </table:table-cell>
          <table:table-cell office:value-type="string">
            <text:p>S</text:p>
          </table:table-cell>
          <table:table-cell office:value-type="string">
            <text:p>2011-11-16</text:p>
          </table:table-cell>
          <table:table-cell office:value-type="float" office:value="58974483823">
            <text:p>589744838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82 cm</text:p>
          </table:table-cell>
          <table:table-cell/>
          <table:table-cell office:value-type="string">
            <text:p>Kasv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5028">
            <text:p>5505028</text:p>
          </table:table-cell>
          <table:table-cell office:value-type="float" office:value="90024094">
            <text:p>90024094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16</text:p>
          </table:table-cell>
          <table:table-cell office:value-type="float" office:value="56998768629">
            <text:p>5699876862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82</text:p>
          </table:table-cell>
          <table:table-cell office:value-type="string">
            <text:p>,3cm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89857">
            <text:p>9989857</text:p>
          </table:table-cell>
          <table:table-cell office:value-type="float" office:value="212849683">
            <text:p>212849683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4762591925">
            <text:p>8476259192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2 cm</text:p>
          </table:table-cell>
          <table:table-cell office:value-type="string">
            <text:p><text:s/>, kaal 93 kg , KMI 29 .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79328">
            <text:p>21079328</text:p>
          </table:table-cell>
          <table:table-cell office:value-type="float" office:value="186656286">
            <text:p>186656286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96896441442">
            <text:p>968964414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SM|CM|m))</text:p>
          </table:table-cell>
          <table:table-cell office:value-type="string">
            <text:p>NULL</text:p>
          </table:table-cell>
          <table:table-cell office:value-type="string">
            <text:p>Obj saab : P182 sm</text:p>
          </table:table-cell>
          <table:table-cell office:value-type="string">
            <text:p><text:s/>P182 sm</text:p>
          </table:table-cell>
          <table:table-cell office:value-type="string">
            <text:p><text:s/>K 100kg</text:p>
          </table:table-cell>
          <table:table-cell office:value-type="string">
            <text:p><text:s/>P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30515">
            <text:p>13330515</text:p>
          </table:table-cell>
          <table:table-cell office:value-type="float" office:value="214752228">
            <text:p>214752228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673030503555">
            <text:p>6730305035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2cm</text:p>
          </table:table-cell>
          <table:table-cell office:value-type="string">
            <text:p><text:s/>, kaal 76,5 kg , BMI 23,1 ; ras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57054">
            <text:p>11857054</text:p>
          </table:table-cell>
          <table:table-cell office:value-type="float" office:value="160438822">
            <text:p>160438822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73030352270">
            <text:p>6730303522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~ 115 kg , pikkus 182 cm</text:p>
          </table:table-cell>
          <table:table-cell office:value-type="string">
            <text:p>pikkus 182 cm</text:p>
          </table:table-cell>
          <table:table-cell/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27001">
            <text:p>8827001</text:p>
          </table:table-cell>
          <table:table-cell office:value-type="float" office:value="194143752">
            <text:p>19414375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915926705">
            <text:p>6991592670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 182 cm</text:p>
          </table:table-cell>
          <table:table-cell office:value-type="string">
            <text:p>Pikkus 182 cm</text:p>
          </table:table-cell>
          <table:table-cell office:value-type="string">
            <text:p><text:s/>Kaal 115 kg BMI 34,71802922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69312">
            <text:p>2869312</text:p>
          </table:table-cell>
          <table:table-cell office:value-type="float" office:value="127018241">
            <text:p>127018241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469663138">
            <text:p>744696631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laiendid vasakul Kaal-109 kg , kasv - 183 </text:p>
          </table:table-cell>
          <table:table-cell office:value-type="string">
            <text:p>kasv - 183 </text:p>
          </table:table-cell>
          <table:table-cell office:value-type="string">
            <text:p>, BMI - 32,3 .</text:p>
          </table:table-cell>
          <table:table-cell office:value-type="string">
            <text:p>kasv</text:p>
          </table:table-cell>
          <table:table-cell office:value-type="float" office:value="183">
            <text:p>1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7226">
            <text:p>1057226</text:p>
          </table:table-cell>
          <table:table-cell office:value-type="float" office:value="138576442">
            <text:p>138576442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048424016">
            <text:p>9804842401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ta sulguse või sten Kirjeldus : Pikkus 183 cm</text:p>
          </table:table-cell>
          <table:table-cell office:value-type="string">
            <text:p>Pikkus 183 cm</text:p>
          </table:table-cell>
          <table:table-cell office:value-type="string">
            <text:p><text:s/>; kaal 74 kg</text:p>
          </table:table-cell>
          <table:table-cell office:value-type="string">
            <text:p>Pikkus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2245">
            <text:p>21232245</text:p>
          </table:table-cell>
          <table:table-cell office:value-type="float" office:value="183395288">
            <text:p>183395288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90682667260">
            <text:p>906826672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3 cm</text:p>
          </table:table-cell>
          <table:table-cell office:value-type="string">
            <text:p><text:s/>, kaal 86 kg , suitsetab endise</text:p>
          </table:table-cell>
          <table:table-cell office:value-type="string">
            <text:p>Pikkus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21201">
            <text:p>7521201</text:p>
          </table:table-cell>
          <table:table-cell office:value-type="float" office:value="84745045">
            <text:p>84745045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21900549473">
            <text:p>219005494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84cm</text:p>
          </table:table-cell>
          <table:table-cell office:value-type="string">
            <text:p><text:s/>, kaal-76k , KMI - 22,9</text:p>
          </table:table-cell>
          <table:table-cell office:value-type="string">
            <text:p>Pikkus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37063">
            <text:p>13937063</text:p>
          </table:table-cell>
          <table:table-cell office:value-type="float" office:value="209349828">
            <text:p>209349828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65031179111">
            <text:p>650311791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Muu leid : Pikkus 184cm</text:p>
          </table:table-cell>
          <table:table-cell office:value-type="string">
            <text:p>Pikkus 184cm</text:p>
          </table:table-cell>
          <table:table-cell office:value-type="string">
            <text:p><text:s/>; kaal 143kg</text:p>
          </table:table-cell>
          <table:table-cell office:value-type="string">
            <text:p>Pikkus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19014">
            <text:p>7019014</text:p>
          </table:table-cell>
          <table:table-cell office:value-type="float" office:value="124140956">
            <text:p>124140956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91589221476">
            <text:p>9158922147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84 cm</text:p>
          </table:table-cell>
          <table:table-cell office:value-type="string">
            <text:p>Kaal75 kgBMI22,1526465 Südamerüt</text:p>
          </table:table-cell>
          <table:table-cell office:value-type="string">
            <text:p>Pikkus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8246">
            <text:p>9948246</text:p>
          </table:table-cell>
          <table:table-cell office:value-type="float" office:value="205662282">
            <text:p>205662282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2-07-19</text:p>
          </table:table-cell>
          <table:table-cell office:value-type="float" office:value="82658170442">
            <text:p>826581704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02 kg , pikkus 185 cm</text:p>
          </table:table-cell>
          <table:table-cell office:value-type="string">
            <text:p>pikkus 185 cm</text:p>
          </table:table-cell>
          <table:table-cell/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7376">
            <text:p>5357376</text:p>
          </table:table-cell>
          <table:table-cell office:value-type="float" office:value="101212764">
            <text:p>101212764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679314299">
            <text:p>2967931429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68 kg , pikkus 185 </text:p>
          </table:table-cell>
          <table:table-cell office:value-type="string">
            <text:p>pikkus 185 </text:p>
          </table:table-cell>
          <table:table-cell office:value-type="string">
            <text:p>kg , kõht pehme valutu</text:p>
          </table:table-cell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59656">
            <text:p>2659656</text:p>
          </table:table-cell>
          <table:table-cell office:value-type="float" office:value="152288609">
            <text:p>152288609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021253364">
            <text:p>440212533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 leid Pikkus185cm</text:p>
          </table:table-cell>
          <table:table-cell office:value-type="string">
            <text:p>Pikkus185cm</text:p>
          </table:table-cell>
          <table:table-cell office:value-type="string">
            <text:p><text:s/>, kaal71kg , RR 135 / 76 , mmHg</text:p>
          </table:table-cell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4610">
            <text:p>20494610</text:p>
          </table:table-cell>
          <table:table-cell office:value-type="float" office:value="185934250">
            <text:p>185934250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18963332224">
            <text:p>189633322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ehakaal 95 , kasv 185</text:p>
          </table:table-cell>
          <table:table-cell office:value-type="string">
            <text:p>kasv 185</text:p>
          </table:table-cell>
          <table:table-cell/>
          <table:table-cell office:value-type="string">
            <text:p>kasv</text:p>
          </table:table-cell>
          <table:table-cell office:value-type="float" office:value="185">
            <text:p>1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4683">
            <text:p>24114683</text:p>
          </table:table-cell>
          <table:table-cell office:value-type="float" office:value="199056352">
            <text:p>199056352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23597127521">
            <text:p>235971275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# Pikkus185 cm</text:p>
          </table:table-cell>
          <table:table-cell office:value-type="string">
            <text:p>Pikkus185 cm</text:p>
          </table:table-cell>
          <table:table-cell office:value-type="string">
            <text:p>Kaal83 kgBMI24,25127831</text:p>
          </table:table-cell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84063">
            <text:p>21384063</text:p>
          </table:table-cell>
          <table:table-cell office:value-type="float" office:value="180631998">
            <text:p>180631998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73030340074">
            <text:p>673030340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Kaal 110 kg , pikkus 185 cm</text:p>
          </table:table-cell>
          <table:table-cell office:value-type="string">
            <text:p>pikkus 185 cm</text:p>
          </table:table-cell>
          <table:table-cell/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6645">
            <text:p>5376645</text:p>
          </table:table-cell>
          <table:table-cell office:value-type="float" office:value="101103117">
            <text:p>101103117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99843693548">
            <text:p>9984369354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85 cm</text:p>
          </table:table-cell>
          <table:table-cell/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3925">
            <text:p>5303925</text:p>
          </table:table-cell>
          <table:table-cell office:value-type="float" office:value="124355212">
            <text:p>124355212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20003514018">
            <text:p>2000351401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85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0037">
            <text:p>4190037</text:p>
          </table:table-cell>
          <table:table-cell office:value-type="float" office:value="124142950">
            <text:p>124142950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53240743329">
            <text:p>532407433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6 cm</text:p>
          </table:table-cell>
          <table:table-cell office:value-type="string">
            <text:p><text:s/>, kaal 105 kg , KMI 31 ; vöö üm</text:p>
          </table:table-cell>
          <table:table-cell office:value-type="string">
            <text:p>Pikkus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8446">
            <text:p>2128446</text:p>
          </table:table-cell>
          <table:table-cell office:value-type="float" office:value="79335584">
            <text:p>79335584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220968920">
            <text:p>262209689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8cm</text:p>
          </table:table-cell>
          <table:table-cell office:value-type="string">
            <text:p><text:s/>, kaal 112 kg</text:p>
          </table:table-cell>
          <table:table-cell office:value-type="string">
            <text:p>Pikkus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24802">
            <text:p>16024802</text:p>
          </table:table-cell>
          <table:table-cell office:value-type="float" office:value="200016469">
            <text:p>200016469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845410574">
            <text:p>588454105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8 cm</text:p>
          </table:table-cell>
          <table:table-cell office:value-type="string">
            <text:p><text:s/>, kaal 135 kg</text:p>
          </table:table-cell>
          <table:table-cell office:value-type="string">
            <text:p>Pikkus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6918">
            <text:p>5526918</text:p>
          </table:table-cell>
          <table:table-cell office:value-type="float" office:value="92477266">
            <text:p>92477266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30</text:p>
          </table:table-cell>
          <table:table-cell office:value-type="float" office:value="82504651315">
            <text:p>825046513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89 cm</text:p>
          </table:table-cell>
          <table:table-cell/>
          <table:table-cell office:value-type="string">
            <text:p>Pikkus</text:p>
          </table:table-cell>
          <table:table-cell office:value-type="float" office:value="189">
            <text:p>1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72665">
            <text:p>19272665</text:p>
          </table:table-cell>
          <table:table-cell office:value-type="float" office:value="190708783">
            <text:p>190708783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9098">
            <text:p>6730303490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uhkur ja HbA1c - N Kaal - 120 , pikkus 190 .</text:p>
          </table:table-cell>
          <table:table-cell office:value-type="string">
            <text:p>pikkus 190 .</text:p>
          </table:table-cell>
          <table:table-cell/>
          <table:table-cell office:value-type="string">
            <text:p>pikkus</text:p>
          </table:table-cell>
          <table:table-cell office:value-type="float" office:value="190">
            <text:p>1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31996">
            <text:p>2531996</text:p>
          </table:table-cell>
          <table:table-cell office:value-type="float" office:value="134470103">
            <text:p>134470103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312427241">
            <text:p>653124272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Objektiivselt : Kaal 80 kg Pikkus 191 cm</text:p>
          </table:table-cell>
          <table:table-cell office:value-type="string">
            <text:p>Pikkus 191 cm</text:p>
          </table:table-cell>
          <table:table-cell office:value-type="string">
            <text:p><text:s/>Suitsetamine : jaNahk , limaske</text:p>
          </table:table-cell>
          <table:table-cell office:value-type="string">
            <text:p>Pikkus</text:p>
          </table:table-cell>
          <table:table-cell office:value-type="float" office:value="191">
            <text:p>1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335">
            <text:p>1892335</text:p>
          </table:table-cell>
          <table:table-cell office:value-type="float" office:value="94668937">
            <text:p>94668937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596713445">
            <text:p>545967134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office:value-type="string">
            <text:p>isund - rahuldav , kaal 80 kg , pikkus 195 cm</text:p>
          </table:table-cell>
          <table:table-cell office:value-type="string">
            <text:p>pikkus 195 cm</text:p>
          </table:table-cell>
          <table:table-cell office:value-type="string">
            <text:p>Nahk/limaskestad - lööbeta Liige</text:p>
          </table:table-cell>
          <table:table-cell office:value-type="string">
            <text:p>pikkus</text:p>
          </table:table-cell>
          <table:table-cell office:value-type="float" office:value="195">
            <text:p>1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01510">
            <text:p>4801510</text:p>
          </table:table-cell>
          <table:table-cell office:value-type="float" office:value="138513146">
            <text:p>138513146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74238955398">
            <text:p>742389553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95</text:p>
          </table:table-cell>
          <table:table-cell office:value-type="string">
            <text:p>,5cm , kaal-86kg , KMI-23RINDKER</text:p>
          </table:table-cell>
          <table:table-cell office:value-type="string">
            <text:p>Pikkus</text:p>
          </table:table-cell>
          <table:table-cell office:value-type="float" office:value="195">
            <text:p>1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72086">
            <text:p>20272086</text:p>
          </table:table-cell>
          <table:table-cell office:value-type="float" office:value="180764513">
            <text:p>180764513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379396447">
            <text:p>63379396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([3-9][0-9]|[12][0-9][0-9]))\s*\.?\s*(?P&lt;unit&gt;(cm|Cm|sm|SM|CM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95 cm</text:p>
          </table:table-cell>
          <table:table-cell/>
          <table:table-cell office:value-type="string">
            <text:p>Pikkus</text:p>
          </table:table-cell>
          <table:table-cell office:value-type="float" office:value="195">
            <text:p>1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3:28:09.21</dc:date>
    <meta:document-statistic meta:table-count="1" meta:cell-count="14834" meta:object-count="0"/>
    <meta:generator>LibreOffice/4.0.0.3$Windows_x86 LibreOffice_project/7545bee9c2a0782548772a21bc84a9dcc583b89</meta:generator>
  </office:meta>
</office:document-meta>
</file>